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image4.png"/>
  <manifest:file-entry manifest:media-type="image/png" manifest:full-path="Pictures/image5.png"/>
  <manifest:file-entry manifest:media-type="image/png" manifest:full-path="Pictures/image2.png"/>
  <manifest:file-entry manifest:media-type="image/png" manifest:full-path="Pictures/image3.png"/>
  <manifest:file-entry manifest:media-type="image/jpeg" manifest:full-path="Pictures/100000000000078000000438763D1EBE.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image-name="a602" style:repeat="stretch"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bitmap" draw:fill-image-name="a612" style:repeat="stretch" presentation:display-footer="false" presentation:display-page-number="false" presentation:display-date-time="false" smil:type="barnDoorWipe" smil:subtype="vertical"/>
    </style:style>
    <style:style style:name="dp4" style:family="drawing-page">
      <style:drawing-page-properties presentation:transition-speed="slow" presentation:background-visible="true" presentation:background-objects-visible="true" draw:fill="bitmap" draw:fill-image-name="a656" style:repeat="stretch" presentation:display-footer="false" presentation:display-page-number="false" presentation:display-date-time="false" smil:type="randomBarWipe" smil:subtype="vertical"/>
    </style:style>
    <style:style style:name="dp5" style:family="drawing-page">
      <style:drawing-page-properties presentation:transition-speed="slow" presentation:background-visible="true" presentation:background-objects-visible="true" draw:fill="bitmap" draw:fill-image-name="a680" style:repeat="stretch" presentation:display-footer="false" presentation:display-page-number="false" presentation:display-date-time="false" smil:type="ellipseWipe" smil:subtype="circle"/>
    </style:style>
    <style:style style:name="dp6" style:family="drawing-page">
      <style:drawing-page-properties presentation:transition-speed="slow" presentation:background-visible="true" presentation:background-objects-visible="true" draw:fill="bitmap" draw:fill-image-name="a698" style:repeat="stretch" presentation:display-footer="false" presentation:display-page-number="false" presentation:display-date-time="false" smil:type="fade" smil:subtype="crossfade" smil:fadeColor="#000000"/>
    </style:style>
    <style:style style:name="dp7" style:family="drawing-page">
      <style:drawing-page-properties presentation:transition-speed="slow" presentation:background-visible="true" presentation:background-objects-visible="true" draw:fill="bitmap" draw:fill-image-name="a720" style:repeat="stretch" presentation:display-footer="false" presentation:display-page-number="false" presentation:display-date-time="false" smil:type="clockWipe" smil:subtype="clockwiseTwelve"/>
    </style:style>
    <style:style style:name="dp8" style:family="drawing-page">
      <style:drawing-page-properties presentation:transition-speed="slow" presentation:background-visible="true" presentation:background-objects-visible="true" draw:fill="bitmap" draw:fill-image-name="a739" style:repeat="stretch" presentation:display-footer="false" presentation:display-page-number="false" presentation:display-date-time="false" smil:type="barWipe" smil:subtype="leftToRight" smil:direction="reverse"/>
    </style:style>
    <style:style style:name="dp9" style:family="drawing-page">
      <style:drawing-page-properties presentation:transition-speed="slow" presentation:background-visible="true" presentation:background-objects-visible="true" draw:fill="bitmap" draw:fill-image-name="a771" style:repeat="stretch" presentation:display-footer="false" presentation:display-page-number="false" presentation:display-date-time="false" smil:type="fade" smil:subtype="crossfade" smil:fadeColor="#000000"/>
    </style:style>
    <style:style style:name="dp10" style:family="drawing-page">
      <style:drawing-page-properties presentation:transition-speed="slow" presentation:background-visible="true" presentation:background-objects-visible="true" draw:fill="bitmap" draw:fill-image-name="a781" style:repeat="stretch" presentation:display-footer="false" presentation:display-page-number="false" presentation:display-date-time="false" smil:type="fade" smil:subtype="crossfade" smil:fadeColor="#000000"/>
    </style:style>
    <style:style style:name="dp11" style:family="drawing-page">
      <style:drawing-page-properties presentation:transition-speed="slow" presentation:background-visible="true" presentation:background-objects-visible="true" draw:fill="bitmap" draw:fill-image-name="a791" style:repeat="stretch" presentation:display-footer="false" presentation:display-page-number="false" presentation:display-date-time="false" smil:type="fade" smil:subtype="crossfade" smil:fadeColor="#000000"/>
    </style:style>
    <style:style style:name="dp12" style:family="drawing-page">
      <style:drawing-page-properties presentation:transition-speed="slow" presentation:background-visible="true" presentation:background-objects-visible="true" draw:fill="bitmap" draw:fill-image-name="a813" style:repeat="stretch" presentation:display-footer="false" presentation:display-page-number="false" presentation:display-date-time="false" smil:type="fade" smil:subtype="crossfade" smil:fadeColor="#000000"/>
    </style:style>
    <style:style style:name="dp13" style:family="drawing-page">
      <style:drawing-page-properties presentation:background-visible="true" presentation:background-objects-visible="true" draw:fill="bitmap" draw:fill-image-name="a842" style:repeat="stretch" presentation:display-footer="false" presentation:display-page-number="false" presentation:display-date-time="false"/>
    </style:style>
    <style:style style:name="gr1" style:family="graphic">
      <style:graphic-properties style:protect="size"/>
    </style:style>
    <style:style style:name="pr1" style:family="presentation" style:parent-style-name="Master1-Layout1-title-Diapositiva-de-título-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Diapositiva-de-título-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pr3" style:family="presentation" style:parent-style-name="Master1-Layout1-title-Diapositiva-de-título-notes">
      <style:graphic-properties draw:fill-color="#ffffff" fo:min-height="13.364cm"/>
    </style:style>
    <style:style style:name="pr4" style:family="presentation" style:parent-style-name="Master1-Layout2-obj-Título-y-objetos-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5" style:family="presentation" style:parent-style-name="Master1-Layout2-obj-Título-y-objetos-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6" style:family="presentation" style:parent-style-name="Master1-Layout2-obj-Título-y-objetos-notes">
      <style:graphic-properties draw:fill-color="#ffffff" fo:min-height="13.364cm"/>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176cm" fo:margin-bottom="0.212cm" fo:line-height="100%" fo:text-align="center" fo:text-indent="0cm" style:punctuation-wrap="hanging" style:writing-mode="lr-tb">
        <style:tab-stops/>
      </style:paragraph-properties>
    </style:style>
    <style:style style:name="P4" style:family="paragraph">
      <style:paragraph-properties fo:margin-left="0.794cm" fo:margin-right="0cm" fo:margin-top="0.212cm" fo:margin-bottom="0.212cm" fo:line-height="100%" fo:text-align="start" fo:text-indent="-0.794cm" style:punctuation-wrap="hanging" style:writing-mode="lr-tb">
        <style:tab-stops/>
      </style:paragraph-properties>
    </style:style>
    <style:style style:name="P5" style:family="paragraph">
      <style:paragraph-properties fo:margin-left="0.794cm" fo:margin-right="0cm" fo:margin-top="0.176cm" fo:margin-bottom="0.212cm" fo:line-height="100%" fo:text-align="start" fo:text-indent="-0.794cm" style:punctuation-wrap="hanging" style:writing-mode="lr-tb">
        <style:tab-stops/>
      </style:paragraph-properties>
    </style:style>
    <style:style style:name="P6" style:family="paragraph">
      <style:paragraph-properties fo:margin-left="0.794cm" fo:margin-right="0cm" fo:margin-top="0.176cm" fo:margin-bottom="0.212cm" fo:line-height="90%" fo:text-align="start" fo:text-indent="-0.794cm" style:punctuation-wrap="hanging" style:writing-mode="lr-tb">
        <style:tab-stops/>
      </style:paragraph-properties>
    </style:style>
    <style:style style:name="P7" style:family="paragraph">
      <style:paragraph-properties fo:margin-left="0.794cm" fo:margin-right="0cm" fo:margin-top="0.212cm" fo:margin-bottom="0.212cm" fo:line-height="90%" fo:text-align="start" fo:text-indent="-0.794cm" style:punctuation-wrap="hanging" style:writing-mode="lr-tb">
        <style:tab-stops/>
      </style:paragraph-properties>
    </style:style>
    <style:style style:name="T1" style:family="text">
      <style:text-properties fo:color="#262626" style:text-line-through-style="none" style:text-position="0% 100%" fo:font-family="Garamond" fo:font-size="54pt" fo:letter-spacing="normal" fo:language="es" fo:country="ES" fo:font-style="normal" style:text-underline-style="none" fo:font-weight="normal" style:text-underline-mode="continuous" style:text-overline-mode="continuous" style:text-line-through-mode="continuous" style:letter-kerning="true" style:font-size-asian="54pt" style:font-style-asian="normal" style:font-weight-asian="normal" style:font-size-complex="54pt" style:font-style-complex="normal" style:font-weight-complex="normal"/>
    </style:style>
    <style:style style:name="T2" style:family="text">
      <style:text-properties fo:color="#000000" style:text-line-through-style="none" style:text-position="0% 100%" fo:font-family="Garamond" fo:font-size="21pt" fo:letter-spacing="normal" fo:language="es" fo:country="ES" fo:font-style="normal" style:text-underline-style="none" fo:font-weight="normal" style:text-underline-mode="continuous" style:text-overline-mode="continuous" style:text-line-through-mode="continuous" style:letter-kerning="true" style:font-size-asian="21pt" style:font-style-asian="normal" style:font-weight-asian="normal" style:font-size-complex="21pt" style:font-style-complex="normal" style:font-weight-complex="normal"/>
    </style:style>
    <style:style style:name="T3" style:family="text">
      <style:text-properties fo:color="#262626" style:text-line-through-style="none" style:text-position="0% 100%" fo:font-family="Garamond" fo:font-size="44pt" fo:letter-spacing="normal" fo:language="es" fo:country="E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4" style:family="text">
      <style:text-properties fo:color="#262626" style:text-line-through-style="none" style:text-position="0% 100%" fo:font-family="Garamond" fo:font-size="24pt" fo:letter-spacing="normal" fo:language="es" fo:country="E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 style:family="text">
      <style:text-properties fo:color="#262626" style:text-line-through-style="none" style:text-position="0% 100%" fo:font-family="Garamond" fo:font-size="24pt" fo:letter-spacing="normal" fo:language="es" fo:country="E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6" style:family="text">
      <style:text-properties fo:color="#262626" style:text-line-through-style="none" style:text-position="0% 100%" fo:font-family="Garamond" fo:font-size="22pt" fo:letter-spacing="normal" fo:language="es" fo:country="E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794cm"/>
        <style:text-properties fo:font-family="Arial" style:font-family-generic="swiss" fo:color="#83992a" fo:font-size="115%"/>
      </text:list-level-style-bullet>
      <text:list-level-style-bullet text:level="2" text:bullet-char="•">
        <style:list-level-properties text:space-before="1.27cm" text:min-label-width="0.794cm"/>
        <style:text-properties fo:font-family="Arial" style:font-family-generic="swiss" fo:color="#83992a" fo:font-size="115%"/>
      </text:list-level-style-bullet>
      <text:list-level-style-bullet text:level="3" text:bullet-char="•">
        <style:list-level-properties text:space-before="2.54cm" text:min-label-width="0.794cm"/>
        <style:text-properties fo:font-family="Arial" style:font-family-generic="swiss" fo:color="#83992a" fo:font-size="115%"/>
      </text:list-level-style-bullet>
      <text:list-level-style-bullet text:level="4" text:bullet-char="•">
        <style:list-level-properties text:space-before="3.493cm" text:min-label-width="0.794cm"/>
        <style:text-properties fo:font-family="Arial" style:font-family-generic="swiss" fo:color="#83992a" fo:font-size="115%"/>
      </text:list-level-style-bullet>
      <text:list-level-style-bullet text:level="5" text:bullet-char="•">
        <style:list-level-properties text:space-before="4.763cm" text:min-label-width="0.794cm"/>
        <style:text-properties fo:font-family="Arial" style:font-family-generic="swiss" fo:color="#83992a" fo:font-size="115%"/>
      </text:list-level-style-bullet>
      <text:list-level-style-bullet text:level="6" text:bullet-char="•">
        <style:list-level-properties text:space-before="6.191cm" text:min-label-width="0.794cm"/>
        <style:text-properties fo:font-family="Arial" style:font-family-generic="swiss" fo:color="#83992a" fo:font-size="115%"/>
      </text:list-level-style-bullet>
      <text:list-level-style-bullet text:level="7" text:bullet-char="•">
        <style:list-level-properties text:space-before="7.461cm" text:min-label-width="0.794cm"/>
        <style:text-properties fo:font-family="Arial" style:font-family-generic="swiss" fo:color="#83992a" fo:font-size="115%"/>
      </text:list-level-style-bullet>
      <text:list-level-style-bullet text:level="8" text:bullet-char="•">
        <style:list-level-properties text:space-before="8.731cm" text:min-label-width="0.794cm"/>
        <style:text-properties fo:font-family="Arial" style:font-family-generic="swiss" fo:color="#83992a" fo:font-size="115%"/>
      </text:list-level-style-bullet>
      <text:list-level-style-bullet text:level="9" text:bullet-char="•">
        <style:list-level-properties text:space-before="10.001cm" text:min-label-width="0.794cm"/>
        <style:text-properties fo:font-family="Arial" style:font-family-generic="swiss" fo:color="#83992a" fo:font-size="11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Diapositiva-de-título" presentation:presentation-page-layout-name="AL1T33" xml:id="id1" draw:id="id1">
        <draw:frame draw:name="Título 1" presentation:style-name="pr1" draw:text-style-name="P2" draw:layer="layout" svg:width="18.932cm" svg:height="4.21cm" svg:x="7.479cm" svg:y="5.198cm" presentation:class="title">
          <draw:text-box>
            <text:p text:style-name="P1"><text:span text:style-name="T1">FASE I</text:span></text:p>
          </draw:text-box>
        </draw:frame>
        <draw:frame draw:name="Subtítulo 2" presentation:style-name="pr2" draw:text-style-name="P2" draw:layer="layout" svg:width="18.932cm" svg:height="3.669cm" svg:x="7.479cm" svg:y="10.16cm" presentation:class="subtitle">
          <draw:text-box>
            <text:p text:style-name="P3"><text:span text:style-name="T2">ARQUITECTURA DE LOS COMPUTADORES</text:span></text:p>
          </draw:text-box>
        </draw:frame>
        <anim:par presentation:node-type="timing-root">
          <anim:par smil:begin="id1.begin">
            <anim:transitionFilter smil:dur="2s" smil:type="fade" smil:subtype="crossfade"/>
          </anim:par>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Slide2" draw:style-name="dp3" draw:master-page-name="Master1-Layout2-obj-Título-y-objetos" presentation:presentation-page-layout-name="AL2T18" xml:id="id2" draw:id="id2">
        <draw:frame draw:name="Título 1" presentation:style-name="pr4" draw:text-style-name="P2" draw:layer="layout" svg:width="26.855cm" svg:height="2.43cm" svg:x="3.598cm" svg:y="2.728cm" presentation:class="title">
          <draw:text-box>
            <text:p text:style-name="P1"><text:span text:style-name="T3">Introducción</text:span></text:p>
          </draw:text-box>
        </draw:frame>
        <draw:frame draw:name="Marcador de contenido 2" presentation:style-name="pr5" draw:text-style-name="P2" draw:layer="layout" svg:width="26.67cm" svg:height="10.553cm" svg:x="3.179cm" svg:y="6.756cm" presentation:class="outline">
          <draw:text-box>
            <text:list text:style-name="L3">
              <text:list-item>
                <text:p text:style-name="P4"><text:span text:style-name="T4">Se puede definir el rendimiento de una computadora como el tiempo que tarda en llevar a cabo una tarea. El rendimiento será entonces inversamente proporcional al tiempo que le toma realizar una tarea, es decir, menor tiempo mayor el rendimiento.</text:span></text:p>
              </text:list-item>
              <text:list-item>
                <text:p text:style-name="P4"><text:span text:style-name="T4">El rendimiento es importante porque es una forma de utilizar los menos recursos posibles y sacar el máximo provecho posible. Además, contra mayor rendimiento, mayor tiempo nos ahorramos.</text:span></text:p>
              </text:list-item>
            </text:list>
          </draw:text-box>
        </draw:frame>
        <anim:par presentation:node-type="timing-root">
          <anim:par smil:begin="id2.begin">
            <anim:transitionFilter smil:dur="3s" smil:type="barnDoorWipe" smil:subtype="vertical"/>
          </anim:par>
        </anim:par>
        <presentation:notes draw:style-name="dp2">
          <draw:page-thumbnail draw:style-name="gr1" draw:layer="layout" svg:width="19.798cm" svg:height="11.136cm" svg:x="0.6cm" svg:y="2.257cm" draw:page-number="2" presentation:class="page"/>
          <draw:frame presentation:style-name="pr6" draw:layer="layout" svg:width="16.799cm" svg:height="13.364cm" svg:x="2.1cm" svg:y="14.107cm" presentation:class="notes" presentation:placeholder="true">
            <draw:text-box/>
          </draw:frame>
        </presentation:notes>
      </draw:page>
      <draw:page draw:name="Slide3" draw:style-name="dp4" draw:master-page-name="Master1-Layout2-obj-Título-y-objetos" presentation:presentation-page-layout-name="AL2T18" xml:id="id3" draw:id="id3">
        <draw:frame draw:name="Título 1" presentation:style-name="pr4" draw:text-style-name="P2" draw:layer="layout" svg:width="26.67cm" svg:height="3.622cm" svg:x="3.598cm" svg:y="2.728cm" presentation:class="title">
          <draw:text-box>
            <text:p text:style-name="P1"><text:span text:style-name="T3">Métricas para evaluación del rendimineto</text:span></text:p>
          </draw:text-box>
        </draw:frame>
        <draw:frame draw:name="Marcador de contenido 2" presentation:style-name="pr5" draw:text-style-name="P2" draw:layer="layout" svg:width="26.67cm" svg:height="9.219cm" svg:x="3.598cm" svg:y="7.103cm" presentation:class="outline">
          <draw:text-box>
            <text:list text:style-name="L3">
              <text:list-item>
                <text:p text:style-name="P4"><text:span text:style-name="T4">Las métricas de rendimiento del equipo (lo que se puede medir) incluyen disponibilidad, tiempo de respuesta, capacidad de canal, latencia, completion time, service time, ancho de banda, throughput, eficiencia, escalabilidad, rendimiento por vatio, ratio de compresión, instrucción de longitud de la trayectoria y aumento de velocidad. </text:span></text:p>
              </text:list-item>
            </text:list>
          </draw:text-box>
        </draw:frame>
        <anim:par presentation:node-type="timing-root">
          <anim:par smil:begin="id3.begin">
            <anim:transitionFilter smil:dur="3s" smil:type="randomBarWipe" smil:subtype="vertical"/>
          </anim:par>
        </anim:par>
        <presentation:notes draw:style-name="dp2">
          <draw:page-thumbnail draw:style-name="gr1" draw:layer="layout" svg:width="19.798cm" svg:height="11.136cm" svg:x="0.6cm" svg:y="2.257cm" draw:page-number="3" presentation:class="page"/>
          <draw:frame presentation:style-name="pr6" draw:layer="layout" svg:width="16.799cm" svg:height="13.364cm" svg:x="2.1cm" svg:y="14.107cm" presentation:class="notes" presentation:placeholder="true">
            <draw:text-box/>
          </draw:frame>
        </presentation:notes>
      </draw:page>
      <draw:page draw:name="Slide4" draw:style-name="dp5" draw:master-page-name="Master1-Layout2-obj-Título-y-objetos" presentation:presentation-page-layout-name="AL2T18" xml:id="id4" draw:id="id4">
        <office:forms form:automatic-focus="false" form:apply-design-mode="false"/>
        <draw:frame draw:name="Título 1" presentation:style-name="pr4" draw:text-style-name="P2" draw:layer="layout" svg:width="26.67cm" svg:height="3.622cm" svg:x="3.598cm" svg:y="2.728cm" presentation:class="title">
          <draw:text-box>
            <text:p text:style-name="P1"><text:span text:style-name="T3">Programas de prueba</text:span></text:p>
          </draw:text-box>
        </draw:frame>
        <draw:frame draw:name="Marcador de contenido 2" presentation:style-name="pr5" draw:text-style-name="P2" draw:layer="layout" svg:width="26.67cm" svg:height="9.219cm" svg:x="3.598cm" svg:y="7.103cm" presentation:class="outline">
          <draw:text-box>
            <text:list text:style-name="L3">
              <text:list-item>
                <text:p text:style-name="P4"><text:span text:style-name="T5">A/ Métricas de exactitud</text:span><text:span text:style-name="T4">: intentan aportar información sobre la validez y precisión del software y su estructura, incluyendo la etapa de despliegue, pero también la de pruebas y la función de mantenimiento.</text:span></text:p>
              </text:list-item>
              <text:list-item>
                <text:p text:style-name="P4"><text:span text:style-name="T5">B/ Métricas de rendimiento:</text:span><text:span text:style-name="T4"> a través de ellas se consigue medir el desempeño del software, tanto de cada uno de sus módulos, como del sistema al completo.</text:span></text:p>
              </text:list-item>
              <text:list-item>
                <text:p text:style-name="P4"><text:span text:style-name="T4"/></text:p>
              </text:list-item>
            </text:list>
          </draw:text-box>
        </draw:frame>
        <anim:par presentation:node-type="timing-root">
          <anim:par smil:begin="id4.begin">
            <anim:transitionFilter smil:dur="3s" smil:type="ellipseWipe" smil:subtype="circle"/>
          </anim:par>
        </anim:par>
        <presentation:notes draw:style-name="dp2">
          <draw:page-thumbnail draw:style-name="gr1" draw:layer="layout" svg:width="19.798cm" svg:height="11.136cm" svg:x="0.6cm" svg:y="2.257cm" draw:page-number="4" presentation:class="page"/>
          <draw:frame presentation:style-name="pr6" draw:layer="layout" svg:width="16.799cm" svg:height="13.364cm" svg:x="2.1cm" svg:y="14.107cm" presentation:class="notes" presentation:placeholder="true">
            <draw:text-box/>
          </draw:frame>
        </presentation:notes>
      </draw:page>
      <draw:page draw:name="Slide5" draw:style-name="dp6" draw:master-page-name="Master1-Layout2-obj-Título-y-objetos" presentation:presentation-page-layout-name="AL2T18" xml:id="id5" draw:id="id5">
        <draw:frame draw:name="Título 1" presentation:style-name="pr4" draw:text-style-name="P2" draw:layer="layout" svg:width="26.67cm" svg:height="3.622cm" svg:x="3.598cm" svg:y="2.728cm" presentation:class="title">
          <draw:text-box>
            <text:p text:style-name="P1"><text:span text:style-name="T3">Programas de prueba</text:span></text:p>
          </draw:text-box>
        </draw:frame>
        <draw:frame draw:name="Marcador de contenido 2" presentation:style-name="pr5" draw:text-style-name="P2" draw:layer="layout" svg:width="26.67cm" svg:height="9.219cm" svg:x="3.598cm" svg:y="7.103cm" presentation:class="outline">
          <draw:text-box>
            <text:list text:style-name="L3">
              <text:list-item>
                <text:p text:style-name="P4"><text:span text:style-name="T5">C/ Métricas de usabilidad</text:span><text:span text:style-name="T4">: hay que descartar la complejidad y buscar una solución intuitiva y user-friendly. este tipo de </text:span><text:span text:style-name="T5">métricas de calidad de software</text:span><text:span text:style-name="T4"> ayudan a determinar si la solución cumple con dichos requisitos.</text:span></text:p>
              </text:list-item>
              <text:list-item>
                <text:p text:style-name="P4"><text:span text:style-name="T5">D/ Métricas de configuración</text:span><text:span text:style-name="T4">: las limitaciones, el estilo de código y todos los datos relativos al desarrollo y cualidades del producto se verán evaluados en base a estas métricas.</text:span></text:p>
              </text:list-item>
              <text:list-item>
                <text:p text:style-name="P4"><text:span text:style-name="T4"/></text:p>
              </text:list-item>
            </text:list>
          </draw:text-box>
        </draw:frame>
        <anim:par presentation:node-type="timing-root">
          <anim:par smil:begin="id5.begin">
            <anim:transitionFilter smil:dur="3s" smil:type="fade" smil:subtype="crossfade"/>
          </anim:par>
        </anim:par>
        <presentation:notes draw:style-name="dp2">
          <draw:page-thumbnail draw:style-name="gr1" draw:layer="layout" svg:width="19.798cm" svg:height="11.136cm" svg:x="0.6cm" svg:y="2.257cm" draw:page-number="5" presentation:class="page"/>
          <draw:frame presentation:style-name="pr6" draw:layer="layout" svg:width="16.799cm" svg:height="13.364cm" svg:x="2.1cm" svg:y="14.107cm" presentation:class="notes" presentation:placeholder="true">
            <draw:text-box/>
          </draw:frame>
        </presentation:notes>
      </draw:page>
      <draw:page draw:name="Slide6" draw:style-name="dp7" draw:master-page-name="Master1-Layout2-obj-Título-y-objetos" presentation:presentation-page-layout-name="AL2T18" xml:id="id6" draw:id="id6">
        <draw:frame draw:name="Título 1" presentation:style-name="pr4" draw:text-style-name="P2" draw:layer="layout" svg:width="26.67cm" svg:height="3.622cm" svg:x="3.598cm" svg:y="2.728cm" presentation:class="title">
          <draw:text-box>
            <text:p text:style-name="P1"><text:span text:style-name="T3">Programas de prueba</text:span></text:p>
          </draw:text-box>
        </draw:frame>
        <draw:frame draw:name="Marcador de contenido 2" presentation:style-name="pr5" draw:text-style-name="P2" draw:layer="layout" svg:width="26.67cm" svg:height="9.219cm" svg:x="3.598cm" svg:y="7.103cm" presentation:class="outline">
          <draw:text-box>
            <text:list text:style-name="L3">
              <text:list-item>
                <text:p text:style-name="P4"><text:span text:style-name="T5">E/ Métricas de eficiencia</text:span><text:span text:style-name="T4">: minimización de latencias, velocidad de respuesta, capacidad, es un enfoque similar al de la productividad pero con un matiz un poco distinto, que añadido a aquél, aporta una visión mucho más completa de la solución.</text:span></text:p>
              </text:list-item>
              <text:list-item>
                <text:p text:style-name="P4"><text:span text:style-name="T4">De esta forma, </text:span><text:span text:style-name="T5">evaluando el software a través de diferentes ópticas y en base a continuas mediciones, se puede ganar en alineación con el objetivo de calidad</text:span><text:span text:style-name="T4"> que, poco a poco, se irá sofisticando y para lograr alcanzar cotas superiores.</text:span></text:p>
              </text:list-item>
              <text:list-item>
                <text:p text:style-name="P4"><text:span text:style-name="T4"/></text:p>
              </text:list-item>
            </text:list>
          </draw:text-box>
        </draw:frame>
        <anim:par presentation:node-type="timing-root">
          <anim:par smil:begin="id6.begin">
            <anim:transitionFilter smil:dur="3s" smil:type="clockWipe" smil:subtype="clockwiseTwelve"/>
          </anim:par>
        </anim:par>
        <presentation:notes draw:style-name="dp2">
          <draw:page-thumbnail draw:style-name="gr1" draw:layer="layout" svg:width="19.798cm" svg:height="11.136cm" svg:x="0.6cm" svg:y="2.257cm" draw:page-number="6" presentation:class="page"/>
          <draw:frame presentation:style-name="pr6" draw:layer="layout" svg:width="16.799cm" svg:height="13.364cm" svg:x="2.1cm" svg:y="14.107cm" presentation:class="notes" presentation:placeholder="true">
            <draw:text-box/>
          </draw:frame>
        </presentation:notes>
      </draw:page>
      <draw:page draw:name="Slide7" draw:style-name="dp8" draw:master-page-name="Master1-Layout2-obj-Título-y-objetos" presentation:presentation-page-layout-name="AL2T18" xml:id="id7" draw:id="id7">
        <draw:frame draw:name="Título 1" presentation:style-name="pr4" draw:text-style-name="P2" draw:layer="layout" svg:width="26.67cm" svg:height="3.622cm" svg:x="3.598cm" svg:y="2.728cm" presentation:class="title">
          <draw:text-box>
            <text:p text:style-name="P1"><text:span text:style-name="T3">Evaluación de resultados</text:span></text:p>
          </draw:text-box>
        </draw:frame>
        <draw:frame draw:name="Marcador de contenido 2" presentation:style-name="pr5" draw:text-style-name="P2" draw:layer="layout" svg:width="26.67cm" svg:height="9.219cm" svg:x="3.598cm" svg:y="7.103cm" presentation:class="outline">
          <draw:text-box>
            <text:list text:style-name="L3">
              <text:list-item>
                <text:p text:style-name="P4"><text:span text:style-name="T4">Debido a que hay tantos programas para poner a prueba una CPU en todos los aspectos de rendimiento, se desarrollaron los benchmarks.</text:span></text:p>
              </text:list-item>
              <text:list-item>
                <text:p text:style-name="P4"><text:span text:style-name="T4">Un benchmark sirve para saber o comparar que ordenadores, teléfonos sitemas, etc son más potentes. </text:span></text:p>
              </text:list-item>
              <text:list-item>
                <text:p text:style-name="P4"><text:span text:style-name="T4">Existen varios tipos de benchmarking que debemos conocer, y son: benchmarking interno, funcional, competitivo, no competitivo, genérico y Word class.</text:span></text:p>
              </text:list-item>
            </text:list>
          </draw:text-box>
        </draw:frame>
        <anim:par presentation:node-type="timing-root">
          <anim:par smil:begin="id7.begin">
            <anim:transitionFilter smil:dur="3s" smil:type="barWipe" smil:subtype="leftToRight" smil:direction="reverse"/>
          </anim:par>
        </anim:par>
        <presentation:notes draw:style-name="dp2">
          <draw:page-thumbnail draw:style-name="gr1" draw:layer="layout" svg:width="19.798cm" svg:height="11.136cm" svg:x="0.6cm" svg:y="2.257cm" draw:page-number="7" presentation:class="page"/>
          <draw:frame presentation:style-name="pr6" draw:layer="layout" svg:width="16.799cm" svg:height="13.364cm" svg:x="2.1cm" svg:y="14.107cm" presentation:class="notes" presentation:placeholder="true">
            <draw:text-box/>
          </draw:frame>
        </presentation:notes>
      </draw:page>
      <draw:page draw:name="Slide8" draw:style-name="dp9" draw:master-page-name="Master1-Layout2-obj-Título-y-objetos" presentation:presentation-page-layout-name="AL2T18" xml:id="id8" draw:id="id8">
        <draw:frame draw:name="Título 1" presentation:style-name="pr4" draw:text-style-name="P2" draw:layer="layout" svg:width="26.67cm" svg:height="3.622cm" svg:x="3.598cm" svg:y="2.728cm" presentation:class="title">
          <draw:text-box>
            <text:p text:style-name="P1"><text:span text:style-name="T3">Evaluación de resultados</text:span></text:p>
          </draw:text-box>
        </draw:frame>
        <draw:frame draw:name="Marcador de contenido 2" presentation:style-name="pr5" draw:text-style-name="P2" draw:layer="layout" svg:width="26.67cm" svg:height="9.219cm" svg:x="3.598cm" svg:y="7.103cm" presentation:class="outline">
          <draw:text-box>
            <text:list text:style-name="L3">
              <text:list-item>
                <text:p text:style-name="P4"><text:span text:style-name="T4">El benchmarking interno es quizá más peculiar que el resto, ya que se pone en marcha dentro de la propia empresa y no de cara a la competencia, teniendo en cuenta que pueden haber una serie de departamentos que pueden dar ejemplo a los demás siendo modelos a imitar por parte del resto. Esta estrategia parte de la premisa de que existe un departamento (o más) en la empresa que pueden ser un ejemplo a seguir y de los que se puede recoger información de competidores o clientes que forman parte de este proceso o que cuentan con procesos similares.</text:span></text:p>
              </text:list-item>
            </text:list>
          </draw:text-box>
        </draw:frame>
        <anim:par presentation:node-type="timing-root">
          <anim:par smil:begin="id8.begin">
            <anim:transitionFilter smil:dur="3s" smil:type="fade" smil:subtype="crossfade"/>
          </anim:par>
        </anim:par>
        <presentation:notes draw:style-name="dp2">
          <draw:page-thumbnail draw:style-name="gr1" draw:layer="layout" svg:width="19.798cm" svg:height="11.136cm" svg:x="0.6cm" svg:y="2.257cm" draw:page-number="8" presentation:class="page"/>
          <draw:frame presentation:style-name="pr6" draw:layer="layout" svg:width="16.799cm" svg:height="13.364cm" svg:x="2.1cm" svg:y="14.107cm" presentation:class="notes" presentation:placeholder="true">
            <draw:text-box/>
          </draw:frame>
        </presentation:notes>
      </draw:page>
      <draw:page draw:name="Slide9" draw:style-name="dp10" draw:master-page-name="Master1-Layout2-obj-Título-y-objetos" presentation:presentation-page-layout-name="AL2T18" xml:id="id9" draw:id="id9">
        <draw:frame draw:name="Título 1" presentation:style-name="pr4" draw:text-style-name="P2" draw:layer="layout" svg:width="26.67cm" svg:height="3.622cm" svg:x="3.598cm" svg:y="2.728cm" presentation:class="title">
          <draw:text-box>
            <text:p text:style-name="P1"><text:span text:style-name="T3">Evaluación de resultados</text:span></text:p>
          </draw:text-box>
        </draw:frame>
        <draw:frame draw:name="Marcador de contenido 2" presentation:style-name="pr5" draw:text-style-name="P2" draw:layer="layout" svg:width="26.67cm" svg:height="9.219cm" svg:x="3.598cm" svg:y="7.103cm" presentation:class="outline">
          <draw:text-box>
            <text:list text:style-name="L3">
              <text:list-item>
                <text:p text:style-name="P4"><text:span text:style-name="T4">Además del benchmarking competitivo en sus dos modalidades también existe el benchmarking no competitivo, que se realiza con empresas de un sector industrial diferente o en otra geografía, pero de lo que está claro es que se trata de empresas que no compiten de una forma directa.</text:span></text:p>
              </text:list-item>
            </text:list>
          </draw:text-box>
        </draw:frame>
        <anim:par presentation:node-type="timing-root">
          <anim:par smil:begin="id9.begin">
            <anim:transitionFilter smil:dur="3s" smil:type="fade" smil:subtype="crossfade"/>
          </anim:par>
        </anim:par>
        <presentation:notes draw:style-name="dp2">
          <draw:page-thumbnail draw:style-name="gr1" draw:layer="layout" svg:width="19.798cm" svg:height="11.136cm" svg:x="0.6cm" svg:y="2.257cm" draw:page-number="9" presentation:class="page"/>
          <draw:frame presentation:style-name="pr6" draw:layer="layout" svg:width="16.799cm" svg:height="13.364cm" svg:x="2.1cm" svg:y="14.107cm" presentation:class="notes" presentation:placeholder="true">
            <draw:text-box/>
          </draw:frame>
        </presentation:notes>
      </draw:page>
      <draw:page draw:name="Slide10" draw:style-name="dp11" draw:master-page-name="Master1-Layout2-obj-Título-y-objetos" presentation:presentation-page-layout-name="AL2T18" xml:id="id10" draw:id="id10">
        <draw:frame draw:name="Título 1" presentation:style-name="pr4" draw:text-style-name="P2" draw:layer="layout" svg:width="26.67cm" svg:height="3.622cm" svg:x="3.598cm" svg:y="2.728cm" presentation:class="title">
          <draw:text-box>
            <text:p text:style-name="P1"><text:span text:style-name="T3">Evaluación de resultados</text:span></text:p>
          </draw:text-box>
        </draw:frame>
        <draw:frame draw:name="Marcador de contenido 2" presentation:style-name="pr5" draw:text-style-name="P2" draw:layer="layout" svg:width="26.67cm" svg:height="9.219cm" svg:x="3.598cm" svg:y="7.103cm" presentation:class="outline">
          <draw:text-box>
            <text:list text:style-name="L3">
              <text:list-item>
                <text:p text:style-name="P5"><text:span text:style-name="T6">El benchmarking Word class, consiste en analizar la organización que lo hace mejor a nivel mundial, lo que supone un gran nivel de análisis. Este proceso requiere tener en cuenta los competidores referentes, haciendo en primer momento un análisis exhaustivo de su proceso para después ponerse en contacto con otras empresas de reconocido prestigio. La empresa debe obtener datos de las variables a analizar, analizarlos en profundidad por medio de una serie de preguntas, identificar al benchmark, determinar la brecha que existe y proyectar los niveles de desempeño que atañen a la empresa.</text:span><text:span text:style-name="T6"><text:line-break/></text:span><text:span text:style-name="T6"/></text:p>
              </text:list-item>
            </text:list>
          </draw:text-box>
        </draw:frame>
        <anim:par presentation:node-type="timing-root">
          <anim:par smil:begin="id10.begin">
            <anim:transitionFilter smil:dur="3s" smil:type="fade" smil:subtype="crossfade"/>
          </anim:par>
        </anim:par>
        <presentation:notes draw:style-name="dp2">
          <draw:page-thumbnail draw:style-name="gr1" draw:layer="layout" svg:width="19.798cm" svg:height="11.136cm" svg:x="0.6cm" svg:y="2.257cm" draw:page-number="10" presentation:class="page"/>
          <draw:frame presentation:style-name="pr6" draw:layer="layout" svg:width="16.799cm" svg:height="13.364cm" svg:x="2.1cm" svg:y="14.107cm" presentation:class="notes" presentation:placeholder="true">
            <draw:text-box/>
          </draw:frame>
        </presentation:notes>
      </draw:page>
      <draw:page draw:name="Slide11" draw:style-name="dp12" draw:master-page-name="Master1-Layout2-obj-Título-y-objetos" presentation:presentation-page-layout-name="AL2T18" xml:id="id11" draw:id="id11">
        <draw:frame draw:name="Título 1" presentation:style-name="pr4" draw:text-style-name="P2" draw:layer="layout" svg:width="26.67cm" svg:height="3.622cm" svg:x="3.598cm" svg:y="2.728cm" presentation:class="title">
          <draw:text-box>
            <text:p text:style-name="P1"><text:span text:style-name="T3">Referencias</text:span></text:p>
          </draw:text-box>
        </draw:frame>
        <draw:frame draw:name="Marcador de contenido 2" presentation:style-name="pr5" draw:text-style-name="P2" draw:layer="layout" svg:width="26.67cm" svg:height="9.219cm" svg:x="3.598cm" svg:y="7.103cm" presentation:class="outline">
          <draw:text-box>
            <text:list text:style-name="L3">
              <text:list-item>
                <text:p text:style-name="P6"><text:span text:style-name="T6">Información sacada de las siguientes direcciones:</text:span></text:p>
              </text:list-item>
              <text:list-item>
                <text:p text:style-name="P6"><text:span text:style-name="T6"><text:a xlink:href="https://es.wikipedia.org/wiki/Rendimiento_del_equipo">https://es.wikipedia.org/wiki/Rendimiento_del_</text:a></text:span><text:span text:style-name="T6"><text:a xlink:href="https://es.wikipedia.org/wiki/Rendimiento_del_equipo">equipo</text:a></text:span></text:p>
              </text:list-item>
              <text:list-item>
                <text:p text:style-name="P6"><text:span text:style-name="T6"><text:a xlink:href="https://www.grupoeduit.com/blog/entrada/51/qué_es_el_rendimiento_en_una_computadora">https://www.grupoeduit.com/blog/entrada/51/qu%C3%A9_es_el_rendimiento_en_una_</text:a></text:span><text:span text:style-name="T6"><text:a xlink:href="https://www.grupoeduit.com/blog/entrada/51/qué_es_el_rendimiento_en_una_computadora">computadora</text:a></text:span></text:p>
              </text:list-item>
              <text:list-item>
                <text:p text:style-name="P6"><text:span text:style-name="T6"><text:a xlink:href="https://blog.powerdata.es/el-valor-de-la-gestion-de-datos/metricas-de-calidad-de-software-una-solucion-excelente">https://blog.powerdata.es/el-valor-de-la-gestion-de-datos/</text:a></text:span><text:span text:style-name="T6"><text:a xlink:href="https://blog.powerdata.es/el-valor-de-la-gestion-de-datos/metricas-de-calidad-de-software-una-solucion-excelente">metricas-de-calidad-de-software-una-solucion-excelente</text:a></text:span></text:p>
              </text:list-item>
              <text:list-item>
                <text:p text:style-name="P6"><text:span text:style-name="T6"><text:a xlink:href="https://www.monografias.com/docs/TIPOS-DE-BENCHMARK-MÁS-COMUNES-UTILIZADOS-EN-F3R5DEJBY">https://www.monografias.com/docs/TIPOS-DE-BENCHMARK-M%C3%81S-COMUNES-UTILIZADOS-EN-F3R5DEJBY</text:a></text:span></text:p>
              </text:list-item>
            </text:list>
          </draw:text-box>
        </draw:frame>
        <anim:par presentation:node-type="timing-root">
          <anim:par smil:begin="id11.begin">
            <anim:transitionFilter smil:dur="3s" smil:type="fade" smil:subtype="crossfade"/>
          </anim:par>
        </anim:par>
        <presentation:notes draw:style-name="dp2">
          <draw:page-thumbnail draw:style-name="gr1" draw:layer="layout" svg:width="19.798cm" svg:height="11.136cm" svg:x="0.6cm" svg:y="2.257cm" draw:page-number="11" presentation:class="page"/>
          <draw:frame presentation:style-name="pr6" draw:layer="layout" svg:width="16.799cm" svg:height="13.364cm" svg:x="2.1cm" svg:y="14.107cm" presentation:class="notes" presentation:placeholder="true">
            <draw:text-box/>
          </draw:frame>
        </presentation:notes>
      </draw:page>
      <draw:page draw:name="Slide12" draw:style-name="dp13" draw:master-page-name="Master1-Layout2-obj-Título-y-objetos" presentation:presentation-page-layout-name="AL2T18">
        <draw:frame draw:name="Título 1" presentation:style-name="pr4" draw:text-style-name="P2" draw:layer="layout" svg:width="26.67cm" svg:height="3.622cm" svg:x="3.598cm" svg:y="2.728cm" presentation:class="title">
          <draw:text-box>
            <text:p text:style-name="P1"><text:span text:style-name="T3">Estudiantes</text:span></text:p>
          </draw:text-box>
        </draw:frame>
        <draw:frame draw:name="Marcador de contenido 2" presentation:style-name="pr5" draw:text-style-name="P2" draw:layer="layout" svg:width="26.67cm" svg:height="9.219cm" svg:x="3.598cm" svg:y="7.103cm" presentation:class="outline">
          <draw:text-box>
            <text:list text:style-name="L3">
              <text:list-item>
                <text:p text:style-name="P7"><text:span text:style-name="T4">Trabajo realizado por :</text:span></text:p>
              </text:list-item>
              <text:list-item>
                <text:p text:style-name="P7"><text:span text:style-name="T4">Joaquín Ferris</text:span></text:p>
              </text:list-item>
              <text:list-item>
                <text:p text:style-name="P7"><text:span text:style-name="T4">Jorge</text:span></text:p>
              </text:list-item>
              <text:list-item>
                <text:p text:style-name="P7"><text:span text:style-name="T4">Pablo</text:span></text:p>
              </text:list-item>
              <text:list-item>
                <text:p text:style-name="P7"><text:span text:style-name="T4">Sami</text:span></text:p>
              </text:list-item>
              <text:list-item>
                <text:p text:style-name="P7"><text:span text:style-name="T4">Javier</text:span></text:p>
              </text:list-item>
              <text:list-item>
                <text:p text:style-name="P7"><text:span text:style-name="T4">Elvi Mihai Sabau Sabau</text:span></text:p>
              </text:list-item>
            </text:list>
          </draw:text-box>
        </draw:frame>
        <presentation:notes draw:style-name="dp2">
          <draw:page-thumbnail draw:style-name="gr1" draw:layer="layout" svg:width="19.798cm" svg:height="11.136cm" svg:x="0.6cm" svg:y="2.257cm" draw:page-number="12"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a0" xlink:href="Pictures/100000000000078000000438763D1EBE.jpg" xlink:type="simple" xlink:show="embed" xlink:actuate="onLoad"/>
    <draw:fill-image draw:name="a100" xlink:href="Pictures/100000000000078000000438763D1EBE.jpg" xlink:type="simple" xlink:show="embed" xlink:actuate="onLoad"/>
    <draw:fill-image draw:name="a125" xlink:href="Pictures/100000000000078000000438763D1EBE.jpg" xlink:type="simple" xlink:show="embed" xlink:actuate="onLoad"/>
    <draw:fill-image draw:name="a180" xlink:href="Pictures/100000000000078000000438763D1EBE.jpg" xlink:type="simple" xlink:show="embed" xlink:actuate="onLoad"/>
    <draw:fill-image draw:name="a243" xlink:href="Pictures/100000000000078000000438763D1EBE.jpg" xlink:type="simple" xlink:show="embed" xlink:actuate="onLoad"/>
    <draw:fill-image draw:name="a264" xlink:href="Pictures/100000000000078000000438763D1EBE.jpg" xlink:type="simple" xlink:show="embed" xlink:actuate="onLoad"/>
    <draw:fill-image draw:name="a280" xlink:href="Pictures/100000000000078000000438763D1EBE.jpg" xlink:type="simple" xlink:show="embed" xlink:actuate="onLoad"/>
    <draw:fill-image draw:name="a322" xlink:href="Pictures/100000000000078000000438763D1EBE.jpg" xlink:type="simple" xlink:show="embed" xlink:actuate="onLoad"/>
    <draw:fill-image draw:name="a350" xlink:href="Pictures/100000000000078000000438763D1EBE.jpg" xlink:type="simple" xlink:show="embed" xlink:actuate="onLoad"/>
    <draw:fill-image draw:name="a37" xlink:href="Pictures/100000000000078000000438763D1EBE.jpg" xlink:type="simple" xlink:show="embed" xlink:actuate="onLoad"/>
    <draw:fill-image draw:name="a378" xlink:href="Pictures/100000000000078000000438763D1EBE.jpg" xlink:type="simple" xlink:show="embed" xlink:actuate="onLoad"/>
    <draw:fill-image draw:name="a403" xlink:href="Pictures/100000000000078000000438763D1EBE.jpg" xlink:type="simple" xlink:show="embed" xlink:actuate="onLoad"/>
    <draw:fill-image draw:name="a438" xlink:href="Pictures/100000000000078000000438763D1EBE.jpg" xlink:type="simple" xlink:show="embed" xlink:actuate="onLoad"/>
    <draw:fill-image draw:name="a462" xlink:href="Pictures/100000000000078000000438763D1EBE.jpg" xlink:type="simple" xlink:show="embed" xlink:actuate="onLoad"/>
    <draw:fill-image draw:name="a497" xlink:href="Pictures/100000000000078000000438763D1EBE.jpg" xlink:type="simple" xlink:show="embed" xlink:actuate="onLoad"/>
    <draw:fill-image draw:name="a526" xlink:href="Pictures/100000000000078000000438763D1EBE.jpg" xlink:type="simple" xlink:show="embed" xlink:actuate="onLoad"/>
    <draw:fill-image draw:name="a564" xlink:href="Pictures/100000000000078000000438763D1EBE.jpg" xlink:type="simple" xlink:show="embed" xlink:actuate="onLoad"/>
    <draw:fill-image draw:name="a602" xlink:href="Pictures/100000000000078000000438763D1EBE.jpg" xlink:type="simple" xlink:show="embed" xlink:actuate="onLoad"/>
    <draw:fill-image draw:name="a612" xlink:href="Pictures/100000000000078000000438763D1EBE.jpg" xlink:type="simple" xlink:show="embed" xlink:actuate="onLoad"/>
    <draw:fill-image draw:name="a62" xlink:href="Pictures/100000000000078000000438763D1EBE.jpg" xlink:type="simple" xlink:show="embed" xlink:actuate="onLoad"/>
    <draw:fill-image draw:name="a656" xlink:href="Pictures/100000000000078000000438763D1EBE.jpg" xlink:type="simple" xlink:show="embed" xlink:actuate="onLoad"/>
    <draw:fill-image draw:name="a680" xlink:href="Pictures/100000000000078000000438763D1EBE.jpg" xlink:type="simple" xlink:show="embed" xlink:actuate="onLoad"/>
    <draw:fill-image draw:name="a698" xlink:href="Pictures/100000000000078000000438763D1EBE.jpg" xlink:type="simple" xlink:show="embed" xlink:actuate="onLoad"/>
    <draw:fill-image draw:name="a720" xlink:href="Pictures/100000000000078000000438763D1EBE.jpg" xlink:type="simple" xlink:show="embed" xlink:actuate="onLoad"/>
    <draw:fill-image draw:name="a739" xlink:href="Pictures/100000000000078000000438763D1EBE.jpg" xlink:type="simple" xlink:show="embed" xlink:actuate="onLoad"/>
    <draw:fill-image draw:name="a771" xlink:href="Pictures/100000000000078000000438763D1EBE.jpg" xlink:type="simple" xlink:show="embed" xlink:actuate="onLoad"/>
    <draw:fill-image draw:name="a781" xlink:href="Pictures/100000000000078000000438763D1EBE.jpg" xlink:type="simple" xlink:show="embed" xlink:actuate="onLoad"/>
    <draw:fill-image draw:name="a791" xlink:href="Pictures/100000000000078000000438763D1EBE.jpg" xlink:type="simple" xlink:show="embed" xlink:actuate="onLoad"/>
    <draw:fill-image draw:name="a813" xlink:href="Pictures/100000000000078000000438763D1EBE.jpg" xlink:type="simple" xlink:show="embed" xlink:actuate="onLoad"/>
    <draw:fill-image draw:name="a842" xlink:href="Pictures/100000000000078000000438763D1EBE.jpg" xlink:type="simple" xlink:show="embed" xlink:actuate="onLoad"/>
    <draw:marker draw:name="Arrow" svg:viewBox="0 0 20 30" svg:d="M10 0l-10 30h20z"/>
    <style:default-style style:family="graphic">
      <style:graphic-properties draw:stroke="solid" svg:stroke-width="0.044cm" svg:stroke-color="#5f6f1c" svg:stroke-linecap="butt" draw:fill-color="#83992a"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Orgánico-background" style:family="presentation">
      <style:graphic-properties draw:stroke="none" draw:fill="bitmap" draw:fill-image-name="a0" style:repeat="stretch"/>
      <style:text-properties style:letter-kerning="true"/>
    </style:style>
    <style:style style:name="Master1-Orgánico-backgroundobjects" style:family="presentation">
      <style:graphic-properties draw:textarea-horizontal-align="justify" draw:shadow="hidden" draw:shadow-offset-x="0.2cm" draw:shadow-offset-y="0.2cm" draw:shadow-color="#808080"/>
      <style:text-properties style:letter-kerning="true"/>
    </style:style>
    <style:style style:name="Master1-Orgánic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rgánico-outline1" style:family="presentation">
      <style:graphic-properties draw:stroke="none" draw:fill="none">
        <text:list-style style:name="Master1-Orgáni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rgánico-outline2" style:family="presentation" style:parent-style-name="Master1-Orgánico-outline1">
      <style:paragraph-properties fo:margin-top="0cm" fo:margin-bottom="0.4cm"/>
      <style:text-properties fo:font-size="28pt" style:font-size-asian="28pt" style:font-size-complex="28pt"/>
    </style:style>
    <style:style style:name="Master1-Orgánico-outline3" style:family="presentation" style:parent-style-name="Master1-Orgánico-outline2">
      <style:paragraph-properties fo:margin-top="0cm" fo:margin-bottom="0.3cm"/>
      <style:text-properties fo:font-size="24pt" style:font-size-asian="24pt" style:font-size-complex="24pt"/>
    </style:style>
    <style:style style:name="Master1-Orgánico-outline4" style:family="presentation" style:parent-style-name="Master1-Orgánico-outline3">
      <style:paragraph-properties fo:margin-top="0cm" fo:margin-bottom="0.2cm"/>
      <style:text-properties fo:font-size="20pt" style:font-size-asian="20pt" style:font-size-complex="20pt"/>
    </style:style>
    <style:style style:name="Master1-Orgánico-outline5" style:family="presentation" style:parent-style-name="Master1-Orgánico-outline4">
      <style:paragraph-properties fo:margin-top="0cm" fo:margin-bottom="0.1cm"/>
      <style:text-properties fo:font-size="20pt" style:font-size-asian="20pt" style:font-size-complex="20pt"/>
    </style:style>
    <style:style style:name="Master1-Orgánico-outline6" style:family="presentation" style:parent-style-name="Master1-Orgánico-outline5">
      <style:paragraph-properties fo:margin-top="0cm" fo:margin-bottom="0.1cm"/>
      <style:text-properties fo:font-size="20pt" style:font-size-asian="20pt" style:font-size-complex="20pt"/>
    </style:style>
    <style:style style:name="Master1-Orgánico-outline7" style:family="presentation" style:parent-style-name="Master1-Orgánico-outline6">
      <style:paragraph-properties fo:margin-top="0cm" fo:margin-bottom="0.1cm"/>
      <style:text-properties fo:font-size="20pt" style:font-size-asian="20pt" style:font-size-complex="20pt"/>
    </style:style>
    <style:style style:name="Master1-Orgánico-outline8" style:family="presentation" style:parent-style-name="Master1-Orgánico-outline7">
      <style:paragraph-properties fo:margin-top="0cm" fo:margin-bottom="0.1cm"/>
      <style:text-properties fo:font-size="20pt" style:font-size-asian="20pt" style:font-size-complex="20pt"/>
    </style:style>
    <style:style style:name="Master1-Orgánico-outline9" style:family="presentation" style:parent-style-name="Master1-Orgánico-outline8">
      <style:paragraph-properties fo:margin-top="0cm" fo:margin-bottom="0.1cm"/>
      <style:text-properties fo:font-size="20pt" style:font-size-asian="20pt" style:font-size-complex="20pt"/>
    </style:style>
    <style:style style:name="Master1-Orgánico-subtitle" style:family="presentation">
      <style:graphic-properties draw:stroke="none" draw:fill="none" draw:textarea-vertical-align="middle">
        <text:list-style style:name="Master1-Orgáni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rgánico-title" style:family="presentation">
      <style:graphic-properties draw:stroke="none" draw:fill="none" draw:textarea-vertical-align="middle">
        <text:list-style style:name="Master1-Orgáni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bitmap" draw:fill-image-name="a37" style:repeat="stretch"/>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top="0cm" fo:margin-bottom="0.4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top="0cm" fo:margin-bottom="0.3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top="0cm" fo:margin-bottom="0.2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top="0cm" fo:margin-bottom="0.1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top="0cm" fo:margin-bottom="0.1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top="0cm" fo:margin-bottom="0.1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top="0cm" fo:margin-bottom="0.1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top="0cm" fo:margin-bottom="0.1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objetos-background" style:family="presentation">
      <style:graphic-properties draw:stroke="none" draw:fill="bitmap" draw:fill-image-name="a62" style:repeat="stretch"/>
      <style:text-properties style:letter-kerning="true"/>
    </style:style>
    <style:style style:name="Master1-Layout2-obj-Título-y-objetos-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objeto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objetos-outline1" style:family="presentation">
      <style:graphic-properties draw:stroke="none" draw:fill="none">
        <text:list-style style:name="Master1-Layout2-obj-Título-y-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outline2" style:family="presentation" style:parent-style-name="Master1-Layout2-obj-Título-y-objetos-outline1">
      <style:paragraph-properties fo:margin-top="0cm" fo:margin-bottom="0.4cm"/>
      <style:text-properties fo:font-size="28pt" style:font-size-asian="28pt" style:font-size-complex="28pt"/>
    </style:style>
    <style:style style:name="Master1-Layout2-obj-Título-y-objetos-outline3" style:family="presentation" style:parent-style-name="Master1-Layout2-obj-Título-y-objetos-outline2">
      <style:paragraph-properties fo:margin-top="0cm" fo:margin-bottom="0.3cm"/>
      <style:text-properties fo:font-size="24pt" style:font-size-asian="24pt" style:font-size-complex="24pt"/>
    </style:style>
    <style:style style:name="Master1-Layout2-obj-Título-y-objetos-outline4" style:family="presentation" style:parent-style-name="Master1-Layout2-obj-Título-y-objetos-outline3">
      <style:paragraph-properties fo:margin-top="0cm" fo:margin-bottom="0.2cm"/>
      <style:text-properties fo:font-size="20pt" style:font-size-asian="20pt" style:font-size-complex="20pt"/>
    </style:style>
    <style:style style:name="Master1-Layout2-obj-Título-y-objetos-outline5" style:family="presentation" style:parent-style-name="Master1-Layout2-obj-Título-y-objetos-outline4">
      <style:paragraph-properties fo:margin-top="0cm" fo:margin-bottom="0.1cm"/>
      <style:text-properties fo:font-size="20pt" style:font-size-asian="20pt" style:font-size-complex="20pt"/>
    </style:style>
    <style:style style:name="Master1-Layout2-obj-Título-y-objetos-outline6" style:family="presentation" style:parent-style-name="Master1-Layout2-obj-Título-y-objetos-outline5">
      <style:paragraph-properties fo:margin-top="0cm" fo:margin-bottom="0.1cm"/>
      <style:text-properties fo:font-size="20pt" style:font-size-asian="20pt" style:font-size-complex="20pt"/>
    </style:style>
    <style:style style:name="Master1-Layout2-obj-Título-y-objetos-outline7" style:family="presentation" style:parent-style-name="Master1-Layout2-obj-Título-y-objetos-outline6">
      <style:paragraph-properties fo:margin-top="0cm" fo:margin-bottom="0.1cm"/>
      <style:text-properties fo:font-size="20pt" style:font-size-asian="20pt" style:font-size-complex="20pt"/>
    </style:style>
    <style:style style:name="Master1-Layout2-obj-Título-y-objetos-outline8" style:family="presentation" style:parent-style-name="Master1-Layout2-obj-Título-y-objetos-outline7">
      <style:paragraph-properties fo:margin-top="0cm" fo:margin-bottom="0.1cm"/>
      <style:text-properties fo:font-size="20pt" style:font-size-asian="20pt" style:font-size-complex="20pt"/>
    </style:style>
    <style:style style:name="Master1-Layout2-obj-Título-y-objetos-outline9" style:family="presentation" style:parent-style-name="Master1-Layout2-obj-Título-y-objetos-outline8">
      <style:paragraph-properties fo:margin-top="0cm" fo:margin-bottom="0.1cm"/>
      <style:text-properties fo:font-size="20pt" style:font-size-asian="20pt" style:font-size-complex="20pt"/>
    </style:style>
    <style:style style:name="Master1-Layout2-obj-Título-y-objetos-subtitle" style:family="presentation">
      <style:graphic-properties draw:stroke="none" draw:fill="none" draw:textarea-vertical-align="middle">
        <text:list-style style:name="Master1-Layout2-obj-Título-y-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title" style:family="presentation">
      <style:graphic-properties draw:stroke="none" draw:fill="none" draw:textarea-vertical-align="middle">
        <text:list-style style:name="Master1-Layout2-obj-Título-y-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Encabezado-de-sección-background" style:family="presentation">
      <style:graphic-properties draw:stroke="none" draw:fill="bitmap" draw:fill-image-name="a100" style:repeat="stretch"/>
      <style:text-properties style:letter-kerning="true"/>
    </style:style>
    <style:style style:name="Master1-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1-Layout3-secHead-Encabezado-de-secció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Encabezado-de-sección-outline1" style:family="presentation">
      <style:graphic-properties draw:stroke="none" draw:fill="none">
        <text:list-style style:name="Master1-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outline2" style:family="presentation" style:parent-style-name="Master1-Layout3-secHead-Encabezado-de-sección-outline1">
      <style:paragraph-properties fo:margin-top="0cm" fo:margin-bottom="0.4cm"/>
      <style:text-properties fo:font-size="28pt" style:font-size-asian="28pt" style:font-size-complex="28pt"/>
    </style:style>
    <style:style style:name="Master1-Layout3-secHead-Encabezado-de-sección-outline3" style:family="presentation" style:parent-style-name="Master1-Layout3-secHead-Encabezado-de-sección-outline2">
      <style:paragraph-properties fo:margin-top="0cm" fo:margin-bottom="0.3cm"/>
      <style:text-properties fo:font-size="24pt" style:font-size-asian="24pt" style:font-size-complex="24pt"/>
    </style:style>
    <style:style style:name="Master1-Layout3-secHead-Encabezado-de-sección-outline4" style:family="presentation" style:parent-style-name="Master1-Layout3-secHead-Encabezado-de-sección-outline3">
      <style:paragraph-properties fo:margin-top="0cm" fo:margin-bottom="0.2cm"/>
      <style:text-properties fo:font-size="20pt" style:font-size-asian="20pt" style:font-size-complex="20pt"/>
    </style:style>
    <style:style style:name="Master1-Layout3-secHead-Encabezado-de-sección-outline5" style:family="presentation" style:parent-style-name="Master1-Layout3-secHead-Encabezado-de-sección-outline4">
      <style:paragraph-properties fo:margin-top="0cm" fo:margin-bottom="0.1cm"/>
      <style:text-properties fo:font-size="20pt" style:font-size-asian="20pt" style:font-size-complex="20pt"/>
    </style:style>
    <style:style style:name="Master1-Layout3-secHead-Encabezado-de-sección-outline6" style:family="presentation" style:parent-style-name="Master1-Layout3-secHead-Encabezado-de-sección-outline5">
      <style:paragraph-properties fo:margin-top="0cm" fo:margin-bottom="0.1cm"/>
      <style:text-properties fo:font-size="20pt" style:font-size-asian="20pt" style:font-size-complex="20pt"/>
    </style:style>
    <style:style style:name="Master1-Layout3-secHead-Encabezado-de-sección-outline7" style:family="presentation" style:parent-style-name="Master1-Layout3-secHead-Encabezado-de-sección-outline6">
      <style:paragraph-properties fo:margin-top="0cm" fo:margin-bottom="0.1cm"/>
      <style:text-properties fo:font-size="20pt" style:font-size-asian="20pt" style:font-size-complex="20pt"/>
    </style:style>
    <style:style style:name="Master1-Layout3-secHead-Encabezado-de-sección-outline8" style:family="presentation" style:parent-style-name="Master1-Layout3-secHead-Encabezado-de-sección-outline7">
      <style:paragraph-properties fo:margin-top="0cm" fo:margin-bottom="0.1cm"/>
      <style:text-properties fo:font-size="20pt" style:font-size-asian="20pt" style:font-size-complex="20pt"/>
    </style:style>
    <style:style style:name="Master1-Layout3-secHead-Encabezado-de-sección-outline9" style:family="presentation" style:parent-style-name="Master1-Layout3-secHead-Encabezado-de-sección-outline8">
      <style:paragraph-properties fo:margin-top="0cm" fo:margin-bottom="0.1cm"/>
      <style:text-properties fo:font-size="20pt" style:font-size-asian="20pt" style:font-size-complex="20pt"/>
    </style:style>
    <style:style style:name="Master1-Layout3-secHead-Encabezado-de-sección-subtitle" style:family="presentation">
      <style:graphic-properties draw:stroke="none" draw:fill="none" draw:textarea-vertical-align="middle">
        <text:list-style style:name="Master1-Layout3-secHead-Encabezado-de-sec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title" style:family="presentation">
      <style:graphic-properties draw:stroke="none" draw:fill="none" draw:textarea-vertical-align="middle">
        <text:list-style style:name="Master1-Layout3-secHead-Encabezado-de-sec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os-objetos-background" style:family="presentation">
      <style:graphic-properties draw:stroke="none" draw:fill="bitmap" draw:fill-image-name="a125" style:repeat="stretch"/>
      <style:text-properties style:letter-kerning="true"/>
    </style:style>
    <style:style style:name="Master1-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1-Layout4-twoObj-Dos-objeto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os-objetos-outline1" style:family="presentation">
      <style:graphic-properties draw:stroke="none" draw:fill="none">
        <text:list-style style:name="Master1-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outline2" style:family="presentation" style:parent-style-name="Master1-Layout4-twoObj-Dos-objetos-outline1">
      <style:paragraph-properties fo:margin-top="0cm" fo:margin-bottom="0.4cm"/>
      <style:text-properties fo:font-size="28pt" style:font-size-asian="28pt" style:font-size-complex="28pt"/>
    </style:style>
    <style:style style:name="Master1-Layout4-twoObj-Dos-objetos-outline3" style:family="presentation" style:parent-style-name="Master1-Layout4-twoObj-Dos-objetos-outline2">
      <style:paragraph-properties fo:margin-top="0cm" fo:margin-bottom="0.3cm"/>
      <style:text-properties fo:font-size="24pt" style:font-size-asian="24pt" style:font-size-complex="24pt"/>
    </style:style>
    <style:style style:name="Master1-Layout4-twoObj-Dos-objetos-outline4" style:family="presentation" style:parent-style-name="Master1-Layout4-twoObj-Dos-objetos-outline3">
      <style:paragraph-properties fo:margin-top="0cm" fo:margin-bottom="0.2cm"/>
      <style:text-properties fo:font-size="20pt" style:font-size-asian="20pt" style:font-size-complex="20pt"/>
    </style:style>
    <style:style style:name="Master1-Layout4-twoObj-Dos-objetos-outline5" style:family="presentation" style:parent-style-name="Master1-Layout4-twoObj-Dos-objetos-outline4">
      <style:paragraph-properties fo:margin-top="0cm" fo:margin-bottom="0.1cm"/>
      <style:text-properties fo:font-size="20pt" style:font-size-asian="20pt" style:font-size-complex="20pt"/>
    </style:style>
    <style:style style:name="Master1-Layout4-twoObj-Dos-objetos-outline6" style:family="presentation" style:parent-style-name="Master1-Layout4-twoObj-Dos-objetos-outline5">
      <style:paragraph-properties fo:margin-top="0cm" fo:margin-bottom="0.1cm"/>
      <style:text-properties fo:font-size="20pt" style:font-size-asian="20pt" style:font-size-complex="20pt"/>
    </style:style>
    <style:style style:name="Master1-Layout4-twoObj-Dos-objetos-outline7" style:family="presentation" style:parent-style-name="Master1-Layout4-twoObj-Dos-objetos-outline6">
      <style:paragraph-properties fo:margin-top="0cm" fo:margin-bottom="0.1cm"/>
      <style:text-properties fo:font-size="20pt" style:font-size-asian="20pt" style:font-size-complex="20pt"/>
    </style:style>
    <style:style style:name="Master1-Layout4-twoObj-Dos-objetos-outline8" style:family="presentation" style:parent-style-name="Master1-Layout4-twoObj-Dos-objetos-outline7">
      <style:paragraph-properties fo:margin-top="0cm" fo:margin-bottom="0.1cm"/>
      <style:text-properties fo:font-size="20pt" style:font-size-asian="20pt" style:font-size-complex="20pt"/>
    </style:style>
    <style:style style:name="Master1-Layout4-twoObj-Dos-objetos-outline9" style:family="presentation" style:parent-style-name="Master1-Layout4-twoObj-Dos-objetos-outline8">
      <style:paragraph-properties fo:margin-top="0cm" fo:margin-bottom="0.1cm"/>
      <style:text-properties fo:font-size="20pt" style:font-size-asian="20pt" style:font-size-complex="20pt"/>
    </style:style>
    <style:style style:name="Master1-Layout4-twoObj-Dos-objetos-subtitle" style:family="presentation">
      <style:graphic-properties draw:stroke="none" draw:fill="none" draw:textarea-vertical-align="middle">
        <text:list-style style:name="Master1-Layout4-twoObj-Dos-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title" style:family="presentation">
      <style:graphic-properties draw:stroke="none" draw:fill="none" draw:textarea-vertical-align="middle">
        <text:list-style style:name="Master1-Layout4-twoObj-Dos-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ción-background" style:family="presentation">
      <style:graphic-properties draw:stroke="none" draw:fill="bitmap" draw:fill-image-name="a180" style:repeat="stretch"/>
      <style:text-properties style:letter-kerning="true"/>
    </style:style>
    <style:style style:name="Master1-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ció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ción-outline1" style:family="presentation">
      <style:graphic-properties draw:stroke="none" draw:fill="none">
        <text:list-style style:name="Master1-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outline2" style:family="presentation" style:parent-style-name="Master1-Layout5-twoTxTwoObj-Comparación-outline1">
      <style:paragraph-properties fo:margin-top="0cm" fo:margin-bottom="0.4cm"/>
      <style:text-properties fo:font-size="28pt" style:font-size-asian="28pt" style:font-size-complex="28pt"/>
    </style:style>
    <style:style style:name="Master1-Layout5-twoTxTwoObj-Comparación-outline3" style:family="presentation" style:parent-style-name="Master1-Layout5-twoTxTwoObj-Comparación-outline2">
      <style:paragraph-properties fo:margin-top="0cm" fo:margin-bottom="0.3cm"/>
      <style:text-properties fo:font-size="24pt" style:font-size-asian="24pt" style:font-size-complex="24pt"/>
    </style:style>
    <style:style style:name="Master1-Layout5-twoTxTwoObj-Comparación-outline4" style:family="presentation" style:parent-style-name="Master1-Layout5-twoTxTwoObj-Comparación-outline3">
      <style:paragraph-properties fo:margin-top="0cm" fo:margin-bottom="0.2cm"/>
      <style:text-properties fo:font-size="20pt" style:font-size-asian="20pt" style:font-size-complex="20pt"/>
    </style:style>
    <style:style style:name="Master1-Layout5-twoTxTwoObj-Comparación-outline5" style:family="presentation" style:parent-style-name="Master1-Layout5-twoTxTwoObj-Comparación-outline4">
      <style:paragraph-properties fo:margin-top="0cm" fo:margin-bottom="0.1cm"/>
      <style:text-properties fo:font-size="20pt" style:font-size-asian="20pt" style:font-size-complex="20pt"/>
    </style:style>
    <style:style style:name="Master1-Layout5-twoTxTwoObj-Comparación-outline6" style:family="presentation" style:parent-style-name="Master1-Layout5-twoTxTwoObj-Comparación-outline5">
      <style:paragraph-properties fo:margin-top="0cm" fo:margin-bottom="0.1cm"/>
      <style:text-properties fo:font-size="20pt" style:font-size-asian="20pt" style:font-size-complex="20pt"/>
    </style:style>
    <style:style style:name="Master1-Layout5-twoTxTwoObj-Comparación-outline7" style:family="presentation" style:parent-style-name="Master1-Layout5-twoTxTwoObj-Comparación-outline6">
      <style:paragraph-properties fo:margin-top="0cm" fo:margin-bottom="0.1cm"/>
      <style:text-properties fo:font-size="20pt" style:font-size-asian="20pt" style:font-size-complex="20pt"/>
    </style:style>
    <style:style style:name="Master1-Layout5-twoTxTwoObj-Comparación-outline8" style:family="presentation" style:parent-style-name="Master1-Layout5-twoTxTwoObj-Comparación-outline7">
      <style:paragraph-properties fo:margin-top="0cm" fo:margin-bottom="0.1cm"/>
      <style:text-properties fo:font-size="20pt" style:font-size-asian="20pt" style:font-size-complex="20pt"/>
    </style:style>
    <style:style style:name="Master1-Layout5-twoTxTwoObj-Comparación-outline9" style:family="presentation" style:parent-style-name="Master1-Layout5-twoTxTwoObj-Comparación-outline8">
      <style:paragraph-properties fo:margin-top="0cm" fo:margin-bottom="0.1cm"/>
      <style:text-properties fo:font-size="20pt" style:font-size-asian="20pt" style:font-size-complex="20pt"/>
    </style:style>
    <style:style style:name="Master1-Layout5-twoTxTwoObj-Comparación-subtitle" style:family="presentation">
      <style:graphic-properties draw:stroke="none" draw:fill="none" draw:textarea-vertical-align="middle">
        <text:list-style style:name="Master1-Layout5-twoTxTwoObj-Compara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title" style:family="presentation">
      <style:graphic-properties draw:stroke="none" draw:fill="none" draw:textarea-vertical-align="middle">
        <text:list-style style:name="Master1-Layout5-twoTxTwoObj-Compara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el-título-background" style:family="presentation">
      <style:graphic-properties draw:stroke="none" draw:fill="bitmap" draw:fill-image-name="a243" style:repeat="stretch"/>
      <style:text-properties style:letter-kerning="true"/>
    </style:style>
    <style:style style:name="Master1-Layout6-titleOnly-Solo-el-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el-títul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el-título-outline1" style:family="presentation">
      <style:graphic-properties draw:stroke="none" draw:fill="none">
        <text:list-style style:name="Master1-Layout6-titleOnly-So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el-título-outline2" style:family="presentation" style:parent-style-name="Master1-Layout6-titleOnly-Solo-el-título-outline1">
      <style:paragraph-properties fo:margin-top="0cm" fo:margin-bottom="0.4cm"/>
      <style:text-properties fo:font-size="28pt" style:font-size-asian="28pt" style:font-size-complex="28pt"/>
    </style:style>
    <style:style style:name="Master1-Layout6-titleOnly-Solo-el-título-outline3" style:family="presentation" style:parent-style-name="Master1-Layout6-titleOnly-Solo-el-título-outline2">
      <style:paragraph-properties fo:margin-top="0cm" fo:margin-bottom="0.3cm"/>
      <style:text-properties fo:font-size="24pt" style:font-size-asian="24pt" style:font-size-complex="24pt"/>
    </style:style>
    <style:style style:name="Master1-Layout6-titleOnly-Solo-el-título-outline4" style:family="presentation" style:parent-style-name="Master1-Layout6-titleOnly-Solo-el-título-outline3">
      <style:paragraph-properties fo:margin-top="0cm" fo:margin-bottom="0.2cm"/>
      <style:text-properties fo:font-size="20pt" style:font-size-asian="20pt" style:font-size-complex="20pt"/>
    </style:style>
    <style:style style:name="Master1-Layout6-titleOnly-Solo-el-título-outline5" style:family="presentation" style:parent-style-name="Master1-Layout6-titleOnly-Solo-el-título-outline4">
      <style:paragraph-properties fo:margin-top="0cm" fo:margin-bottom="0.1cm"/>
      <style:text-properties fo:font-size="20pt" style:font-size-asian="20pt" style:font-size-complex="20pt"/>
    </style:style>
    <style:style style:name="Master1-Layout6-titleOnly-Solo-el-título-outline6" style:family="presentation" style:parent-style-name="Master1-Layout6-titleOnly-Solo-el-título-outline5">
      <style:paragraph-properties fo:margin-top="0cm" fo:margin-bottom="0.1cm"/>
      <style:text-properties fo:font-size="20pt" style:font-size-asian="20pt" style:font-size-complex="20pt"/>
    </style:style>
    <style:style style:name="Master1-Layout6-titleOnly-Solo-el-título-outline7" style:family="presentation" style:parent-style-name="Master1-Layout6-titleOnly-Solo-el-título-outline6">
      <style:paragraph-properties fo:margin-top="0cm" fo:margin-bottom="0.1cm"/>
      <style:text-properties fo:font-size="20pt" style:font-size-asian="20pt" style:font-size-complex="20pt"/>
    </style:style>
    <style:style style:name="Master1-Layout6-titleOnly-Solo-el-título-outline8" style:family="presentation" style:parent-style-name="Master1-Layout6-titleOnly-Solo-el-título-outline7">
      <style:paragraph-properties fo:margin-top="0cm" fo:margin-bottom="0.1cm"/>
      <style:text-properties fo:font-size="20pt" style:font-size-asian="20pt" style:font-size-complex="20pt"/>
    </style:style>
    <style:style style:name="Master1-Layout6-titleOnly-Solo-el-título-outline9" style:family="presentation" style:parent-style-name="Master1-Layout6-titleOnly-Solo-el-título-outline8">
      <style:paragraph-properties fo:margin-top="0cm" fo:margin-bottom="0.1cm"/>
      <style:text-properties fo:font-size="20pt" style:font-size-asian="20pt" style:font-size-complex="20pt"/>
    </style:style>
    <style:style style:name="Master1-Layout6-titleOnly-Solo-el-título-subtitle" style:family="presentation">
      <style:graphic-properties draw:stroke="none" draw:fill="none" draw:textarea-vertical-align="middle">
        <text:list-style style:name="Master1-Layout6-titleOnly-Solo-el-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el-título-title" style:family="presentation">
      <style:graphic-properties draw:stroke="none" draw:fill="none" draw:textarea-vertical-align="middle">
        <text:list-style style:name="Master1-Layout6-titleOnly-Solo-el-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n-blanco-background" style:family="presentation">
      <style:graphic-properties draw:stroke="none" draw:fill="bitmap" draw:fill-image-name="a264" style:repeat="stretch"/>
      <style:text-properties style:letter-kerning="true"/>
    </style:style>
    <style:style style:name="Master1-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n-blanc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n-blanco-outline1" style:family="presentation">
      <style:graphic-properties draw:stroke="none" draw:fill="none">
        <text:list-style style:name="Master1-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outline2" style:family="presentation" style:parent-style-name="Master1-Layout7-blank-En-blanco-outline1">
      <style:paragraph-properties fo:margin-top="0cm" fo:margin-bottom="0.4cm"/>
      <style:text-properties fo:font-size="28pt" style:font-size-asian="28pt" style:font-size-complex="28pt"/>
    </style:style>
    <style:style style:name="Master1-Layout7-blank-En-blanco-outline3" style:family="presentation" style:parent-style-name="Master1-Layout7-blank-En-blanco-outline2">
      <style:paragraph-properties fo:margin-top="0cm" fo:margin-bottom="0.3cm"/>
      <style:text-properties fo:font-size="24pt" style:font-size-asian="24pt" style:font-size-complex="24pt"/>
    </style:style>
    <style:style style:name="Master1-Layout7-blank-En-blanco-outline4" style:family="presentation" style:parent-style-name="Master1-Layout7-blank-En-blanco-outline3">
      <style:paragraph-properties fo:margin-top="0cm" fo:margin-bottom="0.2cm"/>
      <style:text-properties fo:font-size="20pt" style:font-size-asian="20pt" style:font-size-complex="20pt"/>
    </style:style>
    <style:style style:name="Master1-Layout7-blank-En-blanco-outline5" style:family="presentation" style:parent-style-name="Master1-Layout7-blank-En-blanco-outline4">
      <style:paragraph-properties fo:margin-top="0cm" fo:margin-bottom="0.1cm"/>
      <style:text-properties fo:font-size="20pt" style:font-size-asian="20pt" style:font-size-complex="20pt"/>
    </style:style>
    <style:style style:name="Master1-Layout7-blank-En-blanco-outline6" style:family="presentation" style:parent-style-name="Master1-Layout7-blank-En-blanco-outline5">
      <style:paragraph-properties fo:margin-top="0cm" fo:margin-bottom="0.1cm"/>
      <style:text-properties fo:font-size="20pt" style:font-size-asian="20pt" style:font-size-complex="20pt"/>
    </style:style>
    <style:style style:name="Master1-Layout7-blank-En-blanco-outline7" style:family="presentation" style:parent-style-name="Master1-Layout7-blank-En-blanco-outline6">
      <style:paragraph-properties fo:margin-top="0cm" fo:margin-bottom="0.1cm"/>
      <style:text-properties fo:font-size="20pt" style:font-size-asian="20pt" style:font-size-complex="20pt"/>
    </style:style>
    <style:style style:name="Master1-Layout7-blank-En-blanco-outline8" style:family="presentation" style:parent-style-name="Master1-Layout7-blank-En-blanco-outline7">
      <style:paragraph-properties fo:margin-top="0cm" fo:margin-bottom="0.1cm"/>
      <style:text-properties fo:font-size="20pt" style:font-size-asian="20pt" style:font-size-complex="20pt"/>
    </style:style>
    <style:style style:name="Master1-Layout7-blank-En-blanco-outline9" style:family="presentation" style:parent-style-name="Master1-Layout7-blank-En-blanco-outline8">
      <style:paragraph-properties fo:margin-top="0cm" fo:margin-bottom="0.1cm"/>
      <style:text-properties fo:font-size="20pt" style:font-size-asian="20pt" style:font-size-complex="20pt"/>
    </style:style>
    <style:style style:name="Master1-Layout7-blank-En-blanco-subtitle" style:family="presentation">
      <style:graphic-properties draw:stroke="none" draw:fill="none" draw:textarea-vertical-align="middle">
        <text:list-style style:name="Master1-Layout7-blank-En-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title" style:family="presentation">
      <style:graphic-properties draw:stroke="none" draw:fill="none" draw:textarea-vertical-align="middle">
        <text:list-style style:name="Master1-Layout7-blank-En-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ido-con-título-background" style:family="presentation">
      <style:graphic-properties draw:stroke="none" draw:fill="bitmap" draw:fill-image-name="a280" style:repeat="stretch"/>
      <style:text-properties style:letter-kerning="true"/>
    </style:style>
    <style:style style:name="Master1-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ido-con-títul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ido-con-título-outline1" style:family="presentation">
      <style:graphic-properties draw:stroke="none" draw:fill="none">
        <text:list-style style:name="Master1-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outline2" style:family="presentation" style:parent-style-name="Master1-Layout8-objTx-Contenido-con-título-outline1">
      <style:paragraph-properties fo:margin-top="0cm" fo:margin-bottom="0.4cm"/>
      <style:text-properties fo:font-size="28pt" style:font-size-asian="28pt" style:font-size-complex="28pt"/>
    </style:style>
    <style:style style:name="Master1-Layout8-objTx-Contenido-con-título-outline3" style:family="presentation" style:parent-style-name="Master1-Layout8-objTx-Contenido-con-título-outline2">
      <style:paragraph-properties fo:margin-top="0cm" fo:margin-bottom="0.3cm"/>
      <style:text-properties fo:font-size="24pt" style:font-size-asian="24pt" style:font-size-complex="24pt"/>
    </style:style>
    <style:style style:name="Master1-Layout8-objTx-Contenido-con-título-outline4" style:family="presentation" style:parent-style-name="Master1-Layout8-objTx-Contenido-con-título-outline3">
      <style:paragraph-properties fo:margin-top="0cm" fo:margin-bottom="0.2cm"/>
      <style:text-properties fo:font-size="20pt" style:font-size-asian="20pt" style:font-size-complex="20pt"/>
    </style:style>
    <style:style style:name="Master1-Layout8-objTx-Contenido-con-título-outline5" style:family="presentation" style:parent-style-name="Master1-Layout8-objTx-Contenido-con-título-outline4">
      <style:paragraph-properties fo:margin-top="0cm" fo:margin-bottom="0.1cm"/>
      <style:text-properties fo:font-size="20pt" style:font-size-asian="20pt" style:font-size-complex="20pt"/>
    </style:style>
    <style:style style:name="Master1-Layout8-objTx-Contenido-con-título-outline6" style:family="presentation" style:parent-style-name="Master1-Layout8-objTx-Contenido-con-título-outline5">
      <style:paragraph-properties fo:margin-top="0cm" fo:margin-bottom="0.1cm"/>
      <style:text-properties fo:font-size="20pt" style:font-size-asian="20pt" style:font-size-complex="20pt"/>
    </style:style>
    <style:style style:name="Master1-Layout8-objTx-Contenido-con-título-outline7" style:family="presentation" style:parent-style-name="Master1-Layout8-objTx-Contenido-con-título-outline6">
      <style:paragraph-properties fo:margin-top="0cm" fo:margin-bottom="0.1cm"/>
      <style:text-properties fo:font-size="20pt" style:font-size-asian="20pt" style:font-size-complex="20pt"/>
    </style:style>
    <style:style style:name="Master1-Layout8-objTx-Contenido-con-título-outline8" style:family="presentation" style:parent-style-name="Master1-Layout8-objTx-Contenido-con-título-outline7">
      <style:paragraph-properties fo:margin-top="0cm" fo:margin-bottom="0.1cm"/>
      <style:text-properties fo:font-size="20pt" style:font-size-asian="20pt" style:font-size-complex="20pt"/>
    </style:style>
    <style:style style:name="Master1-Layout8-objTx-Contenido-con-título-outline9" style:family="presentation" style:parent-style-name="Master1-Layout8-objTx-Contenido-con-título-outline8">
      <style:paragraph-properties fo:margin-top="0cm" fo:margin-bottom="0.1cm"/>
      <style:text-properties fo:font-size="20pt" style:font-size-asian="20pt" style:font-size-complex="20pt"/>
    </style:style>
    <style:style style:name="Master1-Layout8-objTx-Contenido-con-título-subtitle" style:family="presentation">
      <style:graphic-properties draw:stroke="none" draw:fill="none" draw:textarea-vertical-align="middle">
        <text:list-style style:name="Master1-Layout8-objTx-Contenido-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title" style:family="presentation">
      <style:graphic-properties draw:stroke="none" draw:fill="none" draw:textarea-vertical-align="middle">
        <text:list-style style:name="Master1-Layout8-objTx-Contenido-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n-con-título-background" style:family="presentation">
      <style:graphic-properties draw:stroke="none" draw:fill="bitmap" draw:fill-image-name="a322" style:repeat="stretch"/>
      <style:text-properties style:letter-kerning="true"/>
    </style:style>
    <style:style style:name="Master1-Layout9-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n-con-títul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n-con-título-outline1" style:family="presentation">
      <style:graphic-properties draw:stroke="none" draw:fill="none">
        <text:list-style style:name="Master1-Layout9-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outline2" style:family="presentation" style:parent-style-name="Master1-Layout9-picTx-Imagen-con-título-outline1">
      <style:paragraph-properties fo:margin-top="0cm" fo:margin-bottom="0.4cm"/>
      <style:text-properties fo:font-size="28pt" style:font-size-asian="28pt" style:font-size-complex="28pt"/>
    </style:style>
    <style:style style:name="Master1-Layout9-picTx-Imagen-con-título-outline3" style:family="presentation" style:parent-style-name="Master1-Layout9-picTx-Imagen-con-título-outline2">
      <style:paragraph-properties fo:margin-top="0cm" fo:margin-bottom="0.3cm"/>
      <style:text-properties fo:font-size="24pt" style:font-size-asian="24pt" style:font-size-complex="24pt"/>
    </style:style>
    <style:style style:name="Master1-Layout9-picTx-Imagen-con-título-outline4" style:family="presentation" style:parent-style-name="Master1-Layout9-picTx-Imagen-con-título-outline3">
      <style:paragraph-properties fo:margin-top="0cm" fo:margin-bottom="0.2cm"/>
      <style:text-properties fo:font-size="20pt" style:font-size-asian="20pt" style:font-size-complex="20pt"/>
    </style:style>
    <style:style style:name="Master1-Layout9-picTx-Imagen-con-título-outline5" style:family="presentation" style:parent-style-name="Master1-Layout9-picTx-Imagen-con-título-outline4">
      <style:paragraph-properties fo:margin-top="0cm" fo:margin-bottom="0.1cm"/>
      <style:text-properties fo:font-size="20pt" style:font-size-asian="20pt" style:font-size-complex="20pt"/>
    </style:style>
    <style:style style:name="Master1-Layout9-picTx-Imagen-con-título-outline6" style:family="presentation" style:parent-style-name="Master1-Layout9-picTx-Imagen-con-título-outline5">
      <style:paragraph-properties fo:margin-top="0cm" fo:margin-bottom="0.1cm"/>
      <style:text-properties fo:font-size="20pt" style:font-size-asian="20pt" style:font-size-complex="20pt"/>
    </style:style>
    <style:style style:name="Master1-Layout9-picTx-Imagen-con-título-outline7" style:family="presentation" style:parent-style-name="Master1-Layout9-picTx-Imagen-con-título-outline6">
      <style:paragraph-properties fo:margin-top="0cm" fo:margin-bottom="0.1cm"/>
      <style:text-properties fo:font-size="20pt" style:font-size-asian="20pt" style:font-size-complex="20pt"/>
    </style:style>
    <style:style style:name="Master1-Layout9-picTx-Imagen-con-título-outline8" style:family="presentation" style:parent-style-name="Master1-Layout9-picTx-Imagen-con-título-outline7">
      <style:paragraph-properties fo:margin-top="0cm" fo:margin-bottom="0.1cm"/>
      <style:text-properties fo:font-size="20pt" style:font-size-asian="20pt" style:font-size-complex="20pt"/>
    </style:style>
    <style:style style:name="Master1-Layout9-picTx-Imagen-con-título-outline9" style:family="presentation" style:parent-style-name="Master1-Layout9-picTx-Imagen-con-título-outline8">
      <style:paragraph-properties fo:margin-top="0cm" fo:margin-bottom="0.1cm"/>
      <style:text-properties fo:font-size="20pt" style:font-size-asian="20pt" style:font-size-complex="20pt"/>
    </style:style>
    <style:style style:name="Master1-Layout9-picTx-Imagen-con-título-subtitle" style:family="presentation">
      <style:graphic-properties draw:stroke="none" draw:fill="none" draw:textarea-vertical-align="middle">
        <text:list-style style:name="Master1-Layout9-picTx-Imagen-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title" style:family="presentation">
      <style:graphic-properties draw:stroke="none" draw:fill="none" draw:textarea-vertical-align="middle">
        <text:list-style style:name="Master1-Layout9-picTx-Imagen-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Imagen-panorámica-con-descripción-background" style:family="presentation">
      <style:graphic-properties draw:stroke="none" draw:fill="bitmap" draw:fill-image-name="a350" style:repeat="stretch"/>
      <style:text-properties style:letter-kerning="true"/>
    </style:style>
    <style:style style:name="Master1-Layout10-cust-Imagen-panorámica-con-descripción-backgroundobjects" style:family="presentation">
      <style:graphic-properties draw:textarea-horizontal-align="justify" draw:shadow="hidden" draw:shadow-offset-x="0.2cm" draw:shadow-offset-y="0.2cm" draw:shadow-color="#808080"/>
      <style:text-properties style:letter-kerning="true"/>
    </style:style>
    <style:style style:name="Master1-Layout10-cust-Imagen-panorámica-con-descripció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Imagen-panorámica-con-descripción-outline1" style:family="presentation">
      <style:graphic-properties draw:stroke="none" draw:fill="none">
        <text:list-style style:name="Master1-Layout10-cust-Imagen-panorámica-con-descrip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Imagen-panorámica-con-descripción-outline2" style:family="presentation" style:parent-style-name="Master1-Layout10-cust-Imagen-panorámica-con-descripción-outline1">
      <style:paragraph-properties fo:margin-top="0cm" fo:margin-bottom="0.4cm"/>
      <style:text-properties fo:font-size="28pt" style:font-size-asian="28pt" style:font-size-complex="28pt"/>
    </style:style>
    <style:style style:name="Master1-Layout10-cust-Imagen-panorámica-con-descripción-outline3" style:family="presentation" style:parent-style-name="Master1-Layout10-cust-Imagen-panorámica-con-descripción-outline2">
      <style:paragraph-properties fo:margin-top="0cm" fo:margin-bottom="0.3cm"/>
      <style:text-properties fo:font-size="24pt" style:font-size-asian="24pt" style:font-size-complex="24pt"/>
    </style:style>
    <style:style style:name="Master1-Layout10-cust-Imagen-panorámica-con-descripción-outline4" style:family="presentation" style:parent-style-name="Master1-Layout10-cust-Imagen-panorámica-con-descripción-outline3">
      <style:paragraph-properties fo:margin-top="0cm" fo:margin-bottom="0.2cm"/>
      <style:text-properties fo:font-size="20pt" style:font-size-asian="20pt" style:font-size-complex="20pt"/>
    </style:style>
    <style:style style:name="Master1-Layout10-cust-Imagen-panorámica-con-descripción-outline5" style:family="presentation" style:parent-style-name="Master1-Layout10-cust-Imagen-panorámica-con-descripción-outline4">
      <style:paragraph-properties fo:margin-top="0cm" fo:margin-bottom="0.1cm"/>
      <style:text-properties fo:font-size="20pt" style:font-size-asian="20pt" style:font-size-complex="20pt"/>
    </style:style>
    <style:style style:name="Master1-Layout10-cust-Imagen-panorámica-con-descripción-outline6" style:family="presentation" style:parent-style-name="Master1-Layout10-cust-Imagen-panorámica-con-descripción-outline5">
      <style:paragraph-properties fo:margin-top="0cm" fo:margin-bottom="0.1cm"/>
      <style:text-properties fo:font-size="20pt" style:font-size-asian="20pt" style:font-size-complex="20pt"/>
    </style:style>
    <style:style style:name="Master1-Layout10-cust-Imagen-panorámica-con-descripción-outline7" style:family="presentation" style:parent-style-name="Master1-Layout10-cust-Imagen-panorámica-con-descripción-outline6">
      <style:paragraph-properties fo:margin-top="0cm" fo:margin-bottom="0.1cm"/>
      <style:text-properties fo:font-size="20pt" style:font-size-asian="20pt" style:font-size-complex="20pt"/>
    </style:style>
    <style:style style:name="Master1-Layout10-cust-Imagen-panorámica-con-descripción-outline8" style:family="presentation" style:parent-style-name="Master1-Layout10-cust-Imagen-panorámica-con-descripción-outline7">
      <style:paragraph-properties fo:margin-top="0cm" fo:margin-bottom="0.1cm"/>
      <style:text-properties fo:font-size="20pt" style:font-size-asian="20pt" style:font-size-complex="20pt"/>
    </style:style>
    <style:style style:name="Master1-Layout10-cust-Imagen-panorámica-con-descripción-outline9" style:family="presentation" style:parent-style-name="Master1-Layout10-cust-Imagen-panorámica-con-descripción-outline8">
      <style:paragraph-properties fo:margin-top="0cm" fo:margin-bottom="0.1cm"/>
      <style:text-properties fo:font-size="20pt" style:font-size-asian="20pt" style:font-size-complex="20pt"/>
    </style:style>
    <style:style style:name="Master1-Layout10-cust-Imagen-panorámica-con-descripción-subtitle" style:family="presentation">
      <style:graphic-properties draw:stroke="none" draw:fill="none" draw:textarea-vertical-align="middle">
        <text:list-style style:name="Master1-Layout10-cust-Imagen-panorámica-con-descrip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Imagen-panorámica-con-descripción-title" style:family="presentation">
      <style:graphic-properties draw:stroke="none" draw:fill="none" draw:textarea-vertical-align="middle">
        <text:list-style style:name="Master1-Layout10-cust-Imagen-panorámica-con-descrip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Título-y-descripción-background" style:family="presentation">
      <style:graphic-properties draw:stroke="none" draw:fill="bitmap" draw:fill-image-name="a378" style:repeat="stretch"/>
      <style:text-properties style:letter-kerning="true"/>
    </style:style>
    <style:style style:name="Master1-Layout11-cust-Título-y-descripción-backgroundobjects" style:family="presentation">
      <style:graphic-properties draw:textarea-horizontal-align="justify" draw:shadow="hidden" draw:shadow-offset-x="0.2cm" draw:shadow-offset-y="0.2cm" draw:shadow-color="#808080"/>
      <style:text-properties style:letter-kerning="true"/>
    </style:style>
    <style:style style:name="Master1-Layout11-cust-Título-y-descripció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Título-y-descripción-outline1" style:family="presentation">
      <style:graphic-properties draw:stroke="none" draw:fill="none">
        <text:list-style style:name="Master1-Layout11-cust-Título-y-descrip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ítulo-y-descripción-outline2" style:family="presentation" style:parent-style-name="Master1-Layout11-cust-Título-y-descripción-outline1">
      <style:paragraph-properties fo:margin-top="0cm" fo:margin-bottom="0.4cm"/>
      <style:text-properties fo:font-size="28pt" style:font-size-asian="28pt" style:font-size-complex="28pt"/>
    </style:style>
    <style:style style:name="Master1-Layout11-cust-Título-y-descripción-outline3" style:family="presentation" style:parent-style-name="Master1-Layout11-cust-Título-y-descripción-outline2">
      <style:paragraph-properties fo:margin-top="0cm" fo:margin-bottom="0.3cm"/>
      <style:text-properties fo:font-size="24pt" style:font-size-asian="24pt" style:font-size-complex="24pt"/>
    </style:style>
    <style:style style:name="Master1-Layout11-cust-Título-y-descripción-outline4" style:family="presentation" style:parent-style-name="Master1-Layout11-cust-Título-y-descripción-outline3">
      <style:paragraph-properties fo:margin-top="0cm" fo:margin-bottom="0.2cm"/>
      <style:text-properties fo:font-size="20pt" style:font-size-asian="20pt" style:font-size-complex="20pt"/>
    </style:style>
    <style:style style:name="Master1-Layout11-cust-Título-y-descripción-outline5" style:family="presentation" style:parent-style-name="Master1-Layout11-cust-Título-y-descripción-outline4">
      <style:paragraph-properties fo:margin-top="0cm" fo:margin-bottom="0.1cm"/>
      <style:text-properties fo:font-size="20pt" style:font-size-asian="20pt" style:font-size-complex="20pt"/>
    </style:style>
    <style:style style:name="Master1-Layout11-cust-Título-y-descripción-outline6" style:family="presentation" style:parent-style-name="Master1-Layout11-cust-Título-y-descripción-outline5">
      <style:paragraph-properties fo:margin-top="0cm" fo:margin-bottom="0.1cm"/>
      <style:text-properties fo:font-size="20pt" style:font-size-asian="20pt" style:font-size-complex="20pt"/>
    </style:style>
    <style:style style:name="Master1-Layout11-cust-Título-y-descripción-outline7" style:family="presentation" style:parent-style-name="Master1-Layout11-cust-Título-y-descripción-outline6">
      <style:paragraph-properties fo:margin-top="0cm" fo:margin-bottom="0.1cm"/>
      <style:text-properties fo:font-size="20pt" style:font-size-asian="20pt" style:font-size-complex="20pt"/>
    </style:style>
    <style:style style:name="Master1-Layout11-cust-Título-y-descripción-outline8" style:family="presentation" style:parent-style-name="Master1-Layout11-cust-Título-y-descripción-outline7">
      <style:paragraph-properties fo:margin-top="0cm" fo:margin-bottom="0.1cm"/>
      <style:text-properties fo:font-size="20pt" style:font-size-asian="20pt" style:font-size-complex="20pt"/>
    </style:style>
    <style:style style:name="Master1-Layout11-cust-Título-y-descripción-outline9" style:family="presentation" style:parent-style-name="Master1-Layout11-cust-Título-y-descripción-outline8">
      <style:paragraph-properties fo:margin-top="0cm" fo:margin-bottom="0.1cm"/>
      <style:text-properties fo:font-size="20pt" style:font-size-asian="20pt" style:font-size-complex="20pt"/>
    </style:style>
    <style:style style:name="Master1-Layout11-cust-Título-y-descripción-subtitle" style:family="presentation">
      <style:graphic-properties draw:stroke="none" draw:fill="none" draw:textarea-vertical-align="middle">
        <text:list-style style:name="Master1-Layout11-cust-Título-y-descrip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ítulo-y-descripción-title" style:family="presentation">
      <style:graphic-properties draw:stroke="none" draw:fill="none" draw:textarea-vertical-align="middle">
        <text:list-style style:name="Master1-Layout11-cust-Título-y-descrip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Cita-con-descripción-background" style:family="presentation">
      <style:graphic-properties draw:stroke="none" draw:fill="bitmap" draw:fill-image-name="a403" style:repeat="stretch"/>
      <style:text-properties style:letter-kerning="true"/>
    </style:style>
    <style:style style:name="Master1-Layout12-cust-Cita-con-descripción-backgroundobjects" style:family="presentation">
      <style:graphic-properties draw:textarea-horizontal-align="justify" draw:shadow="hidden" draw:shadow-offset-x="0.2cm" draw:shadow-offset-y="0.2cm" draw:shadow-color="#808080"/>
      <style:text-properties style:letter-kerning="true"/>
    </style:style>
    <style:style style:name="Master1-Layout12-cust-Cita-con-descripció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Cita-con-descripción-outline1" style:family="presentation">
      <style:graphic-properties draw:stroke="none" draw:fill="none">
        <text:list-style style:name="Master1-Layout12-cust-Cita-con-descrip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ita-con-descripción-outline2" style:family="presentation" style:parent-style-name="Master1-Layout12-cust-Cita-con-descripción-outline1">
      <style:paragraph-properties fo:margin-top="0cm" fo:margin-bottom="0.4cm"/>
      <style:text-properties fo:font-size="28pt" style:font-size-asian="28pt" style:font-size-complex="28pt"/>
    </style:style>
    <style:style style:name="Master1-Layout12-cust-Cita-con-descripción-outline3" style:family="presentation" style:parent-style-name="Master1-Layout12-cust-Cita-con-descripción-outline2">
      <style:paragraph-properties fo:margin-top="0cm" fo:margin-bottom="0.3cm"/>
      <style:text-properties fo:font-size="24pt" style:font-size-asian="24pt" style:font-size-complex="24pt"/>
    </style:style>
    <style:style style:name="Master1-Layout12-cust-Cita-con-descripción-outline4" style:family="presentation" style:parent-style-name="Master1-Layout12-cust-Cita-con-descripción-outline3">
      <style:paragraph-properties fo:margin-top="0cm" fo:margin-bottom="0.2cm"/>
      <style:text-properties fo:font-size="20pt" style:font-size-asian="20pt" style:font-size-complex="20pt"/>
    </style:style>
    <style:style style:name="Master1-Layout12-cust-Cita-con-descripción-outline5" style:family="presentation" style:parent-style-name="Master1-Layout12-cust-Cita-con-descripción-outline4">
      <style:paragraph-properties fo:margin-top="0cm" fo:margin-bottom="0.1cm"/>
      <style:text-properties fo:font-size="20pt" style:font-size-asian="20pt" style:font-size-complex="20pt"/>
    </style:style>
    <style:style style:name="Master1-Layout12-cust-Cita-con-descripción-outline6" style:family="presentation" style:parent-style-name="Master1-Layout12-cust-Cita-con-descripción-outline5">
      <style:paragraph-properties fo:margin-top="0cm" fo:margin-bottom="0.1cm"/>
      <style:text-properties fo:font-size="20pt" style:font-size-asian="20pt" style:font-size-complex="20pt"/>
    </style:style>
    <style:style style:name="Master1-Layout12-cust-Cita-con-descripción-outline7" style:family="presentation" style:parent-style-name="Master1-Layout12-cust-Cita-con-descripción-outline6">
      <style:paragraph-properties fo:margin-top="0cm" fo:margin-bottom="0.1cm"/>
      <style:text-properties fo:font-size="20pt" style:font-size-asian="20pt" style:font-size-complex="20pt"/>
    </style:style>
    <style:style style:name="Master1-Layout12-cust-Cita-con-descripción-outline8" style:family="presentation" style:parent-style-name="Master1-Layout12-cust-Cita-con-descripción-outline7">
      <style:paragraph-properties fo:margin-top="0cm" fo:margin-bottom="0.1cm"/>
      <style:text-properties fo:font-size="20pt" style:font-size-asian="20pt" style:font-size-complex="20pt"/>
    </style:style>
    <style:style style:name="Master1-Layout12-cust-Cita-con-descripción-outline9" style:family="presentation" style:parent-style-name="Master1-Layout12-cust-Cita-con-descripción-outline8">
      <style:paragraph-properties fo:margin-top="0cm" fo:margin-bottom="0.1cm"/>
      <style:text-properties fo:font-size="20pt" style:font-size-asian="20pt" style:font-size-complex="20pt"/>
    </style:style>
    <style:style style:name="Master1-Layout12-cust-Cita-con-descripción-subtitle" style:family="presentation">
      <style:graphic-properties draw:stroke="none" draw:fill="none" draw:textarea-vertical-align="middle">
        <text:list-style style:name="Master1-Layout12-cust-Cita-con-descrip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ita-con-descripción-title" style:family="presentation">
      <style:graphic-properties draw:stroke="none" draw:fill="none" draw:textarea-vertical-align="middle">
        <text:list-style style:name="Master1-Layout12-cust-Cita-con-descrip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Tarjeta-de-nombre-background" style:family="presentation">
      <style:graphic-properties draw:stroke="none" draw:fill="bitmap" draw:fill-image-name="a438" style:repeat="stretch"/>
      <style:text-properties style:letter-kerning="true"/>
    </style:style>
    <style:style style:name="Master1-Layout13-cust-Tarjeta-de-nombre-backgroundobjects" style:family="presentation">
      <style:graphic-properties draw:textarea-horizontal-align="justify" draw:shadow="hidden" draw:shadow-offset-x="0.2cm" draw:shadow-offset-y="0.2cm" draw:shadow-color="#808080"/>
      <style:text-properties style:letter-kerning="true"/>
    </style:style>
    <style:style style:name="Master1-Layout13-cust-Tarjeta-de-nombr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Tarjeta-de-nombre-outline1" style:family="presentation">
      <style:graphic-properties draw:stroke="none" draw:fill="none">
        <text:list-style style:name="Master1-Layout13-cust-Tarjeta-de-nomb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Tarjeta-de-nombre-outline2" style:family="presentation" style:parent-style-name="Master1-Layout13-cust-Tarjeta-de-nombre-outline1">
      <style:paragraph-properties fo:margin-top="0cm" fo:margin-bottom="0.4cm"/>
      <style:text-properties fo:font-size="28pt" style:font-size-asian="28pt" style:font-size-complex="28pt"/>
    </style:style>
    <style:style style:name="Master1-Layout13-cust-Tarjeta-de-nombre-outline3" style:family="presentation" style:parent-style-name="Master1-Layout13-cust-Tarjeta-de-nombre-outline2">
      <style:paragraph-properties fo:margin-top="0cm" fo:margin-bottom="0.3cm"/>
      <style:text-properties fo:font-size="24pt" style:font-size-asian="24pt" style:font-size-complex="24pt"/>
    </style:style>
    <style:style style:name="Master1-Layout13-cust-Tarjeta-de-nombre-outline4" style:family="presentation" style:parent-style-name="Master1-Layout13-cust-Tarjeta-de-nombre-outline3">
      <style:paragraph-properties fo:margin-top="0cm" fo:margin-bottom="0.2cm"/>
      <style:text-properties fo:font-size="20pt" style:font-size-asian="20pt" style:font-size-complex="20pt"/>
    </style:style>
    <style:style style:name="Master1-Layout13-cust-Tarjeta-de-nombre-outline5" style:family="presentation" style:parent-style-name="Master1-Layout13-cust-Tarjeta-de-nombre-outline4">
      <style:paragraph-properties fo:margin-top="0cm" fo:margin-bottom="0.1cm"/>
      <style:text-properties fo:font-size="20pt" style:font-size-asian="20pt" style:font-size-complex="20pt"/>
    </style:style>
    <style:style style:name="Master1-Layout13-cust-Tarjeta-de-nombre-outline6" style:family="presentation" style:parent-style-name="Master1-Layout13-cust-Tarjeta-de-nombre-outline5">
      <style:paragraph-properties fo:margin-top="0cm" fo:margin-bottom="0.1cm"/>
      <style:text-properties fo:font-size="20pt" style:font-size-asian="20pt" style:font-size-complex="20pt"/>
    </style:style>
    <style:style style:name="Master1-Layout13-cust-Tarjeta-de-nombre-outline7" style:family="presentation" style:parent-style-name="Master1-Layout13-cust-Tarjeta-de-nombre-outline6">
      <style:paragraph-properties fo:margin-top="0cm" fo:margin-bottom="0.1cm"/>
      <style:text-properties fo:font-size="20pt" style:font-size-asian="20pt" style:font-size-complex="20pt"/>
    </style:style>
    <style:style style:name="Master1-Layout13-cust-Tarjeta-de-nombre-outline8" style:family="presentation" style:parent-style-name="Master1-Layout13-cust-Tarjeta-de-nombre-outline7">
      <style:paragraph-properties fo:margin-top="0cm" fo:margin-bottom="0.1cm"/>
      <style:text-properties fo:font-size="20pt" style:font-size-asian="20pt" style:font-size-complex="20pt"/>
    </style:style>
    <style:style style:name="Master1-Layout13-cust-Tarjeta-de-nombre-outline9" style:family="presentation" style:parent-style-name="Master1-Layout13-cust-Tarjeta-de-nombre-outline8">
      <style:paragraph-properties fo:margin-top="0cm" fo:margin-bottom="0.1cm"/>
      <style:text-properties fo:font-size="20pt" style:font-size-asian="20pt" style:font-size-complex="20pt"/>
    </style:style>
    <style:style style:name="Master1-Layout13-cust-Tarjeta-de-nombre-subtitle" style:family="presentation">
      <style:graphic-properties draw:stroke="none" draw:fill="none" draw:textarea-vertical-align="middle">
        <text:list-style style:name="Master1-Layout13-cust-Tarjeta-de-nomb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Tarjeta-de-nombre-title" style:family="presentation">
      <style:graphic-properties draw:stroke="none" draw:fill="none" draw:textarea-vertical-align="middle">
        <text:list-style style:name="Master1-Layout13-cust-Tarjeta-de-nomb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Citar-la-tarjeta-de-nombre-background" style:family="presentation">
      <style:graphic-properties draw:stroke="none" draw:fill="bitmap" draw:fill-image-name="a462" style:repeat="stretch"/>
      <style:text-properties style:letter-kerning="true"/>
    </style:style>
    <style:style style:name="Master1-Layout14-cust-Citar-la-tarjeta-de-nombre-backgroundobjects" style:family="presentation">
      <style:graphic-properties draw:textarea-horizontal-align="justify" draw:shadow="hidden" draw:shadow-offset-x="0.2cm" draw:shadow-offset-y="0.2cm" draw:shadow-color="#808080"/>
      <style:text-properties style:letter-kerning="true"/>
    </style:style>
    <style:style style:name="Master1-Layout14-cust-Citar-la-tarjeta-de-nombr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Citar-la-tarjeta-de-nombre-outline1" style:family="presentation">
      <style:graphic-properties draw:stroke="none" draw:fill="none">
        <text:list-style style:name="Master1-Layout14-cust-Citar-la-tarjeta-de-nomb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Citar-la-tarjeta-de-nombre-outline2" style:family="presentation" style:parent-style-name="Master1-Layout14-cust-Citar-la-tarjeta-de-nombre-outline1">
      <style:paragraph-properties fo:margin-top="0cm" fo:margin-bottom="0.4cm"/>
      <style:text-properties fo:font-size="28pt" style:font-size-asian="28pt" style:font-size-complex="28pt"/>
    </style:style>
    <style:style style:name="Master1-Layout14-cust-Citar-la-tarjeta-de-nombre-outline3" style:family="presentation" style:parent-style-name="Master1-Layout14-cust-Citar-la-tarjeta-de-nombre-outline2">
      <style:paragraph-properties fo:margin-top="0cm" fo:margin-bottom="0.3cm"/>
      <style:text-properties fo:font-size="24pt" style:font-size-asian="24pt" style:font-size-complex="24pt"/>
    </style:style>
    <style:style style:name="Master1-Layout14-cust-Citar-la-tarjeta-de-nombre-outline4" style:family="presentation" style:parent-style-name="Master1-Layout14-cust-Citar-la-tarjeta-de-nombre-outline3">
      <style:paragraph-properties fo:margin-top="0cm" fo:margin-bottom="0.2cm"/>
      <style:text-properties fo:font-size="20pt" style:font-size-asian="20pt" style:font-size-complex="20pt"/>
    </style:style>
    <style:style style:name="Master1-Layout14-cust-Citar-la-tarjeta-de-nombre-outline5" style:family="presentation" style:parent-style-name="Master1-Layout14-cust-Citar-la-tarjeta-de-nombre-outline4">
      <style:paragraph-properties fo:margin-top="0cm" fo:margin-bottom="0.1cm"/>
      <style:text-properties fo:font-size="20pt" style:font-size-asian="20pt" style:font-size-complex="20pt"/>
    </style:style>
    <style:style style:name="Master1-Layout14-cust-Citar-la-tarjeta-de-nombre-outline6" style:family="presentation" style:parent-style-name="Master1-Layout14-cust-Citar-la-tarjeta-de-nombre-outline5">
      <style:paragraph-properties fo:margin-top="0cm" fo:margin-bottom="0.1cm"/>
      <style:text-properties fo:font-size="20pt" style:font-size-asian="20pt" style:font-size-complex="20pt"/>
    </style:style>
    <style:style style:name="Master1-Layout14-cust-Citar-la-tarjeta-de-nombre-outline7" style:family="presentation" style:parent-style-name="Master1-Layout14-cust-Citar-la-tarjeta-de-nombre-outline6">
      <style:paragraph-properties fo:margin-top="0cm" fo:margin-bottom="0.1cm"/>
      <style:text-properties fo:font-size="20pt" style:font-size-asian="20pt" style:font-size-complex="20pt"/>
    </style:style>
    <style:style style:name="Master1-Layout14-cust-Citar-la-tarjeta-de-nombre-outline8" style:family="presentation" style:parent-style-name="Master1-Layout14-cust-Citar-la-tarjeta-de-nombre-outline7">
      <style:paragraph-properties fo:margin-top="0cm" fo:margin-bottom="0.1cm"/>
      <style:text-properties fo:font-size="20pt" style:font-size-asian="20pt" style:font-size-complex="20pt"/>
    </style:style>
    <style:style style:name="Master1-Layout14-cust-Citar-la-tarjeta-de-nombre-outline9" style:family="presentation" style:parent-style-name="Master1-Layout14-cust-Citar-la-tarjeta-de-nombre-outline8">
      <style:paragraph-properties fo:margin-top="0cm" fo:margin-bottom="0.1cm"/>
      <style:text-properties fo:font-size="20pt" style:font-size-asian="20pt" style:font-size-complex="20pt"/>
    </style:style>
    <style:style style:name="Master1-Layout14-cust-Citar-la-tarjeta-de-nombre-subtitle" style:family="presentation">
      <style:graphic-properties draw:stroke="none" draw:fill="none" draw:textarea-vertical-align="middle">
        <text:list-style style:name="Master1-Layout14-cust-Citar-la-tarjeta-de-nomb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Citar-la-tarjeta-de-nombre-title" style:family="presentation">
      <style:graphic-properties draw:stroke="none" draw:fill="none" draw:textarea-vertical-align="middle">
        <text:list-style style:name="Master1-Layout14-cust-Citar-la-tarjeta-de-nomb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cust-Verdadero-o-falso-background" style:family="presentation">
      <style:graphic-properties draw:stroke="none" draw:fill="bitmap" draw:fill-image-name="a497" style:repeat="stretch"/>
      <style:text-properties style:letter-kerning="true"/>
    </style:style>
    <style:style style:name="Master1-Layout15-cust-Verdadero-o-falso-backgroundobjects" style:family="presentation">
      <style:graphic-properties draw:textarea-horizontal-align="justify" draw:shadow="hidden" draw:shadow-offset-x="0.2cm" draw:shadow-offset-y="0.2cm" draw:shadow-color="#808080"/>
      <style:text-properties style:letter-kerning="true"/>
    </style:style>
    <style:style style:name="Master1-Layout15-cust-Verdadero-o-fals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cust-Verdadero-o-falso-outline1" style:family="presentation">
      <style:graphic-properties draw:stroke="none" draw:fill="none">
        <text:list-style style:name="Master1-Layout15-cust-Verdadero-o-fals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Verdadero-o-falso-outline2" style:family="presentation" style:parent-style-name="Master1-Layout15-cust-Verdadero-o-falso-outline1">
      <style:paragraph-properties fo:margin-top="0cm" fo:margin-bottom="0.4cm"/>
      <style:text-properties fo:font-size="28pt" style:font-size-asian="28pt" style:font-size-complex="28pt"/>
    </style:style>
    <style:style style:name="Master1-Layout15-cust-Verdadero-o-falso-outline3" style:family="presentation" style:parent-style-name="Master1-Layout15-cust-Verdadero-o-falso-outline2">
      <style:paragraph-properties fo:margin-top="0cm" fo:margin-bottom="0.3cm"/>
      <style:text-properties fo:font-size="24pt" style:font-size-asian="24pt" style:font-size-complex="24pt"/>
    </style:style>
    <style:style style:name="Master1-Layout15-cust-Verdadero-o-falso-outline4" style:family="presentation" style:parent-style-name="Master1-Layout15-cust-Verdadero-o-falso-outline3">
      <style:paragraph-properties fo:margin-top="0cm" fo:margin-bottom="0.2cm"/>
      <style:text-properties fo:font-size="20pt" style:font-size-asian="20pt" style:font-size-complex="20pt"/>
    </style:style>
    <style:style style:name="Master1-Layout15-cust-Verdadero-o-falso-outline5" style:family="presentation" style:parent-style-name="Master1-Layout15-cust-Verdadero-o-falso-outline4">
      <style:paragraph-properties fo:margin-top="0cm" fo:margin-bottom="0.1cm"/>
      <style:text-properties fo:font-size="20pt" style:font-size-asian="20pt" style:font-size-complex="20pt"/>
    </style:style>
    <style:style style:name="Master1-Layout15-cust-Verdadero-o-falso-outline6" style:family="presentation" style:parent-style-name="Master1-Layout15-cust-Verdadero-o-falso-outline5">
      <style:paragraph-properties fo:margin-top="0cm" fo:margin-bottom="0.1cm"/>
      <style:text-properties fo:font-size="20pt" style:font-size-asian="20pt" style:font-size-complex="20pt"/>
    </style:style>
    <style:style style:name="Master1-Layout15-cust-Verdadero-o-falso-outline7" style:family="presentation" style:parent-style-name="Master1-Layout15-cust-Verdadero-o-falso-outline6">
      <style:paragraph-properties fo:margin-top="0cm" fo:margin-bottom="0.1cm"/>
      <style:text-properties fo:font-size="20pt" style:font-size-asian="20pt" style:font-size-complex="20pt"/>
    </style:style>
    <style:style style:name="Master1-Layout15-cust-Verdadero-o-falso-outline8" style:family="presentation" style:parent-style-name="Master1-Layout15-cust-Verdadero-o-falso-outline7">
      <style:paragraph-properties fo:margin-top="0cm" fo:margin-bottom="0.1cm"/>
      <style:text-properties fo:font-size="20pt" style:font-size-asian="20pt" style:font-size-complex="20pt"/>
    </style:style>
    <style:style style:name="Master1-Layout15-cust-Verdadero-o-falso-outline9" style:family="presentation" style:parent-style-name="Master1-Layout15-cust-Verdadero-o-falso-outline8">
      <style:paragraph-properties fo:margin-top="0cm" fo:margin-bottom="0.1cm"/>
      <style:text-properties fo:font-size="20pt" style:font-size-asian="20pt" style:font-size-complex="20pt"/>
    </style:style>
    <style:style style:name="Master1-Layout15-cust-Verdadero-o-falso-subtitle" style:family="presentation">
      <style:graphic-properties draw:stroke="none" draw:fill="none" draw:textarea-vertical-align="middle">
        <text:list-style style:name="Master1-Layout15-cust-Verdadero-o-fals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Verdadero-o-falso-title" style:family="presentation">
      <style:graphic-properties draw:stroke="none" draw:fill="none" draw:textarea-vertical-align="middle">
        <text:list-style style:name="Master1-Layout15-cust-Verdadero-o-fals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vertTx-Título-y-texto-vertical-background" style:family="presentation">
      <style:graphic-properties draw:stroke="none" draw:fill="bitmap" draw:fill-image-name="a526" style:repeat="stretch"/>
      <style:text-properties style:letter-kerning="true"/>
    </style:style>
    <style:style style:name="Master1-Layout16-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6-vertTx-Título-y-texto-vertical-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vertTx-Título-y-texto-vertical-outline1" style:family="presentation">
      <style:graphic-properties draw:stroke="none" draw:fill="none">
        <text:list-style style:name="Master1-Layout16-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ítulo-y-texto-vertical-outline2" style:family="presentation" style:parent-style-name="Master1-Layout16-vertTx-Título-y-texto-vertical-outline1">
      <style:paragraph-properties fo:margin-top="0cm" fo:margin-bottom="0.4cm"/>
      <style:text-properties fo:font-size="28pt" style:font-size-asian="28pt" style:font-size-complex="28pt"/>
    </style:style>
    <style:style style:name="Master1-Layout16-vertTx-Título-y-texto-vertical-outline3" style:family="presentation" style:parent-style-name="Master1-Layout16-vertTx-Título-y-texto-vertical-outline2">
      <style:paragraph-properties fo:margin-top="0cm" fo:margin-bottom="0.3cm"/>
      <style:text-properties fo:font-size="24pt" style:font-size-asian="24pt" style:font-size-complex="24pt"/>
    </style:style>
    <style:style style:name="Master1-Layout16-vertTx-Título-y-texto-vertical-outline4" style:family="presentation" style:parent-style-name="Master1-Layout16-vertTx-Título-y-texto-vertical-outline3">
      <style:paragraph-properties fo:margin-top="0cm" fo:margin-bottom="0.2cm"/>
      <style:text-properties fo:font-size="20pt" style:font-size-asian="20pt" style:font-size-complex="20pt"/>
    </style:style>
    <style:style style:name="Master1-Layout16-vertTx-Título-y-texto-vertical-outline5" style:family="presentation" style:parent-style-name="Master1-Layout16-vertTx-Título-y-texto-vertical-outline4">
      <style:paragraph-properties fo:margin-top="0cm" fo:margin-bottom="0.1cm"/>
      <style:text-properties fo:font-size="20pt" style:font-size-asian="20pt" style:font-size-complex="20pt"/>
    </style:style>
    <style:style style:name="Master1-Layout16-vertTx-Título-y-texto-vertical-outline6" style:family="presentation" style:parent-style-name="Master1-Layout16-vertTx-Título-y-texto-vertical-outline5">
      <style:paragraph-properties fo:margin-top="0cm" fo:margin-bottom="0.1cm"/>
      <style:text-properties fo:font-size="20pt" style:font-size-asian="20pt" style:font-size-complex="20pt"/>
    </style:style>
    <style:style style:name="Master1-Layout16-vertTx-Título-y-texto-vertical-outline7" style:family="presentation" style:parent-style-name="Master1-Layout16-vertTx-Título-y-texto-vertical-outline6">
      <style:paragraph-properties fo:margin-top="0cm" fo:margin-bottom="0.1cm"/>
      <style:text-properties fo:font-size="20pt" style:font-size-asian="20pt" style:font-size-complex="20pt"/>
    </style:style>
    <style:style style:name="Master1-Layout16-vertTx-Título-y-texto-vertical-outline8" style:family="presentation" style:parent-style-name="Master1-Layout16-vertTx-Título-y-texto-vertical-outline7">
      <style:paragraph-properties fo:margin-top="0cm" fo:margin-bottom="0.1cm"/>
      <style:text-properties fo:font-size="20pt" style:font-size-asian="20pt" style:font-size-complex="20pt"/>
    </style:style>
    <style:style style:name="Master1-Layout16-vertTx-Título-y-texto-vertical-outline9" style:family="presentation" style:parent-style-name="Master1-Layout16-vertTx-Título-y-texto-vertical-outline8">
      <style:paragraph-properties fo:margin-top="0cm" fo:margin-bottom="0.1cm"/>
      <style:text-properties fo:font-size="20pt" style:font-size-asian="20pt" style:font-size-complex="20pt"/>
    </style:style>
    <style:style style:name="Master1-Layout16-vertTx-Título-y-texto-vertical-subtitle" style:family="presentation">
      <style:graphic-properties draw:stroke="none" draw:fill="none" draw:textarea-vertical-align="middle">
        <text:list-style style:name="Master1-Layout16-vertTx-Título-y-text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ítulo-y-texto-vertical-title" style:family="presentation">
      <style:graphic-properties draw:stroke="none" draw:fill="none" draw:textarea-vertical-align="middle">
        <text:list-style style:name="Master1-Layout16-vertTx-Título-y-text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7-vertTitleAndTx-Título-vertical-y-texto-background" style:family="presentation">
      <style:graphic-properties draw:stroke="none" draw:fill="bitmap" draw:fill-image-name="a564" style:repeat="stretch"/>
      <style:text-properties style:letter-kerning="true"/>
    </style:style>
    <style:style style:name="Master1-Layout17-vertTitleAndTx-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1-Layout17-vertTitleAndTx-Título-vertical-y-tex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7-vertTitleAndTx-Título-vertical-y-texto-outline1" style:family="presentation">
      <style:graphic-properties draw:stroke="none" draw:fill="none">
        <text:list-style style:name="Master1-Layout17-vertTitleAndTx-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Título-vertical-y-texto-outline2" style:family="presentation" style:parent-style-name="Master1-Layout17-vertTitleAndTx-Título-vertical-y-texto-outline1">
      <style:paragraph-properties fo:margin-top="0cm" fo:margin-bottom="0.4cm"/>
      <style:text-properties fo:font-size="28pt" style:font-size-asian="28pt" style:font-size-complex="28pt"/>
    </style:style>
    <style:style style:name="Master1-Layout17-vertTitleAndTx-Título-vertical-y-texto-outline3" style:family="presentation" style:parent-style-name="Master1-Layout17-vertTitleAndTx-Título-vertical-y-texto-outline2">
      <style:paragraph-properties fo:margin-top="0cm" fo:margin-bottom="0.3cm"/>
      <style:text-properties fo:font-size="24pt" style:font-size-asian="24pt" style:font-size-complex="24pt"/>
    </style:style>
    <style:style style:name="Master1-Layout17-vertTitleAndTx-Título-vertical-y-texto-outline4" style:family="presentation" style:parent-style-name="Master1-Layout17-vertTitleAndTx-Título-vertical-y-texto-outline3">
      <style:paragraph-properties fo:margin-top="0cm" fo:margin-bottom="0.2cm"/>
      <style:text-properties fo:font-size="20pt" style:font-size-asian="20pt" style:font-size-complex="20pt"/>
    </style:style>
    <style:style style:name="Master1-Layout17-vertTitleAndTx-Título-vertical-y-texto-outline5" style:family="presentation" style:parent-style-name="Master1-Layout17-vertTitleAndTx-Título-vertical-y-texto-outline4">
      <style:paragraph-properties fo:margin-top="0cm" fo:margin-bottom="0.1cm"/>
      <style:text-properties fo:font-size="20pt" style:font-size-asian="20pt" style:font-size-complex="20pt"/>
    </style:style>
    <style:style style:name="Master1-Layout17-vertTitleAndTx-Título-vertical-y-texto-outline6" style:family="presentation" style:parent-style-name="Master1-Layout17-vertTitleAndTx-Título-vertical-y-texto-outline5">
      <style:paragraph-properties fo:margin-top="0cm" fo:margin-bottom="0.1cm"/>
      <style:text-properties fo:font-size="20pt" style:font-size-asian="20pt" style:font-size-complex="20pt"/>
    </style:style>
    <style:style style:name="Master1-Layout17-vertTitleAndTx-Título-vertical-y-texto-outline7" style:family="presentation" style:parent-style-name="Master1-Layout17-vertTitleAndTx-Título-vertical-y-texto-outline6">
      <style:paragraph-properties fo:margin-top="0cm" fo:margin-bottom="0.1cm"/>
      <style:text-properties fo:font-size="20pt" style:font-size-asian="20pt" style:font-size-complex="20pt"/>
    </style:style>
    <style:style style:name="Master1-Layout17-vertTitleAndTx-Título-vertical-y-texto-outline8" style:family="presentation" style:parent-style-name="Master1-Layout17-vertTitleAndTx-Título-vertical-y-texto-outline7">
      <style:paragraph-properties fo:margin-top="0cm" fo:margin-bottom="0.1cm"/>
      <style:text-properties fo:font-size="20pt" style:font-size-asian="20pt" style:font-size-complex="20pt"/>
    </style:style>
    <style:style style:name="Master1-Layout17-vertTitleAndTx-Título-vertical-y-texto-outline9" style:family="presentation" style:parent-style-name="Master1-Layout17-vertTitleAndTx-Título-vertical-y-texto-outline8">
      <style:paragraph-properties fo:margin-top="0cm" fo:margin-bottom="0.1cm"/>
      <style:text-properties fo:font-size="20pt" style:font-size-asian="20pt" style:font-size-complex="20pt"/>
    </style:style>
    <style:style style:name="Master1-Layout17-vertTitleAndTx-Título-vertical-y-texto-subtitle" style:family="presentation">
      <style:graphic-properties draw:stroke="none" draw:fill="none" draw:textarea-vertical-align="middle">
        <text:list-style style:name="Master1-Layout17-vertTitleAndTx-Título-vertical-y-tex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Título-vertical-y-texto-title" style:family="presentation">
      <style:graphic-properties draw:stroke="none" draw:fill="none" draw:textarea-vertical-align="middle">
        <text:list-style style:name="Master1-Layout17-vertTitleAndTx-Título-vertical-y-tex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a0" style:repeat="stretch"/>
    </style:style>
    <style:style style:name="Mdp2" style:family="drawing-page">
      <style:drawing-page-properties draw:background-size="border" draw:fill="bitmap" draw:fill-image-name="a37" style:repeat="stretch"/>
    </style:style>
    <style:style style:name="Mdp3" style:family="drawing-page">
      <style:drawing-page-properties draw:background-size="border" draw:fill="bitmap" draw:fill-image-name="a62" style:repeat="stretch"/>
    </style:style>
    <style:style style:name="Mdp4" style:family="drawing-page">
      <style:drawing-page-properties draw:background-size="border" draw:fill="bitmap" draw:fill-image-name="a100" style:repeat="stretch"/>
    </style:style>
    <style:style style:name="Mdp5" style:family="drawing-page">
      <style:drawing-page-properties draw:background-size="border" draw:fill="bitmap" draw:fill-image-name="a125" style:repeat="stretch"/>
    </style:style>
    <style:style style:name="Mdp6" style:family="drawing-page">
      <style:drawing-page-properties draw:background-size="border" draw:fill="bitmap" draw:fill-image-name="a180" style:repeat="stretch"/>
    </style:style>
    <style:style style:name="Mdp7" style:family="drawing-page">
      <style:drawing-page-properties draw:background-size="border" draw:fill="bitmap" draw:fill-image-name="a243" style:repeat="stretch"/>
    </style:style>
    <style:style style:name="Mdp8" style:family="drawing-page">
      <style:drawing-page-properties draw:background-size="border" draw:fill="bitmap" draw:fill-image-name="a264" style:repeat="stretch"/>
    </style:style>
    <style:style style:name="Mdp9" style:family="drawing-page">
      <style:drawing-page-properties draw:background-size="border" draw:fill="bitmap" draw:fill-image-name="a280" style:repeat="stretch"/>
    </style:style>
    <style:style style:name="Mdp10" style:family="drawing-page">
      <style:drawing-page-properties draw:background-size="border" draw:fill="bitmap" draw:fill-image-name="a322" style:repeat="stretch"/>
    </style:style>
    <style:style style:name="Mdp11" style:family="drawing-page">
      <style:drawing-page-properties draw:background-size="border" draw:fill="bitmap" draw:fill-image-name="a350" style:repeat="stretch"/>
    </style:style>
    <style:style style:name="Mdp12" style:family="drawing-page">
      <style:drawing-page-properties draw:background-size="border" draw:fill="bitmap" draw:fill-image-name="a378" style:repeat="stretch"/>
    </style:style>
    <style:style style:name="Mdp13" style:family="drawing-page">
      <style:drawing-page-properties draw:background-size="border" draw:fill="bitmap" draw:fill-image-name="a403" style:repeat="stretch"/>
    </style:style>
    <style:style style:name="Mdp14" style:family="drawing-page">
      <style:drawing-page-properties draw:background-size="border" draw:fill="bitmap" draw:fill-image-name="a438" style:repeat="stretch"/>
    </style:style>
    <style:style style:name="Mdp15" style:family="drawing-page">
      <style:drawing-page-properties draw:background-size="border" draw:fill="bitmap" draw:fill-image-name="a462" style:repeat="stretch"/>
    </style:style>
    <style:style style:name="Mdp16" style:family="drawing-page">
      <style:drawing-page-properties draw:background-size="border" draw:fill="bitmap" draw:fill-image-name="a497" style:repeat="stretch"/>
    </style:style>
    <style:style style:name="Mdp17" style:family="drawing-page">
      <style:drawing-page-properties draw:background-size="border" draw:fill="bitmap" draw:fill-image-name="a526" style:repeat="stretch"/>
    </style:style>
    <style:style style:name="Mdp18" style:family="drawing-page">
      <style:drawing-page-properties draw:background-size="border" draw:fill="bitmap" draw:fill-image-name="a564" style:repeat="stretch"/>
    </style:style>
    <style:style style:name="Mdp19"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Graphics">
      <style:graphic-properties draw:stroke="none" draw:fill="none" style:mirror="none"/>
    </style:style>
    <style:style style:name="Mgr4" style:family="graphic" style:parent-style-name="standard">
      <style:graphic-properties draw:stroke="solid" svg:stroke-width="0.044cm" svg:stroke-color="#83992a" svg:stroke-opacity="100%" draw:stroke-linejoin="miter" svg:stroke-linecap="butt" draw:fill="none" fo:min-height="0cm" fo:min-width="0cm" fo:padding-top="0.147cm" fo:padding-bottom="0.147cm" fo:padding-left="0.272cm" fo:padding-right="0.272cm"/>
    </style:style>
    <style:style style:name="Mgr5" style:family="graphic" style:parent-style-name="Graphics">
      <style:graphic-properties draw:stroke="none" draw:fill="none" fo:clip="rect(0cm, 0cm, 0cm, 0cm)" style:mirror="none"/>
    </style:style>
    <style:style style:name="Mgr6" style:family="graphic" style:parent-style-name="standard">
      <style:graphic-properties draw:stroke="solid" svg:stroke-width="0.044cm" svg:stroke-color="#83992a" svg:stroke-opacity="100%" svg:stroke-linecap="butt" draw:fill="none" fo:padding-top="0.147cm" fo:padding-bottom="0.147cm" fo:padding-left="0.272cm" fo:padding-right="0.272cm"/>
    </style:style>
    <style:style style:name="Mgr7"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 style:family="presentation" style:parent-style-name="Master1-Orgánico-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 style:family="presentation" style:parent-style-name="Master1-Orgánico-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Orgánic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rgánico-backgroundobjects">
      <style:graphic-properties draw:stroke="none" draw:fill="none" draw:fill-color="#ffffff" draw:auto-grow-height="false" fo:min-height="1.485cm"/>
    </style:style>
    <style:style style:name="Mpr5" style:family="presentation" style:parent-style-name="Master1-Orgánico-backgroundobjects">
      <style:graphic-properties draw:stroke="none" draw:fill="none" draw:fill-color="#ffffff" draw:textarea-vertical-align="bottom" draw:auto-grow-height="false" fo:min-height="1.485cm"/>
    </style:style>
    <style:style style:name="Mpr6" style:family="presentation" style:parent-style-name="Master1-Layout1-title-Diapositiva-de-título-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7" style:family="presentation" style:parent-style-name="Master1-Layout1-title-Diapositiva-de-título-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8" style:family="presentation" style:parent-style-name="Master1-Layout1-title-Diapositiva-de-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 style:family="presentation" style:parent-style-name="Master1-Layout1-title-Diapositiva-de-título-backgroundobjects">
      <style:graphic-properties draw:stroke="none" draw:fill="none" draw:fill-color="#ffffff" draw:auto-grow-height="false" fo:min-height="1.485cm"/>
    </style:style>
    <style:style style:name="Mpr10" style:family="presentation" style:parent-style-name="Master1-Layout1-title-Diapositiva-de-título-backgroundobjects">
      <style:graphic-properties draw:stroke="none" draw:fill="none" draw:fill-color="#ffffff" draw:textarea-vertical-align="bottom" draw:auto-grow-height="false" fo:min-height="1.485cm"/>
    </style:style>
    <style:style style:name="Mpr11" style:family="presentation" style:parent-style-name="Master1-Layout2-obj-Título-y-objetos-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2-obj-Título-y-objetos-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2-obj-Título-y-objeto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4" style:family="presentation" style:parent-style-name="Master1-Layout2-obj-Título-y-objetos-backgroundobjects">
      <style:graphic-properties draw:stroke="none" draw:fill="none" draw:fill-color="#ffffff" draw:auto-grow-height="false" fo:min-height="1.485cm"/>
    </style:style>
    <style:style style:name="Mpr15" style:family="presentation" style:parent-style-name="Master1-Layout2-obj-Título-y-objetos-backgroundobjects">
      <style:graphic-properties draw:stroke="none" draw:fill="none" draw:fill-color="#ffffff" draw:textarea-vertical-align="bottom" draw:auto-grow-height="false" fo:min-height="1.485cm"/>
    </style:style>
    <style:style style:name="Mpr16" style:family="presentation" style:parent-style-name="Master1-Layout3-secHead-Encabezado-de-sección-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17" style:family="presentation" style:parent-style-name="Master1-Layout3-secHead-Encabezado-de-sección-outline1">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8" style:family="presentation" style:parent-style-name="Master1-Layout3-secHead-Encabezado-de-secció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9" style:family="presentation" style:parent-style-name="Master1-Layout3-secHead-Encabezado-de-sección-backgroundobjects">
      <style:graphic-properties draw:stroke="none" draw:fill="none" draw:fill-color="#ffffff" draw:auto-grow-height="false" fo:min-height="1.485cm"/>
    </style:style>
    <style:style style:name="Mpr20" style:family="presentation" style:parent-style-name="Master1-Layout3-secHead-Encabezado-de-sección-backgroundobjects">
      <style:graphic-properties draw:stroke="none" draw:fill="none" draw:fill-color="#ffffff" draw:textarea-vertical-align="bottom" draw:auto-grow-height="false" fo:min-height="1.485cm"/>
    </style:style>
    <style:style style:name="Mpr21" style:family="presentation" style:parent-style-name="Master1-Layout4-twoObj-Dos-objetos-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2" style:family="presentation" style:parent-style-name="Master1-Layout4-twoObj-Dos-objetos-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3" style:family="presentation" style:parent-style-name="Master1-Layout4-twoObj-Dos-objeto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4" style:family="presentation" style:parent-style-name="Master1-Layout4-twoObj-Dos-objetos-backgroundobjects">
      <style:graphic-properties draw:stroke="none" draw:fill="none" draw:fill-color="#ffffff" draw:auto-grow-height="false" fo:min-height="1.485cm"/>
    </style:style>
    <style:style style:name="Mpr25" style:family="presentation" style:parent-style-name="Master1-Layout4-twoObj-Dos-objetos-backgroundobjects">
      <style:graphic-properties draw:stroke="none" draw:fill="none" draw:fill-color="#ffffff" draw:textarea-vertical-align="bottom" draw:auto-grow-height="false" fo:min-height="1.485cm"/>
    </style:style>
    <style:style style:name="Mpr26" style:family="presentation" style:parent-style-name="Master1-Layout5-twoTxTwoObj-Comparación-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7" style:family="presentation" style:parent-style-name="Master1-Layout5-twoTxTwoObj-Comparació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8" style:family="presentation" style:parent-style-name="Master1-Layout5-twoTxTwoObj-Comparació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9" style:family="presentation" style:parent-style-name="Master1-Layout5-twoTxTwoObj-Comparació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0" style:family="presentation" style:parent-style-name="Master1-Layout5-twoTxTwoObj-Comparación-backgroundobjects">
      <style:graphic-properties draw:stroke="none" draw:fill="none" draw:fill-color="#ffffff" draw:auto-grow-height="false" fo:min-height="1.485cm"/>
    </style:style>
    <style:style style:name="Mpr31" style:family="presentation" style:parent-style-name="Master1-Layout5-twoTxTwoObj-Comparación-backgroundobjects">
      <style:graphic-properties draw:stroke="none" draw:fill="none" draw:fill-color="#ffffff" draw:textarea-vertical-align="bottom" draw:auto-grow-height="false" fo:min-height="1.485cm"/>
    </style:style>
    <style:style style:name="Mpr32" style:family="presentation" style:parent-style-name="Master1-Layout6-titleOnly-Solo-el-título-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6-titleOnly-Solo-el-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4" style:family="presentation" style:parent-style-name="Master1-Layout6-titleOnly-Solo-el-título-backgroundobjects">
      <style:graphic-properties draw:stroke="none" draw:fill="none" draw:fill-color="#ffffff" draw:auto-grow-height="false" fo:min-height="1.485cm"/>
    </style:style>
    <style:style style:name="Mpr35" style:family="presentation" style:parent-style-name="Master1-Layout6-titleOnly-Solo-el-título-backgroundobjects">
      <style:graphic-properties draw:stroke="none" draw:fill="none" draw:fill-color="#ffffff" draw:textarea-vertical-align="bottom" draw:auto-grow-height="false" fo:min-height="1.485cm"/>
    </style:style>
    <style:style style:name="Mpr36" style:family="presentation" style:parent-style-name="Master1-Layout7-blank-En-blanc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7" style:family="presentation" style:parent-style-name="Master1-Layout7-blank-En-blanco-backgroundobjects">
      <style:graphic-properties draw:stroke="none" draw:fill="none" draw:fill-color="#ffffff" draw:auto-grow-height="false" fo:min-height="1.485cm"/>
    </style:style>
    <style:style style:name="Mpr38" style:family="presentation" style:parent-style-name="Master1-Layout7-blank-En-blanco-backgroundobjects">
      <style:graphic-properties draw:stroke="none" draw:fill="none" draw:fill-color="#ffffff" draw:textarea-vertical-align="bottom" draw:auto-grow-height="false" fo:min-height="1.485cm"/>
    </style:style>
    <style:style style:name="Mpr39" style:family="presentation" style:parent-style-name="Master1-Layout8-objTx-Contenido-con-título-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40" style:family="presentation" style:parent-style-name="Master1-Layout8-objTx-Contenido-con-título-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1" style:family="presentation" style:parent-style-name="Master1-Layout8-objTx-Contenido-con-título-outline1">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42" style:family="presentation" style:parent-style-name="Master1-Layout8-objTx-Contenido-con-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3" style:family="presentation" style:parent-style-name="Master1-Layout8-objTx-Contenido-con-título-backgroundobjects">
      <style:graphic-properties draw:stroke="none" draw:fill="none" draw:fill-color="#ffffff" draw:auto-grow-height="false" fo:min-height="1.485cm"/>
    </style:style>
    <style:style style:name="Mpr44" style:family="presentation" style:parent-style-name="Master1-Layout8-objTx-Contenido-con-título-backgroundobjects">
      <style:graphic-properties draw:stroke="none" draw:fill="none" draw:fill-color="#ffffff" draw:textarea-vertical-align="bottom" draw:auto-grow-height="false" fo:min-height="1.485cm"/>
    </style:style>
    <style:style style:name="Mpr45" style:family="presentation" style:parent-style-name="Master1-Layout9-picTx-Imagen-con-título-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46" style:family="presentation" style:parent-style-name="Master1-Layout9-picTx-Imagen-con-título-title">
      <style:graphic-properties draw:stroke="solid" svg:stroke-width="0.159cm" svg:stroke-color="#7f7f7f" svg:stroke-opacity="100%" draw:stroke-linejoin="miter" draw:fill="none" draw:textarea-horizontal-align="center" draw:textarea-vertical-align="top" draw:auto-grow-height="false" draw:auto-grow-width="false" fo:padding-top="0.127cm" fo:padding-bottom="0.127cm" fo:padding-left="0.254cm" fo:padding-right="0.254cm" fo:wrap-option="wrap"/>
    </style:style>
    <style:style style:name="Mpr47" style:family="presentation" style:parent-style-name="Master1-Layout9-picTx-Imagen-con-título-outline1">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48" style:family="presentation" style:parent-style-name="Master1-Layout9-picTx-Imagen-con-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9" style:family="presentation" style:parent-style-name="Master1-Layout9-picTx-Imagen-con-título-backgroundobjects">
      <style:graphic-properties draw:stroke="none" draw:fill="none" draw:fill-color="#ffffff" draw:auto-grow-height="false" fo:min-height="1.485cm"/>
    </style:style>
    <style:style style:name="Mpr50" style:family="presentation" style:parent-style-name="Master1-Layout9-picTx-Imagen-con-título-backgroundobjects">
      <style:graphic-properties draw:stroke="none" draw:fill="none" draw:fill-color="#ffffff" draw:textarea-vertical-align="bottom" draw:auto-grow-height="false" fo:min-height="1.485cm"/>
    </style:style>
    <style:style style:name="Mpr51" style:family="presentation" style:parent-style-name="Master1-Layout10-cust-Imagen-panorámica-con-descripción-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52" style:family="presentation" style:parent-style-name="Master1-Layout10-cust-Imagen-panorámica-con-descripción-title">
      <style:graphic-properties draw:stroke="solid" svg:stroke-width="0.159cm" svg:stroke-color="#7f7f7f" svg:stroke-opacity="100%" draw:stroke-linejoin="miter" draw:fill="none" draw:textarea-horizontal-align="center" draw:textarea-vertical-align="top" draw:auto-grow-height="false" draw:auto-grow-width="false" fo:padding-top="0.127cm" fo:padding-bottom="0.127cm" fo:padding-left="0.254cm" fo:padding-right="0.254cm" fo:wrap-option="wrap"/>
    </style:style>
    <style:style style:name="Mpr53" style:family="presentation" style:parent-style-name="Master1-Layout10-cust-Imagen-panorámica-con-descripción-outline1">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54" style:family="presentation" style:parent-style-name="Master1-Layout10-cust-Imagen-panorámica-con-descripció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5" style:family="presentation" style:parent-style-name="Master1-Layout10-cust-Imagen-panorámica-con-descripción-backgroundobjects">
      <style:graphic-properties draw:stroke="none" draw:fill="none" draw:fill-color="#ffffff" draw:auto-grow-height="false" fo:min-height="1.485cm"/>
    </style:style>
    <style:style style:name="Mpr56" style:family="presentation" style:parent-style-name="Master1-Layout10-cust-Imagen-panorámica-con-descripción-backgroundobjects">
      <style:graphic-properties draw:stroke="none" draw:fill="none" draw:fill-color="#ffffff" draw:textarea-vertical-align="bottom" draw:auto-grow-height="false" fo:min-height="1.485cm"/>
    </style:style>
    <style:style style:name="Mpr57" style:family="presentation" style:parent-style-name="Master1-Layout11-cust-Título-y-descripción-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8" style:family="presentation" style:parent-style-name="Master1-Layout11-cust-Título-y-descripción-outline1">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9" style:family="presentation" style:parent-style-name="Master1-Layout11-cust-Título-y-descripció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0" style:family="presentation" style:parent-style-name="Master1-Layout11-cust-Título-y-descripción-backgroundobjects">
      <style:graphic-properties draw:stroke="none" draw:fill="none" draw:fill-color="#ffffff" draw:auto-grow-height="false" fo:min-height="1.485cm"/>
    </style:style>
    <style:style style:name="Mpr61" style:family="presentation" style:parent-style-name="Master1-Layout11-cust-Título-y-descripción-backgroundobjects">
      <style:graphic-properties draw:stroke="none" draw:fill="none" draw:fill-color="#ffffff" draw:textarea-vertical-align="bottom" draw:auto-grow-height="false" fo:min-height="1.485cm"/>
    </style:style>
    <style:style style:name="Mpr62" style:family="presentation" style:parent-style-name="Master1-Layout12-cust-Cita-con-descripción-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3" style:family="presentation" style:parent-style-name="Master1-Layout12-cust-Cita-con-descripción-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4" style:family="presentation" style:parent-style-name="Master1-Layout12-cust-Cita-con-descripción-outline1">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5" style:family="presentation" style:parent-style-name="Master1-Layout12-cust-Cita-con-descripció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6" style:family="presentation" style:parent-style-name="Master1-Layout12-cust-Cita-con-descripción-backgroundobjects">
      <style:graphic-properties draw:stroke="none" draw:fill="none" draw:fill-color="#ffffff" draw:auto-grow-height="false" fo:min-height="1.485cm"/>
    </style:style>
    <style:style style:name="Mpr67" style:family="presentation" style:parent-style-name="Master1-Layout12-cust-Cita-con-descripción-backgroundobjects">
      <style:graphic-properties draw:stroke="none" draw:fill="none" draw:fill-color="#ffffff" draw:textarea-vertical-align="bottom" draw:auto-grow-height="false" fo:min-height="1.485cm"/>
    </style:style>
    <style:style style:name="Mpr68" style:family="presentation" style:parent-style-name="Master1-Layout13-cust-Tarjeta-de-nombr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9" style:family="presentation" style:parent-style-name="Master1-Layout13-cust-Tarjeta-de-nombr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13-cust-Tarjeta-de-nombr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1" style:family="presentation" style:parent-style-name="Master1-Layout13-cust-Tarjeta-de-nombre-backgroundobjects">
      <style:graphic-properties draw:stroke="none" draw:fill="none" draw:fill-color="#ffffff" draw:auto-grow-height="false" fo:min-height="1.485cm"/>
    </style:style>
    <style:style style:name="Mpr72" style:family="presentation" style:parent-style-name="Master1-Layout13-cust-Tarjeta-de-nombre-backgroundobjects">
      <style:graphic-properties draw:stroke="none" draw:fill="none" draw:fill-color="#ffffff" draw:textarea-vertical-align="bottom" draw:auto-grow-height="false" fo:min-height="1.485cm"/>
    </style:style>
    <style:style style:name="Mpr73" style:family="presentation" style:parent-style-name="Master1-Layout14-cust-Citar-la-tarjeta-de-nombr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4" style:family="presentation" style:parent-style-name="Master1-Layout14-cust-Citar-la-tarjeta-de-nombre-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5" style:family="presentation" style:parent-style-name="Master1-Layout14-cust-Citar-la-tarjeta-de-nombr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4-cust-Citar-la-tarjeta-de-nombr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7" style:family="presentation" style:parent-style-name="Master1-Layout14-cust-Citar-la-tarjeta-de-nombre-backgroundobjects">
      <style:graphic-properties draw:stroke="none" draw:fill="none" draw:fill-color="#ffffff" draw:auto-grow-height="false" fo:min-height="1.485cm"/>
    </style:style>
    <style:style style:name="Mpr78" style:family="presentation" style:parent-style-name="Master1-Layout14-cust-Citar-la-tarjeta-de-nombre-backgroundobjects">
      <style:graphic-properties draw:stroke="none" draw:fill="none" draw:fill-color="#ffffff" draw:textarea-vertical-align="bottom" draw:auto-grow-height="false" fo:min-height="1.485cm"/>
    </style:style>
    <style:style style:name="Mpr79" style:family="presentation" style:parent-style-name="Master1-Layout15-cust-Verdadero-o-falso-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0" style:family="presentation" style:parent-style-name="Master1-Layout15-cust-Verdadero-o-falso-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1" style:family="presentation" style:parent-style-name="Master1-Layout15-cust-Verdadero-o-falso-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2" style:family="presentation" style:parent-style-name="Master1-Layout15-cust-Verdadero-o-fals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3" style:family="presentation" style:parent-style-name="Master1-Layout15-cust-Verdadero-o-falso-backgroundobjects">
      <style:graphic-properties draw:stroke="none" draw:fill="none" draw:fill-color="#ffffff" draw:auto-grow-height="false" fo:min-height="1.485cm"/>
    </style:style>
    <style:style style:name="Mpr84" style:family="presentation" style:parent-style-name="Master1-Layout15-cust-Verdadero-o-falso-backgroundobjects">
      <style:graphic-properties draw:stroke="none" draw:fill="none" draw:fill-color="#ffffff" draw:textarea-vertical-align="bottom" draw:auto-grow-height="false" fo:min-height="1.485cm"/>
    </style:style>
    <style:style style:name="Mpr85" style:family="presentation" style:parent-style-name="Master1-Layout16-vertTx-Título-y-texto-vertical-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6" style:family="presentation" style:parent-style-name="Master1-Layout16-vertTx-Título-y-texto-vertical-outline1">
      <style:graphic-properties draw:stroke="none" draw:fill="none" draw:textarea-horizontal-align="right" draw:textarea-vertical-align="top" draw:auto-grow-height="false" draw:auto-grow-width="false" fo:min-width="30.48cm" fo:padding-top="0.127cm" fo:padding-bottom="0.127cm" fo:padding-left="0.254cm" fo:padding-right="0.254cm" fo:wrap-option="wrap"/>
      <style:paragraph-properties style:writing-mode="tb-rl"/>
    </style:style>
    <style:style style:name="Mpr87" style:family="presentation" style:parent-style-name="Master1-Layout16-vertTx-Título-y-texto-vertic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8" style:family="presentation" style:parent-style-name="Master1-Layout16-vertTx-Título-y-texto-vertical-backgroundobjects">
      <style:graphic-properties draw:stroke="none" draw:fill="none" draw:fill-color="#ffffff" draw:auto-grow-height="false" fo:min-height="1.485cm"/>
    </style:style>
    <style:style style:name="Mpr89" style:family="presentation" style:parent-style-name="Master1-Layout16-vertTx-Título-y-texto-vertical-backgroundobjects">
      <style:graphic-properties draw:stroke="none" draw:fill="none" draw:fill-color="#ffffff" draw:textarea-vertical-align="bottom" draw:auto-grow-height="false" fo:min-height="1.485cm"/>
    </style:style>
    <style:style style:name="Mpr90" style:family="presentation" style:parent-style-name="Master1-Layout17-vertTitleAndTx-Título-vertical-y-texto-title">
      <style:graphic-properties draw:stroke="none" draw:fill="none" draw:textarea-horizontal-align="center" draw:textarea-vertical-align="middle" draw:auto-grow-height="false" draw:auto-grow-width="false" fo:min-width="30.48cm" fo:padding-top="0.127cm" fo:padding-bottom="0.127cm" fo:padding-left="0.254cm" fo:padding-right="0.254cm" fo:wrap-option="wrap"/>
      <style:paragraph-properties style:writing-mode="tb-rl"/>
    </style:style>
    <style:style style:name="Mpr91" style:family="presentation" style:parent-style-name="Master1-Layout17-vertTitleAndTx-Título-vertical-y-texto-outline1">
      <style:graphic-properties draw:stroke="none" draw:fill="none" draw:textarea-horizontal-align="right" draw:textarea-vertical-align="top" draw:auto-grow-height="false" draw:auto-grow-width="false" fo:min-width="30.48cm" fo:padding-top="0.127cm" fo:padding-bottom="0.127cm" fo:padding-left="0.254cm" fo:padding-right="0.254cm" fo:wrap-option="wrap"/>
      <style:paragraph-properties style:writing-mode="tb-rl"/>
    </style:style>
    <style:style style:name="Mpr92" style:family="presentation" style:parent-style-name="Master1-Layout17-vertTitleAndTx-Título-vertical-y-text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3" style:family="presentation" style:parent-style-name="Master1-Layout17-vertTitleAndTx-Título-vertical-y-texto-backgroundobjects">
      <style:graphic-properties draw:stroke="none" draw:fill="none" draw:fill-color="#ffffff" draw:auto-grow-height="false" fo:min-height="1.485cm"/>
    </style:style>
    <style:style style:name="Mpr94" style:family="presentation" style:parent-style-name="Master1-Layout17-vertTitleAndTx-Título-vertical-y-tex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0.794cm" fo:margin-right="0cm" fo:margin-top="0.212cm" fo:margin-bottom="0.212cm" fo:line-height="100%" fo:text-align="start" fo:text-indent="-0.794cm" style:punctuation-wrap="hanging" style:writing-mode="lr-tb">
        <style:tab-stops/>
      </style:paragraph-properties>
    </style:style>
    <style:style style:name="MP6" style:family="paragraph">
      <style:paragraph-properties fo:margin-left="2.064cm" fo:margin-right="0cm" fo:margin-top="0.176cm" fo:margin-bottom="0.212cm" fo:line-height="100%" fo:text-align="start" fo:text-indent="-0.794cm" style:punctuation-wrap="hanging" style:writing-mode="lr-tb">
        <style:tab-stops/>
      </style:paragraph-properties>
    </style:style>
    <style:style style:name="MP7" style:family="paragraph">
      <style:paragraph-properties fo:margin-left="3.334cm" fo:margin-right="0cm" fo:margin-top="0.141cm" fo:margin-bottom="0.212cm" fo:line-height="100%" fo:text-align="start" fo:text-indent="-0.794cm" style:punctuation-wrap="hanging" style:writing-mode="lr-tb">
        <style:tab-stops/>
      </style:paragraph-properties>
    </style:style>
    <style:style style:name="MP8" style:family="paragraph">
      <style:paragraph-properties fo:margin-left="4.286cm" fo:margin-right="0cm" fo:margin-top="0.141cm" fo:margin-bottom="0.212cm" fo:line-height="100%" fo:text-align="start" fo:text-indent="-0.476cm" style:punctuation-wrap="hanging" style:writing-mode="lr-tb">
        <style:tab-stops/>
      </style:paragraph-properties>
    </style:style>
    <style:style style:name="MP9" style:family="paragraph">
      <style:paragraph-properties fo:margin-left="5.556cm" fo:margin-right="0cm" fo:margin-top="0.106cm" fo:margin-bottom="0.212cm" fo:line-height="100%" fo:text-align="start" fo:text-indent="-0.476cm" style:punctuation-wrap="hanging" style:writing-mode="lr-tb">
        <style:tab-stops/>
      </style:paragraph-properties>
    </style:style>
    <style:style style:name="MP10"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1" style:family="paragraph">
      <style:paragraph-properties fo:margin-left="0cm" fo:margin-right="0cm" fo:margin-top="0.176cm" fo:margin-bottom="0.212cm" fo:line-height="100%" fo:text-align="center" fo:text-indent="0cm" style:punctuation-wrap="hanging" style:writing-mode="lr-tb">
        <style:tab-stops/>
      </style:paragraph-properties>
    </style:style>
    <style:style style:name="MP12" style:family="paragraph">
      <style:paragraph-properties fo:margin-left="0cm" fo:margin-right="0cm" fo:margin-top="0.212cm" fo:margin-bottom="0.212cm" fo:line-height="100%" fo:text-align="center" fo:text-indent="0cm" style:punctuation-wrap="hanging" style:writing-mode="lr-tb">
        <style:tab-stops/>
      </style:paragraph-properties>
    </style:style>
    <style:style style:name="MP13" style:family="paragraph">
      <style:paragraph-properties fo:margin-left="0cm" fo:margin-right="0cm" fo:margin-top="0.236cm" fo:margin-bottom="0.212cm" fo:line-height="100%" fo:text-align="start" fo:text-indent="0cm" style:punctuation-wrap="hanging" style:writing-mode="lr-tb">
        <style:tab-stops/>
      </style:paragraph-properties>
    </style:style>
    <style:style style:name="MP14" style:family="paragraph">
      <style:paragraph-properties fo:margin-left="0cm" fo:margin-right="0cm" fo:margin-top="0.141cm" fo:margin-bottom="0.212cm" fo:line-height="100%" fo:text-align="center" fo:text-indent="0cm" style:punctuation-wrap="hanging" style:writing-mode="lr-tb">
        <style:tab-stops/>
      </style:paragraph-properties>
    </style:style>
    <style:style style:name="MP15" style:family="paragraph">
      <style:paragraph-properties fo:margin-left="0cm" fo:margin-right="0cm" fo:margin-top="0.106cm" fo:margin-bottom="0.212cm" fo:line-height="100%" fo:text-align="center" fo:text-indent="0cm" style:punctuation-wrap="hanging" style:writing-mode="lr-tb">
        <style:tab-stops/>
      </style:paragraph-properties>
    </style:style>
    <style:style style:name="MP16" style:family="paragraph">
      <style:paragraph-properties fo:margin-left="0cm" fo:margin-right="0cm" fo:margin-top="0.176cm" fo:margin-bottom="0.212cm" fo:line-height="100%" fo:text-align="end" fo:text-indent="0cm" style:punctuation-wrap="hanging" style:writing-mode="lr-tb">
        <style:tab-stops/>
      </style:paragraph-properties>
    </style:style>
    <style:style style:name="MP17"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176cm" fo:margin-bottom="0.212cm" fo:line-height="100%" fo:text-align="start" fo:text-indent="0cm" style:punctuation-wrap="hanging" style:writing-mode="lr-tb">
        <style:tab-stops/>
      </style:paragraph-properties>
    </style:style>
    <style:style style:name="MP19" style:family="paragraph">
      <style:paragraph-properties fo:margin-left="0cm" fo:margin-right="0cm" fo:margin-top="0cm" fo:margin-bottom="0.212cm" fo:line-height="100%" fo:text-align="start" fo:text-indent="0cm" style:punctuation-wrap="hanging" style:writing-mode="lr-tb">
        <style:tab-stops/>
      </style:paragraph-properties>
    </style:style>
    <style:style style:name="MP20" style:family="paragraph">
      <style:paragraph-properties fo:margin-left="0cm" fo:margin-right="0cm" fo:margin-top="0.141cm" fo:margin-bottom="0.212cm" fo:line-height="100%" fo:text-align="start" fo:text-indent="0cm" style:punctuation-wrap="hanging" style:writing-mode="lr-tb">
        <style:tab-stops/>
      </style:paragraph-properties>
    </style:style>
    <style:style style:name="MP21" style:family="paragraph">
      <style:paragraph-properties style:writing-mode="tb-rl" style:font-independent-line-spacing="true"/>
    </style:style>
    <style:style style:name="MT1" style:family="text">
      <style:text-properties fo:color="#262626" style:text-line-through-style="none" style:text-position="0% 100%" fo:font-family="Garamond" fo:font-size="44pt" fo:letter-spacing="normal" fo:language="es" fo:country="E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2" style:family="text">
      <style:text-properties fo:color="#262626" style:text-line-through-style="none" style:text-position="0% 100%" fo:font-family="Garamond" fo:font-size="24pt" fo:letter-spacing="normal" fo:language="es" fo:country="E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3" style:family="text">
      <style:text-properties fo:color="#262626" style:text-line-through-style="none" style:text-position="0% 100%" fo:font-family="Garamond"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4" style:family="text">
      <style:text-properties fo:color="#262626" style:text-line-through-style="none" style:text-position="0% 100%" fo:font-family="Garamond"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5" style:family="text">
      <style:text-properties fo:color="#262626" style:text-line-through-style="none" style:text-position="0% 100%" fo:font-family="Garamond"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6" style:family="text">
      <style:text-properties fo:color="#262626" style:text-line-through-style="none" style:text-position="0% 100%" fo:font-family="Garamond" fo:font-size="14pt" fo:letter-spacing="normal" fo:language="es" fo:country="E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7" style:family="text">
      <style:text-properties fo:color="#000000" style:text-line-through-style="none" style:text-position="0% 100%" fo:font-family="Garamond" fo:font-size="10pt" fo:letter-spacing="normal" fo:language="en" fo:country="US"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MT8" style:family="text">
      <style:text-properties fo:color="#262626" style:text-line-through-style="none" style:text-position="0% 100%" fo:font-family="Garamond" fo:font-size="54pt" fo:letter-spacing="normal" fo:language="es" fo:country="ES" fo:font-style="normal" style:text-underline-style="none" fo:font-weight="normal" style:text-underline-mode="continuous" style:text-overline-mode="continuous" style:text-line-through-mode="continuous" style:letter-kerning="true" style:font-size-asian="54pt" style:font-style-asian="normal" style:font-weight-asian="normal" style:font-size-complex="54pt" style:font-style-complex="normal" style:font-weight-complex="normal"/>
    </style:style>
    <style:style style:name="MT9" style:family="text">
      <style:text-properties fo:color="#000000" style:text-line-through-style="none" style:text-position="0% 100%" fo:font-family="Garamond" fo:font-size="21pt" fo:letter-spacing="normal" fo:language="es" fo:country="ES" fo:font-style="normal" style:text-underline-style="none" fo:font-weight="normal" style:text-underline-mode="continuous" style:text-overline-mode="continuous" style:text-line-through-mode="continuous" style:letter-kerning="true" style:font-size-asian="21pt" style:font-style-asian="normal" style:font-weight-asian="normal" style:font-size-complex="21pt" style:font-style-complex="normal" style:font-weight-complex="normal"/>
    </style:style>
    <style:style style:name="MT10" style:family="text">
      <style:text-properties fo:color="#000000" style:text-line-through-style="none" style:text-position="0% 100%" fo:font-family="Garamond" fo:font-size="24pt" fo:letter-spacing="normal" fo:language="es" fo:country="E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color="#83992a" style:text-line-through-style="none" style:text-position="0% 100%" fo:font-family="Garamond" fo:font-size="28pt" fo:letter-spacing="normal" fo:language="es" fo:country="E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2" style:family="text">
      <style:text-properties fo:color="#262626" style:text-line-through-style="none" style:text-position="0% 100%" fo:font-family="Garamond" fo:font-size="28pt" fo:letter-spacing="normal" fo:language="es" fo:country="E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color="#262626" style:text-line-through-style="none" style:text-position="0% 100%" fo:font-family="Garamond"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color="#000000" style:text-line-through-style="none" style:text-position="0% 100%" fo:font-family="Garamond"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5" style:family="text">
      <style:text-properties fo:color="#000000" style:text-line-through-style="none" style:text-position="0% 100%" fo:font-family="Garamond"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6" style:family="text">
      <style:text-properties fo:color="#000000" style:text-line-through-style="none" style:text-position="0% 100%" fo:font-family="Garamond" fo:font-size="80pt" fo:letter-spacing="normal" fo:language="en" fo:country="US" fo:font-style="normal" style:text-underline-style="none" fo:font-weight="normal" style:text-underline-mode="continuous" style:text-overline-mode="continuous" style:text-line-through-mode="continuous" style:letter-kerning="true" style:font-size-asian="80pt" style:font-style-asian="normal" style:font-weight-asian="normal" style:font-size-complex="80pt" style:font-style-complex="normal" style:font-weight-complex="normal"/>
    </style:style>
    <style:style style:name="MT17" style:family="text">
      <style:text-properties fo:color="#000000" style:text-line-through-style="none" style:text-position="0% 100%" fo:font-family="Garamond"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8" style:family="text">
      <style:text-properties fo:color="#000000" style:text-line-through-style="none" style:text-position="0% 100%" fo:font-family="Garamond" fo:font-size="28pt" fo:letter-spacing="normal" fo:language="es" fo:country="E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794cm"/>
        <style:text-properties fo:font-family="Arial" style:font-family-generic="swiss" fo:color="#83992a" fo:font-size="115%"/>
      </text:list-level-style-bullet>
      <text:list-level-style-bullet text:level="2" text:bullet-char="•">
        <style:list-level-properties text:space-before="1.27cm" text:min-label-width="0.794cm"/>
        <style:text-properties fo:font-family="Arial" style:font-family-generic="swiss" fo:color="#83992a" fo:font-size="115%"/>
      </text:list-level-style-bullet>
      <text:list-level-style-bullet text:level="3" text:bullet-char="•">
        <style:list-level-properties text:space-before="2.54cm" text:min-label-width="0.794cm"/>
        <style:text-properties fo:font-family="Arial" style:font-family-generic="swiss" fo:color="#83992a" fo:font-size="115%"/>
      </text:list-level-style-bullet>
      <text:list-level-style-bullet text:level="4" text:bullet-char="•">
        <style:list-level-properties text:space-before="3.493cm" text:min-label-width="0.794cm"/>
        <style:text-properties fo:font-family="Arial" style:font-family-generic="swiss" fo:color="#83992a" fo:font-size="115%"/>
      </text:list-level-style-bullet>
      <text:list-level-style-bullet text:level="5" text:bullet-char="•">
        <style:list-level-properties text:space-before="4.763cm" text:min-label-width="0.794cm"/>
        <style:text-properties fo:font-family="Arial" style:font-family-generic="swiss" fo:color="#83992a" fo:font-size="115%"/>
      </text:list-level-style-bullet>
      <text:list-level-style-bullet text:level="6" text:bullet-char="•">
        <style:list-level-properties text:space-before="6.191cm" text:min-label-width="0.794cm"/>
        <style:text-properties fo:font-family="Arial" style:font-family-generic="swiss" fo:color="#83992a" fo:font-size="115%"/>
      </text:list-level-style-bullet>
      <text:list-level-style-bullet text:level="7" text:bullet-char="•">
        <style:list-level-properties text:space-before="7.461cm" text:min-label-width="0.794cm"/>
        <style:text-properties fo:font-family="Arial" style:font-family-generic="swiss" fo:color="#83992a" fo:font-size="115%"/>
      </text:list-level-style-bullet>
      <text:list-level-style-bullet text:level="8" text:bullet-char="•">
        <style:list-level-properties text:space-before="8.731cm" text:min-label-width="0.794cm"/>
        <style:text-properties fo:font-family="Arial" style:font-family-generic="swiss" fo:color="#83992a" fo:font-size="115%"/>
      </text:list-level-style-bullet>
      <text:list-level-style-bullet text:level="9" text:bullet-char="•">
        <style:list-level-properties text:space-before="10.001cm" text:min-label-width="0.794cm"/>
        <style:text-properties fo:font-family="Arial" style:font-family-generic="swiss" fo:color="#83992a" fo:font-size="11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18cm" text:min-label-width="0.476cm"/>
        <style:text-properties fo:font-family="Arial" style:font-family-generic="swiss" fo:color="#83992a" fo:font-size="115%"/>
      </text:list-level-style-bullet>
      <text:list-level-style-bullet text:level="2" text:bullet-char="•">
        <style:list-level-properties text:space-before="1.588cm" text:min-label-width="0.476cm"/>
        <style:text-properties fo:font-family="Arial" style:font-family-generic="swiss" fo:color="#83992a" fo:font-size="115%"/>
      </text:list-level-style-bullet>
      <text:list-level-style-bullet text:level="3" text:bullet-char="•">
        <style:list-level-properties text:space-before="2.858cm" text:min-label-width="0.476cm"/>
        <style:text-properties fo:font-family="Arial" style:font-family-generic="swiss" fo:color="#83992a" fo:font-size="115%"/>
      </text:list-level-style-bullet>
      <text:list-level-style-bullet text:level="4" text:bullet-char="•">
        <style:list-level-properties text:space-before="3.81cm" text:min-label-width="0.476cm"/>
        <style:text-properties fo:font-family="Arial" style:font-family-generic="swiss" fo:color="#83992a" fo:font-size="115%"/>
      </text:list-level-style-bullet>
      <text:list-level-style-bullet text:level="5" text:bullet-char="•">
        <style:list-level-properties text:space-before="5.08cm" text:min-label-width="0.476cm"/>
        <style:text-properties fo:font-family="Arial" style:font-family-generic="swiss" fo:color="#83992a" fo:font-size="115%"/>
      </text:list-level-style-bullet>
      <text:list-level-style-bullet text:level="6" text:bullet-char="•">
        <style:list-level-properties text:space-before="6.509cm" text:min-label-width="0.476cm"/>
        <style:text-properties fo:font-family="Arial" style:font-family-generic="swiss" fo:color="#83992a" fo:font-size="115%"/>
      </text:list-level-style-bullet>
      <text:list-level-style-bullet text:level="7" text:bullet-char="•">
        <style:list-level-properties text:space-before="7.779cm" text:min-label-width="0.476cm"/>
        <style:text-properties fo:font-family="Arial" style:font-family-generic="swiss" fo:color="#83992a" fo:font-size="115%"/>
      </text:list-level-style-bullet>
      <text:list-level-style-bullet text:level="8" text:bullet-char="•">
        <style:list-level-properties text:space-before="9.049cm" text:min-label-width="0.476cm"/>
        <style:text-properties fo:font-family="Arial" style:font-family-generic="swiss" fo:color="#83992a" fo:font-size="115%"/>
      </text:list-level-style-bullet>
      <text:list-level-style-bullet text:level="9" text:bullet-char="•">
        <style:list-level-properties text:space-before="10.319cm" text:min-label-width="0.476cm"/>
        <style:text-properties fo:font-family="Arial" style:font-family-generic="swiss" fo:color="#83992a" fo:font-size="11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19">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12</text:page-number></text:p>
        </draw:text-box>
      </draw:frame>
    </style:handout-master>
    <style:master-page style:name="Master1-Orgánico" style:page-layout-name="PM1" draw:style-name="Mdp1">
      <draw:g draw:name="Group 6">
        <draw:frame draw:name="Picture 7" draw:style-name="Mgr3" draw:layer="layout" svg:width="33.858cm" svg:height="19.045cm" svg:x="0cm" svg:y="0cm">
          <draw:image xlink:href="Pictures/image2.png" xlink:type="simple" xlink:show="embed" xlink:actuate="onLoad">
            <text:p/>
          </draw:image>
          <svg:desc>HD-PanelContent.png</svg:desc>
        </draw:frame>
        <draw:custom-shape draw:name="Rectangle 8" draw:style-name="Mgr4" draw:layer="layout" svg:width="30.48cm" svg:height="15.663cm" svg:x="1.689cm" svg:y="1.693cm">
          <text:p/>
          <draw:enhanced-geometry svg:viewBox="0 0 21600 21600" draw:type="non-primitive" draw:enhanced-path="M 0 0 L 21600 0 21600 21600 0 21600 Z N"/>
        </draw:custom-shape>
        <draw:frame draw:name="Picture 9" draw:style-name="Mgr5" draw:layer="layout" svg:width="2.159cm" svg:height="1.685cm" svg:x="-0.044cm" svg:y="8.761cm">
          <draw:image xlink:href="Pictures/image3.png" xlink:type="simple" xlink:show="embed" xlink:actuate="onLoad">
            <text:p/>
          </draw:image>
          <svg:desc>HDRibbonContent-UniformTrim.png</svg:desc>
        </draw:frame>
        <draw:frame draw:name="Picture 10" draw:style-name="Mgr5" draw:layer="layout" svg:width="2.159cm" svg:height="1.685cm" svg:x="31.769cm" svg:y="8.761cm">
          <draw:image xlink:href="Pictures/image3.png" xlink:type="simple" xlink:show="embed" xlink:actuate="onLoad">
            <text:p/>
          </draw:image>
          <svg:desc>HDRibbonContent-UniformTrim.png</svg:desc>
        </draw:frame>
      </draw:g>
      <draw:frame draw:name="Title Placeholder 1" presentation:style-name="Mpr1" draw:text-style-name="MP4" draw:layer="backgroundobjects" svg:width="26.67cm" svg:height="3.622cm" svg:x="3.598cm" svg:y="2.728cm" presentation:class="title">
        <draw:text-box>
          <text:p text:style-name="MP3"><text:span text:style-name="MT1">Haga clic para modificar el estilo de título del patrón</text:span></text:p>
        </draw:text-box>
      </draw:frame>
      <draw:frame draw:name="Text Placeholder 2" presentation:style-name="Mpr2" draw:text-style-name="MP4" draw:layer="backgroundobjects" svg:width="26.67cm" svg:height="9.219cm" svg:x="3.598cm" svg:y="7.103cm" presentation:class="outline">
        <draw:text-box>
          <text:list text:style-name="ML3">
            <text:list-item>
              <text:p text:style-name="MP5"><text:span text:style-name="MT2">Editar los estilos de texto del patrón</text:span></text:p>
              <text:list>
                <text:list-item>
                  <text:p text:style-name="MP6"><text:span text:style-name="MT3">Segundo nivel</text:span></text:p>
                  <text:list>
                    <text:list-item>
                      <text:p text:style-name="MP7"><text:span text:style-name="MT4">Tercer nivel</text:span></text:p>
                    </text:list-item>
                  </text:list>
                </text:list-item>
              </text:list>
            </text:list-item>
          </text:list>
          <text:list text:style-name="ML4">
            <text:list-item>
              <text:list>
                <text:list-item>
                  <text:list>
                    <text:list-item>
                      <text:list>
                        <text:list-item>
                          <text:p text:style-name="MP8"><text:span text:style-name="MT5">Cuarto nivel</text:span></text:p>
                          <text:list>
                            <text:list-item>
                              <text:p text:style-name="MP9"><text:span text:style-name="MT6">Quinto nivel</text:span></text:p>
                            </text:list-item>
                          </text:list>
                        </text:list-item>
                      </text:list>
                    </text:list-item>
                  </text:list>
                </text:list-item>
              </text:list>
            </text:list-item>
          </text:list>
        </draw:text-box>
      </draw:frame>
      <draw:frame draw:name="Date Placeholder 3" presentation:style-name="Mpr3" draw:text-style-name="MP4" draw:layer="backgroundobjects" svg:width="4.445cm" svg:height="0.776cm" svg:x="24.104cm" svg:y="16.581cm" presentation:class="date-time">
        <draw:text-box>
          <text:p text:style-name="MP10"><text:span text:style-name="MT7"><text:date style:data-style-name="D1" text:date-value="2020-01-28">1/28/20</text:date></text:span></text:p>
        </draw:text-box>
      </draw:frame>
      <draw:frame draw:name="Footer Placeholder 4" presentation:style-name="Mpr3" draw:text-style-name="MP4" draw:layer="backgroundobjects" svg:width="20.294cm" svg:height="0.776cm" svg:x="3.598cm" svg:y="16.581cm" presentation:class="footer">
        <draw:text-box>
          <text:p/>
        </draw:text-box>
      </draw:frame>
      <draw:frame draw:name="Slide Number Placeholder 5" presentation:style-name="Mpr3" draw:text-style-name="MP4" draw:layer="backgroundobjects" svg:width="1.507cm" svg:height="0.776cm" svg:x="28.761cm" svg:y="16.581cm" presentation:class="page-number">
        <draw:text-box>
          <text:p text:style-name="MP10"><text:span text:style-name="MT7"><text:page-number>12</text:page-number></text:span></text:p>
        </draw:text-box>
      </draw:frame>
      <presentation:notes style:page-layout-name="PM0">
        <draw:page-thumbnail presentation:style-name="Master1-Orgánico-title" draw:layer="backgroundobjects" svg:width="14.848cm" svg:height="11.136cm" svg:x="3.075cm" svg:y="2.257cm" presentation:class="page"/>
        <draw:frame presentation:style-name="Master1-Orgánico-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presentation:header/></text:p>
          </draw:text-box>
        </draw:frame>
        <draw:frame presentation:style-name="Mpr4" draw:text-style-name="MP2" draw:layer="backgroundobjects" svg:width="9.113cm" svg:height="1.484cm" svg:x="11.886cm" svg:y="0cm" presentation:class="date-time">
          <draw:text-box>
            <text:p text:style-name="MP2"><presentation:date-time/></text:p>
          </draw:text-box>
        </draw:frame>
        <draw:frame presentation:style-name="Mpr5" draw:text-style-name="MP1" draw:layer="backgroundobjects" svg:width="9.113cm" svg:height="1.484cm" svg:x="0cm" svg:y="28.215cm" presentation:class="footer">
          <draw:text-box>
            <text:p text:style-name="MP1"><presentation:footer/></text:p>
          </draw:text-box>
        </draw:frame>
        <draw:frame presentation:style-name="Mpr5" draw:text-style-name="MP2" draw:layer="backgroundobjects" svg:width="9.113cm" svg:height="1.484cm" svg:x="11.886cm" svg:y="28.215cm" presentation:class="page-number">
          <draw:text-box>
            <text:p text:style-name="MP2"><text:page-number>12</text:page-number></text:p>
          </draw:text-box>
        </draw:frame>
      </presentation:notes>
    </style:master-page>
    <style:master-page style:name="Master1-Layout1-title-Diapositiva-de-título" style:page-layout-name="PM1" draw:style-name="Mdp2">
      <draw:g draw:name="Group 6">
        <draw:frame draw:name="Picture 15" draw:style-name="Mgr3" draw:layer="layout" svg:width="33.858cm" svg:height="19.045cm" svg:x="0cm" svg:y="0cm">
          <draw:image xlink:href="Pictures/image4.png" xlink:type="simple" xlink:show="embed" xlink:actuate="onLoad">
            <text:p/>
          </draw:image>
          <svg:desc>HD-PanelTitleR1.png</svg:desc>
        </draw:frame>
        <draw:custom-shape draw:name="Rectangle 25" draw:style-name="Mgr4" draw:layer="layout" svg:width="20.955cm" svg:height="10.654cm" svg:x="6.468cm" svg:y="4.28cm">
          <text:p/>
          <draw:enhanced-geometry svg:viewBox="0 0 21600 21600" draw:type="non-primitive" draw:enhanced-path="M 0 0 L 21600 0 21600 21600 0 21600 Z N"/>
        </draw:custom-shape>
        <draw:frame draw:name="Picture 16" draw:style-name="Mgr5" draw:layer="layout" svg:width="6.883cm" svg:height="1.702cm" svg:x="-0.047cm" svg:y="8.743cm">
          <draw:image xlink:href="Pictures/image5.png" xlink:type="simple" xlink:show="embed" xlink:actuate="onLoad">
            <text:p/>
          </draw:image>
          <svg:desc>HDRibbonTitle-UniformTrim.png</svg:desc>
        </draw:frame>
        <draw:frame draw:name="Picture 19" draw:style-name="Mgr5" draw:layer="layout" svg:width="6.883cm" svg:height="1.702cm" svg:x="27.045cm" svg:y="8.743cm">
          <draw:image xlink:href="Pictures/image5.png" xlink:type="simple" xlink:show="embed" xlink:actuate="onLoad">
            <text:p/>
          </draw:image>
          <svg:desc>HDRibbonTitle-UniformTrim.png</svg:desc>
        </draw:frame>
      </draw:g>
      <draw:frame draw:name="Title 1" presentation:style-name="Mpr6" draw:text-style-name="MP4" draw:layer="backgroundobjects" svg:width="18.932cm" svg:height="4.21cm" svg:x="7.479cm" svg:y="5.198cm" presentation:class="title">
        <draw:text-box>
          <text:p text:style-name="MP3"><text:span text:style-name="MT8">Haga clic para modificar el estilo de título del patrón</text:span></text:p>
        </draw:text-box>
      </draw:frame>
      <draw:frame draw:name="Subtitle 2" presentation:style-name="Mpr7" draw:text-style-name="MP4" draw:layer="backgroundobjects" svg:width="18.932cm" svg:height="3.669cm" svg:x="7.479cm" svg:y="10.16cm" presentation:class="subtitle">
        <draw:text-box>
          <text:p text:style-name="MP11"><text:span text:style-name="MT9">Haga clic para modificar el estilo de subtítulo del patrón</text:span></text:p>
        </draw:text-box>
      </draw:frame>
      <draw:frame draw:name="Date Placeholder 3" presentation:style-name="Mpr8" draw:text-style-name="MP4" draw:layer="backgroundobjects" svg:width="2.493cm" svg:height="0.776cm" svg:x="22.176cm" svg:y="13.994cm" presentation:class="date-time">
        <draw:text-box>
          <text:p text:style-name="MP10"><text:span text:style-name="MT7"><text:date style:data-style-name="D1" text:date-value="2020-01-28">1/28/20</text:date></text:span></text:p>
        </draw:text-box>
      </draw:frame>
      <draw:frame draw:name="Footer Placeholder 4" presentation:style-name="Mpr8" draw:text-style-name="MP4" draw:layer="backgroundobjects" svg:width="14.485cm" svg:height="0.776cm" svg:x="7.479cm" svg:y="13.994cm" presentation:class="footer">
        <draw:text-box>
          <text:p/>
        </draw:text-box>
      </draw:frame>
      <draw:frame draw:name="Slide Number Placeholder 5" presentation:style-name="Mpr8" draw:text-style-name="MP4" draw:layer="backgroundobjects" svg:width="1.531cm" svg:height="0.776cm" svg:x="24.88cm" svg:y="13.994cm" presentation:class="page-number">
        <draw:text-box>
          <text:p text:style-name="MP10"><text:span text:style-name="MT7"><text:page-number>12</text:page-number></text:span></text:p>
        </draw:text-box>
      </draw:frame>
      <draw:connector draw:name="Straight Connector 14" draw:style-name="Mgr6" draw:layer="backgroundobjects" draw:type="line" svg:x1="7.479cm" svg:y1="9.784cm" svg:x2="26.411cm" svg:y2="9.784cm" svg:d="M7479 9784h18932">
        <text:p/>
      </draw:connector>
      <draw:frame presentation:style-name="Master1-Layout1-title-Diapositiva-de-título-outline1" draw:layer="backgroundobjects" svg:width="30.479cm" svg:height="12.572cm" svg:x="1.693cm" svg:y="4.457cm" presentation:class="outline" presentation:placeholder="true">
        <draw:text-box/>
      </draw:frame>
      <presentation:notes style:page-layout-name="PM0">
        <draw:page-thumbnail presentation:style-name="Master1-Layout1-title-Diapositiva-de-título-title" draw:layer="backgroundobjects" svg:width="0cm" svg:height="0cm" svg:x="0cm" svg:y="2.257cm" presentation:class="page"/>
        <draw:frame presentation:style-name="Master1-Layout1-title-Diapositiva-de-título-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presentation:header/></text:p>
          </draw:text-box>
        </draw:frame>
        <draw:frame presentation:style-name="Mpr9" draw:text-style-name="MP2" draw:layer="backgroundobjects" svg:width="9.113cm" svg:height="1.484cm" svg:x="11.886cm" svg:y="0cm" presentation:class="date-time">
          <draw:text-box>
            <text:p text:style-name="MP2"><presentation:date-time/></text:p>
          </draw:text-box>
        </draw:frame>
        <draw:frame presentation:style-name="Mpr10" draw:text-style-name="MP1" draw:layer="backgroundobjects" svg:width="9.113cm" svg:height="1.484cm" svg:x="0cm" svg:y="28.215cm" presentation:class="footer">
          <draw:text-box>
            <text:p text:style-name="MP1"><presentation:footer/></text:p>
          </draw:text-box>
        </draw:frame>
        <draw:frame presentation:style-name="Mpr10" draw:text-style-name="MP2" draw:layer="backgroundobjects" svg:width="9.113cm" svg:height="1.484cm" svg:x="11.886cm" svg:y="28.215cm" presentation:class="page-number">
          <draw:text-box>
            <text:p text:style-name="MP2"><text:page-number>12</text:page-number></text:p>
          </draw:text-box>
        </draw:frame>
      </presentation:notes>
    </style:master-page>
    <style:master-page style:name="Master1-Layout2-obj-Título-y-objetos" style:page-layout-name="PM1" draw:style-name="Mdp3">
      <draw:g draw:name="Group 6">
        <draw:frame draw:name="Picture 7" draw:style-name="Mgr3" draw:layer="Master1-bg" svg:width="33.858cm" svg:height="19.045cm" svg:x="0cm" svg:y="0cm">
          <draw:image xlink:href="Pictures/image2.png" xlink:type="simple" xlink:show="embed" xlink:actuate="onLoad">
            <text:p/>
          </draw:image>
          <svg:desc>HD-PanelContent.png</svg:desc>
        </draw:frame>
        <draw:custom-shape draw:name="Rectangle 8" draw:style-name="Mgr4" draw:layer="Master1-bg" svg:width="30.48cm" svg:height="15.663cm" svg:x="1.689cm" svg:y="1.693cm">
          <text:p/>
          <draw:enhanced-geometry svg:viewBox="0 0 21600 21600" draw:type="non-primitive" draw:enhanced-path="M 0 0 L 21600 0 21600 21600 0 21600 Z N"/>
        </draw:custom-shape>
        <draw:frame draw:name="Picture 9" draw:style-name="Mgr5" draw:layer="Master1-bg" svg:width="2.159cm" svg:height="1.685cm" svg:x="-0.044cm" svg:y="8.761cm">
          <draw:image xlink:href="Pictures/image3.png" xlink:type="simple" xlink:show="embed" xlink:actuate="onLoad">
            <text:p/>
          </draw:image>
          <svg:desc>HDRibbonContent-UniformTrim.png</svg:desc>
        </draw:frame>
        <draw:frame draw:name="Picture 10" draw:style-name="Mgr5" draw:layer="Master1-bg" svg:width="2.159cm" svg:height="1.685cm" svg:x="31.769cm" svg:y="8.761cm">
          <draw:image xlink:href="Pictures/image3.png" xlink:type="simple" xlink:show="embed" xlink:actuate="onLoad">
            <text:p/>
          </draw:image>
          <svg:desc>HDRibbonContent-UniformTrim.png</svg:desc>
        </draw:frame>
      </draw:g>
      <draw:connector draw:name="Straight Connector 6" draw:style-name="Mgr6" draw:layer="backgroundobjects" draw:type="line" svg:x1="3.878cm" svg:y1="6.726cm" svg:x2="30.01cm" svg:y2="6.726cm" svg:d="M3878 6726h26132">
        <text:p/>
      </draw:connector>
      <draw:frame draw:name="Title 1" presentation:style-name="Mpr11" draw:text-style-name="MP4" draw:layer="backgroundobjects" svg:width="26.67cm" svg:height="3.622cm" svg:x="3.598cm" svg:y="2.728cm" presentation:class="title">
        <draw:text-box>
          <text:p text:style-name="MP3"><text:span text:style-name="MT1">Haga clic para modificar el estilo de título del patrón</text:span></text:p>
        </draw:text-box>
      </draw:frame>
      <draw:frame draw:name="Content Placeholder 2" presentation:style-name="Mpr12" draw:text-style-name="MP4" draw:layer="backgroundobjects" svg:width="26.67cm" svg:height="9.219cm" svg:x="3.598cm" svg:y="7.103cm" presentation:class="title">
        <draw:text-box>
          <text:list text:style-name="ML3">
            <text:list-item>
              <text:p text:style-name="MP5"><text:span text:style-name="MT2">Edit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6">Quinto nivel</text:span></text:p>
            </text:list-item>
          </text:list>
        </draw:text-box>
      </draw:frame>
      <draw:frame draw:name="Date Placeholder 3" presentation:style-name="Mpr13" draw:text-style-name="MP4" draw:layer="backgroundobjects" svg:width="4.445cm" svg:height="0.776cm" svg:x="24.104cm" svg:y="16.581cm" presentation:class="date-time">
        <draw:text-box>
          <text:p text:style-name="MP10"><text:span text:style-name="MT7"><text:date style:data-style-name="D1" text:date-value="2020-01-28">1/28/20</text:date></text:span></text:p>
        </draw:text-box>
      </draw:frame>
      <draw:frame draw:name="Footer Placeholder 4" presentation:style-name="Mpr13" draw:text-style-name="MP4" draw:layer="backgroundobjects" svg:width="20.294cm" svg:height="0.776cm" svg:x="3.598cm" svg:y="16.581cm" presentation:class="footer">
        <draw:text-box>
          <text:p/>
        </draw:text-box>
      </draw:frame>
      <draw:frame draw:name="Slide Number Placeholder 5" presentation:style-name="Mpr13" draw:text-style-name="MP4" draw:layer="backgroundobjects" svg:width="1.507cm" svg:height="0.776cm" svg:x="28.761cm" svg:y="16.581cm" presentation:class="page-number">
        <draw:text-box>
          <text:p text:style-name="MP10"><text:span text:style-name="MT7"><text:page-number>12</text:page-number></text:span></text:p>
        </draw:text-box>
      </draw:frame>
      <draw:frame presentation:style-name="Master1-Layout2-obj-Título-y-objetos-outline1" draw:layer="backgroundobjects" svg:width="30.479cm" svg:height="12.572cm" svg:x="1.693cm" svg:y="4.457cm" presentation:class="outline" presentation:placeholder="true">
        <draw:text-box/>
      </draw:frame>
      <presentation:notes style:page-layout-name="PM0">
        <draw:page-thumbnail presentation:style-name="Master1-Layout2-obj-Título-y-objetos-title" draw:layer="backgroundobjects" svg:width="0cm" svg:height="0cm" svg:x="0cm" svg:y="2.257cm" presentation:class="page"/>
        <draw:frame presentation:style-name="Master1-Layout2-obj-Título-y-objetos-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presentation:header/></text:p>
          </draw:text-box>
        </draw:frame>
        <draw:frame presentation:style-name="Mpr14" draw:text-style-name="MP2" draw:layer="backgroundobjects" svg:width="9.113cm" svg:height="1.484cm" svg:x="11.886cm" svg:y="0cm" presentation:class="date-time">
          <draw:text-box>
            <text:p text:style-name="MP2"><presentation:date-time/></text:p>
          </draw:text-box>
        </draw:frame>
        <draw:frame presentation:style-name="Mpr15" draw:text-style-name="MP1" draw:layer="backgroundobjects" svg:width="9.113cm" svg:height="1.484cm" svg:x="0cm" svg:y="28.215cm" presentation:class="footer">
          <draw:text-box>
            <text:p text:style-name="MP1"><presentation:footer/></text:p>
          </draw:text-box>
        </draw:frame>
        <draw:frame presentation:style-name="Mpr15" draw:text-style-name="MP2" draw:layer="backgroundobjects" svg:width="9.113cm" svg:height="1.484cm" svg:x="11.886cm" svg:y="28.215cm" presentation:class="page-number">
          <draw:text-box>
            <text:p text:style-name="MP2"><text:page-number>12</text:page-number></text:p>
          </draw:text-box>
        </draw:frame>
      </presentation:notes>
    </style:master-page>
    <style:master-page style:name="Master1-Layout3-secHead-Encabezado-de-sección" style:page-layout-name="PM1" draw:style-name="Mdp4">
      <draw:g draw:name="Group 6">
        <draw:frame draw:name="Picture 7" draw:style-name="Mgr3" draw:layer="Master1-bg" svg:width="33.858cm" svg:height="19.045cm" svg:x="0cm" svg:y="0cm">
          <draw:image xlink:href="Pictures/image2.png" xlink:type="simple" xlink:show="embed" xlink:actuate="onLoad">
            <text:p/>
          </draw:image>
          <svg:desc>HD-PanelContent.png</svg:desc>
        </draw:frame>
        <draw:custom-shape draw:name="Rectangle 8" draw:style-name="Mgr4" draw:layer="Master1-bg" svg:width="30.48cm" svg:height="15.663cm" svg:x="1.689cm" svg:y="1.693cm">
          <text:p/>
          <draw:enhanced-geometry svg:viewBox="0 0 21600 21600" draw:type="non-primitive" draw:enhanced-path="M 0 0 L 21600 0 21600 21600 0 21600 Z N"/>
        </draw:custom-shape>
        <draw:frame draw:name="Picture 9" draw:style-name="Mgr5" draw:layer="Master1-bg" svg:width="2.159cm" svg:height="1.685cm" svg:x="-0.044cm" svg:y="8.761cm">
          <draw:image xlink:href="Pictures/image3.png" xlink:type="simple" xlink:show="embed" xlink:actuate="onLoad">
            <text:p/>
          </draw:image>
          <svg:desc>HDRibbonContent-UniformTrim.png</svg:desc>
        </draw:frame>
        <draw:frame draw:name="Picture 10" draw:style-name="Mgr5" draw:layer="Master1-bg" svg:width="2.159cm" svg:height="1.685cm" svg:x="31.769cm" svg:y="8.761cm">
          <draw:image xlink:href="Pictures/image3.png" xlink:type="simple" xlink:show="embed" xlink:actuate="onLoad">
            <text:p/>
          </draw:image>
          <svg:desc>HDRibbonContent-UniformTrim.png</svg:desc>
        </draw:frame>
      </draw:g>
      <draw:frame draw:name="Title 1" presentation:style-name="Mpr16" draw:text-style-name="MP4" draw:layer="backgroundobjects" svg:width="22.663cm" svg:height="5.063cm" svg:x="5.597cm" svg:y="4.868cm" presentation:class="title">
        <draw:text-box>
          <text:p text:style-name="MP3"><text:span text:style-name="MT1">Haga clic para modificar el estilo de título del patrón</text:span></text:p>
        </draw:text-box>
      </draw:frame>
      <draw:frame draw:name="Text Placeholder 2" presentation:style-name="Mpr17" draw:text-style-name="MP4" draw:layer="backgroundobjects" svg:width="22.663cm" svg:height="2.652cm" svg:x="5.597cm" svg:y="10.683cm" presentation:class="outline">
        <draw:text-box>
          <text:list text:style-name="ML7">
            <text:list-item>
              <text:p text:style-name="MP12"><text:span text:style-name="MT10">Editar los estilos de texto del patrón</text:span></text:p>
            </text:list-item>
          </text:list>
        </draw:text-box>
      </draw:frame>
      <draw:frame draw:name="Date Placeholder 3" presentation:style-name="Mpr18" draw:text-style-name="MP4" draw:layer="backgroundobjects" svg:width="4.445cm" svg:height="0.776cm" svg:x="24.104cm" svg:y="16.581cm" presentation:class="date-time">
        <draw:text-box>
          <text:p text:style-name="MP10"><text:span text:style-name="MT7"><text:date style:data-style-name="D1" text:date-value="2020-01-28">1/28/20</text:date></text:span></text:p>
        </draw:text-box>
      </draw:frame>
      <draw:frame draw:name="Footer Placeholder 4" presentation:style-name="Mpr18" draw:text-style-name="MP4" draw:layer="backgroundobjects" svg:width="20.294cm" svg:height="0.776cm" svg:x="3.598cm" svg:y="16.581cm" presentation:class="footer">
        <draw:text-box>
          <text:p/>
        </draw:text-box>
      </draw:frame>
      <draw:frame draw:name="Slide Number Placeholder 5" presentation:style-name="Mpr18" draw:text-style-name="MP4" draw:layer="backgroundobjects" svg:width="1.507cm" svg:height="0.776cm" svg:x="28.761cm" svg:y="16.581cm" presentation:class="page-number">
        <draw:text-box>
          <text:p text:style-name="MP10"><text:span text:style-name="MT7"><text:page-number>12</text:page-number></text:span></text:p>
        </draw:text-box>
      </draw:frame>
      <draw:connector draw:name="Straight Connector 15" draw:style-name="Mgr6" draw:layer="backgroundobjects" draw:type="line" svg:x1="5.591cm" svg:y1="10.307cm" svg:x2="28.267cm" svg:y2="10.307cm" svg:d="M5591 10307h22676">
        <text:p/>
      </draw:connector>
      <presentation:notes style:page-layout-name="PM0">
        <draw:page-thumbnail presentation:style-name="Master1-Layout3-secHead-Encabezado-de-sección-title" draw:layer="backgroundobjects" svg:width="0cm" svg:height="0cm" svg:x="0cm" svg:y="2.257cm" presentation:class="page"/>
        <draw:frame presentation:style-name="Master1-Layout3-secHead-Encabezado-de-sección-notes" draw:layer="backgroundobjects" svg:width="16.799cm" svg:height="13.364cm" svg:x="2.1cm" svg:y="14.107cm" presentation:class="notes" presentation:placeholder="true">
          <draw:text-box/>
        </draw:frame>
        <draw:frame presentation:style-name="Mpr19" draw:text-style-name="MP1" draw:layer="backgroundobjects" svg:width="9.113cm" svg:height="1.484cm" svg:x="0cm" svg:y="0cm" presentation:class="header">
          <draw:text-box>
            <text:p text:style-name="MP1"><presentation:header/></text:p>
          </draw:text-box>
        </draw:frame>
        <draw:frame presentation:style-name="Mpr19" draw:text-style-name="MP2" draw:layer="backgroundobjects" svg:width="9.113cm" svg:height="1.484cm" svg:x="11.886cm" svg:y="0cm" presentation:class="date-time">
          <draw:text-box>
            <text:p text:style-name="MP2"><presentation:date-time/></text:p>
          </draw:text-box>
        </draw:frame>
        <draw:frame presentation:style-name="Mpr20" draw:text-style-name="MP1" draw:layer="backgroundobjects" svg:width="9.113cm" svg:height="1.484cm" svg:x="0cm" svg:y="28.215cm" presentation:class="footer">
          <draw:text-box>
            <text:p text:style-name="MP1"><presentation:footer/></text:p>
          </draw:text-box>
        </draw:frame>
        <draw:frame presentation:style-name="Mpr20" draw:text-style-name="MP2" draw:layer="backgroundobjects" svg:width="9.113cm" svg:height="1.484cm" svg:x="11.886cm" svg:y="28.215cm" presentation:class="page-number">
          <draw:text-box>
            <text:p text:style-name="MP2"><text:page-number>12</text:page-number></text:p>
          </draw:text-box>
        </draw:frame>
      </presentation:notes>
    </style:master-page>
    <style:master-page style:name="Master1-Layout4-twoObj-Dos-objetos" style:page-layout-name="PM1" draw:style-name="Mdp5">
      <draw:g draw:name="Group 6">
        <draw:frame draw:name="Picture 7" draw:style-name="Mgr3" draw:layer="Master1-bg" svg:width="33.858cm" svg:height="19.045cm" svg:x="0cm" svg:y="0cm">
          <draw:image xlink:href="Pictures/image2.png" xlink:type="simple" xlink:show="embed" xlink:actuate="onLoad">
            <text:p/>
          </draw:image>
          <svg:desc>HD-PanelContent.png</svg:desc>
        </draw:frame>
        <draw:custom-shape draw:name="Rectangle 8" draw:style-name="Mgr4" draw:layer="Master1-bg" svg:width="30.48cm" svg:height="15.663cm" svg:x="1.689cm" svg:y="1.693cm">
          <text:p/>
          <draw:enhanced-geometry svg:viewBox="0 0 21600 21600" draw:type="non-primitive" draw:enhanced-path="M 0 0 L 21600 0 21600 21600 0 21600 Z N"/>
        </draw:custom-shape>
        <draw:frame draw:name="Picture 9" draw:style-name="Mgr5" draw:layer="Master1-bg" svg:width="2.159cm" svg:height="1.685cm" svg:x="-0.044cm" svg:y="8.761cm">
          <draw:image xlink:href="Pictures/image3.png" xlink:type="simple" xlink:show="embed" xlink:actuate="onLoad">
            <text:p/>
          </draw:image>
          <svg:desc>HDRibbonContent-UniformTrim.png</svg:desc>
        </draw:frame>
        <draw:frame draw:name="Picture 10" draw:style-name="Mgr5" draw:layer="Master1-bg" svg:width="2.159cm" svg:height="1.685cm" svg:x="31.769cm" svg:y="8.761cm">
          <draw:image xlink:href="Pictures/image3.png" xlink:type="simple" xlink:show="embed" xlink:actuate="onLoad">
            <text:p/>
          </draw:image>
          <svg:desc>HDRibbonContent-UniformTrim.png</svg:desc>
        </draw:frame>
      </draw:g>
      <draw:connector draw:name="Straight Connector 7" draw:style-name="Mgr6" draw:layer="backgroundobjects" draw:type="line" svg:x1="3.878cm" svg:y1="6.726cm" svg:x2="30.01cm" svg:y2="6.726cm" svg:d="M3878 6726h26132">
        <text:p/>
      </draw:connector>
      <draw:frame draw:name="Title 1" presentation:style-name="Mpr21" draw:text-style-name="MP4" draw:layer="backgroundobjects" svg:width="26.67cm" svg:height="3.622cm" svg:x="3.598cm" svg:y="2.728cm" presentation:class="title">
        <draw:text-box>
          <text:p text:style-name="MP3"><text:span text:style-name="MT1">Haga clic para modificar el estilo de título del patrón</text:span></text:p>
        </draw:text-box>
      </draw:frame>
      <draw:frame draw:name="Content Placeholder 2" presentation:style-name="Mpr22" draw:text-style-name="MP4" draw:layer="backgroundobjects" svg:width="13.106cm" svg:height="9.195cm" svg:x="3.607cm" svg:y="7.112cm" presentation:class="title">
        <draw:text-box>
          <text:list text:style-name="ML3">
            <text:list-item>
              <text:p text:style-name="MP5"><text:span text:style-name="MT2">Edit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6">Quinto nivel</text:span></text:p>
            </text:list-item>
          </text:list>
        </draw:text-box>
      </draw:frame>
      <draw:frame draw:name="Content Placeholder 3" presentation:style-name="Mpr22" draw:text-style-name="MP4" draw:layer="backgroundobjects" svg:width="13.106cm" svg:height="9.195cm" svg:x="17.17cm" svg:y="7.112cm" presentation:class="title">
        <draw:text-box>
          <text:list text:style-name="ML3">
            <text:list-item>
              <text:p text:style-name="MP5"><text:span text:style-name="MT2">Edit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6">Quinto nivel</text:span></text:p>
            </text:list-item>
          </text:list>
        </draw:text-box>
      </draw:frame>
      <draw:frame draw:name="Date Placeholder 4" presentation:style-name="Mpr23" draw:text-style-name="MP4" draw:layer="backgroundobjects" svg:width="4.445cm" svg:height="0.776cm" svg:x="24.104cm" svg:y="16.581cm" presentation:class="date-time">
        <draw:text-box>
          <text:p text:style-name="MP10"><text:span text:style-name="MT7"><text:date style:data-style-name="D1" text:date-value="2020-01-28">1/28/20</text:date></text:span></text:p>
        </draw:text-box>
      </draw:frame>
      <draw:frame draw:name="Footer Placeholder 5" presentation:style-name="Mpr23" draw:text-style-name="MP4" draw:layer="backgroundobjects" svg:width="20.294cm" svg:height="0.776cm" svg:x="3.598cm" svg:y="16.581cm" presentation:class="footer">
        <draw:text-box>
          <text:p/>
        </draw:text-box>
      </draw:frame>
      <draw:frame draw:name="Slide Number Placeholder 6" presentation:style-name="Mpr23" draw:text-style-name="MP4" draw:layer="backgroundobjects" svg:width="1.507cm" svg:height="0.776cm" svg:x="28.761cm" svg:y="16.581cm" presentation:class="page-number">
        <draw:text-box>
          <text:p text:style-name="MP10"><text:span text:style-name="MT7"><text:page-number>12</text:page-number></text:span></text:p>
        </draw:text-box>
      </draw:frame>
      <presentation:notes style:page-layout-name="PM0">
        <draw:page-thumbnail presentation:style-name="Master1-Layout4-twoObj-Dos-objetos-title" draw:layer="backgroundobjects" svg:width="0cm" svg:height="0cm" svg:x="0cm" svg:y="2.257cm" presentation:class="page"/>
        <draw:frame presentation:style-name="Master1-Layout4-twoObj-Dos-objetos-notes" draw:layer="backgroundobjects" svg:width="16.799cm" svg:height="13.364cm" svg:x="2.1cm" svg:y="14.107cm" presentation:class="notes" presentation:placeholder="true">
          <draw:text-box/>
        </draw:frame>
        <draw:frame presentation:style-name="Mpr24" draw:text-style-name="MP1" draw:layer="backgroundobjects" svg:width="9.113cm" svg:height="1.484cm" svg:x="0cm" svg:y="0cm" presentation:class="header">
          <draw:text-box>
            <text:p text:style-name="MP1"><presentation:header/></text:p>
          </draw:text-box>
        </draw:frame>
        <draw:frame presentation:style-name="Mpr24" draw:text-style-name="MP2" draw:layer="backgroundobjects" svg:width="9.113cm" svg:height="1.484cm" svg:x="11.886cm" svg:y="0cm" presentation:class="date-time">
          <draw:text-box>
            <text:p text:style-name="MP2"><presentation:date-time/></text:p>
          </draw:text-box>
        </draw:frame>
        <draw:frame presentation:style-name="Mpr25" draw:text-style-name="MP1" draw:layer="backgroundobjects" svg:width="9.113cm" svg:height="1.484cm" svg:x="0cm" svg:y="28.215cm" presentation:class="footer">
          <draw:text-box>
            <text:p text:style-name="MP1"><presentation:footer/></text:p>
          </draw:text-box>
        </draw:frame>
        <draw:frame presentation:style-name="Mpr25" draw:text-style-name="MP2" draw:layer="backgroundobjects" svg:width="9.113cm" svg:height="1.484cm" svg:x="11.886cm" svg:y="28.215cm" presentation:class="page-number">
          <draw:text-box>
            <text:p text:style-name="MP2"><text:page-number>12</text:page-number></text:p>
          </draw:text-box>
        </draw:frame>
      </presentation:notes>
    </style:master-page>
    <style:master-page style:name="Master1-Layout5-twoTxTwoObj-Comparación" style:page-layout-name="PM1" draw:style-name="Mdp6">
      <draw:g draw:name="Group 6">
        <draw:frame draw:name="Picture 7" draw:style-name="Mgr3" draw:layer="Master1-bg" svg:width="33.858cm" svg:height="19.045cm" svg:x="0cm" svg:y="0cm">
          <draw:image xlink:href="Pictures/image2.png" xlink:type="simple" xlink:show="embed" xlink:actuate="onLoad">
            <text:p/>
          </draw:image>
          <svg:desc>HD-PanelContent.png</svg:desc>
        </draw:frame>
        <draw:custom-shape draw:name="Rectangle 8" draw:style-name="Mgr4" draw:layer="Master1-bg" svg:width="30.48cm" svg:height="15.663cm" svg:x="1.689cm" svg:y="1.693cm">
          <text:p/>
          <draw:enhanced-geometry svg:viewBox="0 0 21600 21600" draw:type="non-primitive" draw:enhanced-path="M 0 0 L 21600 0 21600 21600 0 21600 Z N"/>
        </draw:custom-shape>
        <draw:frame draw:name="Picture 9" draw:style-name="Mgr5" draw:layer="Master1-bg" svg:width="2.159cm" svg:height="1.685cm" svg:x="-0.044cm" svg:y="8.761cm">
          <draw:image xlink:href="Pictures/image3.png" xlink:type="simple" xlink:show="embed" xlink:actuate="onLoad">
            <text:p/>
          </draw:image>
          <svg:desc>HDRibbonContent-UniformTrim.png</svg:desc>
        </draw:frame>
        <draw:frame draw:name="Picture 10" draw:style-name="Mgr5" draw:layer="Master1-bg" svg:width="2.159cm" svg:height="1.685cm" svg:x="31.769cm" svg:y="8.761cm">
          <draw:image xlink:href="Pictures/image3.png" xlink:type="simple" xlink:show="embed" xlink:actuate="onLoad">
            <text:p/>
          </draw:image>
          <svg:desc>HDRibbonContent-UniformTrim.png</svg:desc>
        </draw:frame>
      </draw:g>
      <draw:frame draw:name="Title 1" presentation:style-name="Mpr26" draw:text-style-name="MP4" draw:layer="backgroundobjects" svg:width="26.67cm" svg:height="3.622cm" svg:x="3.598cm" svg:y="2.728cm" presentation:class="title">
        <draw:text-box>
          <text:p text:style-name="MP3"><text:span text:style-name="MT1">Haga clic para modificar el estilo de título del patrón</text:span></text:p>
        </draw:text-box>
      </draw:frame>
      <draw:frame draw:name="Text Placeholder 2" presentation:style-name="Mpr27" draw:text-style-name="MP4" draw:layer="backgroundobjects" svg:width="13.106cm" svg:height="1.601cm" svg:x="3.598cm" svg:y="7.385cm" presentation:class="outline">
        <draw:text-box>
          <text:list text:style-name="ML7">
            <text:list-item>
              <text:p text:style-name="MP13"><text:span text:style-name="MT11">Editar los estilos de texto del patrón</text:span></text:p>
            </text:list-item>
          </text:list>
        </draw:text-box>
      </draw:frame>
      <draw:frame draw:name="Content Placeholder 3" presentation:style-name="Mpr28" draw:text-style-name="MP4" draw:layer="backgroundobjects" svg:width="13.106cm" svg:height="7.313cm" svg:x="3.598cm" svg:y="9.009cm" presentation:class="title">
        <draw:text-box>
          <text:list text:style-name="ML3">
            <text:list-item>
              <text:p text:style-name="MP5"><text:span text:style-name="MT2">Edit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6">Quinto nivel</text:span></text:p>
            </text:list-item>
          </text:list>
        </draw:text-box>
      </draw:frame>
      <draw:frame draw:name="Text Placeholder 4" presentation:style-name="Mpr27" draw:text-style-name="MP4" draw:layer="backgroundobjects" svg:width="13.106cm" svg:height="1.601cm" svg:x="17.169cm" svg:y="7.385cm" presentation:class="outline">
        <draw:text-box>
          <text:list text:style-name="ML7">
            <text:list-item>
              <text:p text:style-name="MP13"><text:span text:style-name="MT11">Editar los estilos de texto del patrón</text:span></text:p>
            </text:list-item>
          </text:list>
        </draw:text-box>
      </draw:frame>
      <draw:frame draw:name="Content Placeholder 5" presentation:style-name="Mpr28" draw:text-style-name="MP4" draw:layer="backgroundobjects" svg:width="13.106cm" svg:height="7.313cm" svg:x="17.169cm" svg:y="9.009cm" presentation:class="title">
        <draw:text-box>
          <text:list text:style-name="ML3">
            <text:list-item>
              <text:p text:style-name="MP5"><text:span text:style-name="MT2">Edit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6">Quinto nivel</text:span></text:p>
            </text:list-item>
          </text:list>
        </draw:text-box>
      </draw:frame>
      <draw:frame draw:name="Date Placeholder 6" presentation:style-name="Mpr29" draw:text-style-name="MP4" draw:layer="backgroundobjects" svg:width="4.445cm" svg:height="0.776cm" svg:x="24.104cm" svg:y="16.581cm" presentation:class="date-time">
        <draw:text-box>
          <text:p text:style-name="MP10"><text:span text:style-name="MT7"><text:date style:data-style-name="D1" text:date-value="2020-01-28">1/28/20</text:date></text:span></text:p>
        </draw:text-box>
      </draw:frame>
      <draw:frame draw:name="Footer Placeholder 7" presentation:style-name="Mpr29" draw:text-style-name="MP4" draw:layer="backgroundobjects" svg:width="20.294cm" svg:height="0.776cm" svg:x="3.598cm" svg:y="16.581cm" presentation:class="footer">
        <draw:text-box>
          <text:p/>
        </draw:text-box>
      </draw:frame>
      <draw:frame draw:name="Slide Number Placeholder 8" presentation:style-name="Mpr29" draw:text-style-name="MP4" draw:layer="backgroundobjects" svg:width="1.507cm" svg:height="0.776cm" svg:x="28.761cm" svg:y="16.581cm" presentation:class="page-number">
        <draw:text-box>
          <text:p text:style-name="MP10"><text:span text:style-name="MT7"><text:page-number>12</text:page-number></text:span></text:p>
        </draw:text-box>
      </draw:frame>
      <draw:connector draw:name="Straight Connector 17" draw:style-name="Mgr6" draw:layer="backgroundobjects" draw:type="line" svg:x1="3.878cm" svg:y1="6.726cm" svg:x2="30.01cm" svg:y2="6.726cm" svg:d="M3878 6726h26132">
        <text:p/>
      </draw:connector>
      <presentation:notes style:page-layout-name="PM0">
        <draw:page-thumbnail presentation:style-name="Master1-Layout5-twoTxTwoObj-Comparación-title" draw:layer="backgroundobjects" svg:width="0cm" svg:height="0cm" svg:x="0cm" svg:y="2.257cm" presentation:class="page"/>
        <draw:frame presentation:style-name="Master1-Layout5-twoTxTwoObj-Comparación-notes" draw:layer="backgroundobjects" svg:width="16.799cm" svg:height="13.364cm" svg:x="2.1cm" svg:y="14.107cm" presentation:class="notes" presentation:placeholder="true">
          <draw:text-box/>
        </draw:frame>
        <draw:frame presentation:style-name="Mpr30" draw:text-style-name="MP1" draw:layer="backgroundobjects" svg:width="9.113cm" svg:height="1.484cm" svg:x="0cm" svg:y="0cm" presentation:class="header">
          <draw:text-box>
            <text:p text:style-name="MP1"><presentation:header/></text:p>
          </draw:text-box>
        </draw:frame>
        <draw:frame presentation:style-name="Mpr30" draw:text-style-name="MP2" draw:layer="backgroundobjects" svg:width="9.113cm" svg:height="1.484cm" svg:x="11.886cm" svg:y="0cm" presentation:class="date-time">
          <draw:text-box>
            <text:p text:style-name="MP2"><presentation:date-time/></text:p>
          </draw:text-box>
        </draw:frame>
        <draw:frame presentation:style-name="Mpr31" draw:text-style-name="MP1" draw:layer="backgroundobjects" svg:width="9.113cm" svg:height="1.484cm" svg:x="0cm" svg:y="28.215cm" presentation:class="footer">
          <draw:text-box>
            <text:p text:style-name="MP1"><presentation:footer/></text:p>
          </draw:text-box>
        </draw:frame>
        <draw:frame presentation:style-name="Mpr31" draw:text-style-name="MP2" draw:layer="backgroundobjects" svg:width="9.113cm" svg:height="1.484cm" svg:x="11.886cm" svg:y="28.215cm" presentation:class="page-number">
          <draw:text-box>
            <text:p text:style-name="MP2"><text:page-number>12</text:page-number></text:p>
          </draw:text-box>
        </draw:frame>
      </presentation:notes>
    </style:master-page>
    <style:master-page style:name="Master1-Layout6-titleOnly-Solo-el-título" style:page-layout-name="PM1" draw:style-name="Mdp7">
      <draw:g draw:name="Group 6">
        <draw:frame draw:name="Picture 7" draw:style-name="Mgr3" draw:layer="Master1-bg" svg:width="33.858cm" svg:height="19.045cm" svg:x="0cm" svg:y="0cm">
          <draw:image xlink:href="Pictures/image2.png" xlink:type="simple" xlink:show="embed" xlink:actuate="onLoad">
            <text:p/>
          </draw:image>
          <svg:desc>HD-PanelContent.png</svg:desc>
        </draw:frame>
        <draw:custom-shape draw:name="Rectangle 8" draw:style-name="Mgr4" draw:layer="Master1-bg" svg:width="30.48cm" svg:height="15.663cm" svg:x="1.689cm" svg:y="1.693cm">
          <text:p/>
          <draw:enhanced-geometry svg:viewBox="0 0 21600 21600" draw:type="non-primitive" draw:enhanced-path="M 0 0 L 21600 0 21600 21600 0 21600 Z N"/>
        </draw:custom-shape>
        <draw:frame draw:name="Picture 9" draw:style-name="Mgr5" draw:layer="Master1-bg" svg:width="2.159cm" svg:height="1.685cm" svg:x="-0.044cm" svg:y="8.761cm">
          <draw:image xlink:href="Pictures/image3.png" xlink:type="simple" xlink:show="embed" xlink:actuate="onLoad">
            <text:p/>
          </draw:image>
          <svg:desc>HDRibbonContent-UniformTrim.png</svg:desc>
        </draw:frame>
        <draw:frame draw:name="Picture 10" draw:style-name="Mgr5" draw:layer="Master1-bg" svg:width="2.159cm" svg:height="1.685cm" svg:x="31.769cm" svg:y="8.761cm">
          <draw:image xlink:href="Pictures/image3.png" xlink:type="simple" xlink:show="embed" xlink:actuate="onLoad">
            <text:p/>
          </draw:image>
          <svg:desc>HDRibbonContent-UniformTrim.png</svg:desc>
        </draw:frame>
      </draw:g>
      <draw:frame draw:name="Title 1" presentation:style-name="Mpr32" draw:text-style-name="MP4" draw:layer="backgroundobjects" svg:width="26.67cm" svg:height="3.622cm" svg:x="3.598cm" svg:y="2.728cm" presentation:class="title">
        <draw:text-box>
          <text:p text:style-name="MP3"><text:span text:style-name="MT1">Haga clic para modificar el estilo de título del patrón</text:span></text:p>
        </draw:text-box>
      </draw:frame>
      <draw:frame draw:name="Date Placeholder 2" presentation:style-name="Mpr33" draw:text-style-name="MP4" draw:layer="backgroundobjects" svg:width="4.445cm" svg:height="0.776cm" svg:x="24.104cm" svg:y="16.581cm" presentation:class="date-time">
        <draw:text-box>
          <text:p text:style-name="MP10"><text:span text:style-name="MT7"><text:date style:data-style-name="D1" text:date-value="2020-01-28">1/28/20</text:date></text:span></text:p>
        </draw:text-box>
      </draw:frame>
      <draw:frame draw:name="Footer Placeholder 3" presentation:style-name="Mpr33" draw:text-style-name="MP4" draw:layer="backgroundobjects" svg:width="20.294cm" svg:height="0.776cm" svg:x="3.598cm" svg:y="16.581cm" presentation:class="footer">
        <draw:text-box>
          <text:p/>
        </draw:text-box>
      </draw:frame>
      <draw:frame draw:name="Slide Number Placeholder 4" presentation:style-name="Mpr33" draw:text-style-name="MP4" draw:layer="backgroundobjects" svg:width="1.507cm" svg:height="0.776cm" svg:x="28.761cm" svg:y="16.581cm" presentation:class="page-number">
        <draw:text-box>
          <text:p text:style-name="MP10"><text:span text:style-name="MT7"><text:page-number>12</text:page-number></text:span></text:p>
        </draw:text-box>
      </draw:frame>
      <draw:connector draw:name="Straight Connector 13" draw:style-name="Mgr6" draw:layer="backgroundobjects" draw:type="line" svg:x1="3.878cm" svg:y1="6.726cm" svg:x2="30.01cm" svg:y2="6.726cm" svg:d="M3878 6726h26132">
        <text:p/>
      </draw:connector>
      <presentation:notes style:page-layout-name="PM0">
        <draw:page-thumbnail presentation:style-name="Master1-Layout6-titleOnly-Solo-el-título-title" draw:layer="backgroundobjects" svg:width="0cm" svg:height="0cm" svg:x="0cm" svg:y="2.257cm" presentation:class="page"/>
        <draw:frame presentation:style-name="Master1-Layout6-titleOnly-Solo-el-título-notes" draw:layer="backgroundobjects" svg:width="16.799cm" svg:height="13.364cm" svg:x="2.1cm" svg:y="14.107cm" presentation:class="notes" presentation:placeholder="true">
          <draw:text-box/>
        </draw:frame>
        <draw:frame presentation:style-name="Mpr34" draw:text-style-name="MP1" draw:layer="backgroundobjects" svg:width="9.113cm" svg:height="1.484cm" svg:x="0cm" svg:y="0cm" presentation:class="header">
          <draw:text-box>
            <text:p text:style-name="MP1"><presentation:header/></text:p>
          </draw:text-box>
        </draw:frame>
        <draw:frame presentation:style-name="Mpr34" draw:text-style-name="MP2" draw:layer="backgroundobjects" svg:width="9.113cm" svg:height="1.484cm" svg:x="11.886cm" svg:y="0cm" presentation:class="date-time">
          <draw:text-box>
            <text:p text:style-name="MP2"><presentation:date-time/></text:p>
          </draw:text-box>
        </draw:frame>
        <draw:frame presentation:style-name="Mpr35" draw:text-style-name="MP1" draw:layer="backgroundobjects" svg:width="9.113cm" svg:height="1.484cm" svg:x="0cm" svg:y="28.215cm" presentation:class="footer">
          <draw:text-box>
            <text:p text:style-name="MP1"><presentation:footer/></text:p>
          </draw:text-box>
        </draw:frame>
        <draw:frame presentation:style-name="Mpr35" draw:text-style-name="MP2" draw:layer="backgroundobjects" svg:width="9.113cm" svg:height="1.484cm" svg:x="11.886cm" svg:y="28.215cm" presentation:class="page-number">
          <draw:text-box>
            <text:p text:style-name="MP2"><text:page-number>12</text:page-number></text:p>
          </draw:text-box>
        </draw:frame>
      </presentation:notes>
    </style:master-page>
    <style:master-page style:name="Master1-Layout7-blank-En-blanco" style:page-layout-name="PM1" draw:style-name="Mdp8">
      <draw:g draw:name="Group 6">
        <draw:frame draw:name="Picture 7" draw:style-name="Mgr3" draw:layer="Master1-bg" svg:width="33.858cm" svg:height="19.045cm" svg:x="0cm" svg:y="0cm">
          <draw:image xlink:href="Pictures/image2.png" xlink:type="simple" xlink:show="embed" xlink:actuate="onLoad">
            <text:p/>
          </draw:image>
          <svg:desc>HD-PanelContent.png</svg:desc>
        </draw:frame>
        <draw:custom-shape draw:name="Rectangle 8" draw:style-name="Mgr4" draw:layer="Master1-bg" svg:width="30.48cm" svg:height="15.663cm" svg:x="1.689cm" svg:y="1.693cm">
          <text:p/>
          <draw:enhanced-geometry svg:viewBox="0 0 21600 21600" draw:type="non-primitive" draw:enhanced-path="M 0 0 L 21600 0 21600 21600 0 21600 Z N"/>
        </draw:custom-shape>
        <draw:frame draw:name="Picture 9" draw:style-name="Mgr5" draw:layer="Master1-bg" svg:width="2.159cm" svg:height="1.685cm" svg:x="-0.044cm" svg:y="8.761cm">
          <draw:image xlink:href="Pictures/image3.png" xlink:type="simple" xlink:show="embed" xlink:actuate="onLoad">
            <text:p/>
          </draw:image>
          <svg:desc>HDRibbonContent-UniformTrim.png</svg:desc>
        </draw:frame>
        <draw:frame draw:name="Picture 10" draw:style-name="Mgr5" draw:layer="Master1-bg" svg:width="2.159cm" svg:height="1.685cm" svg:x="31.769cm" svg:y="8.761cm">
          <draw:image xlink:href="Pictures/image3.png" xlink:type="simple" xlink:show="embed" xlink:actuate="onLoad">
            <text:p/>
          </draw:image>
          <svg:desc>HDRibbonContent-UniformTrim.png</svg:desc>
        </draw:frame>
      </draw:g>
      <draw:frame draw:name="Date Placeholder 1" presentation:style-name="Mpr36" draw:text-style-name="MP4" draw:layer="backgroundobjects" svg:width="4.445cm" svg:height="0.776cm" svg:x="24.104cm" svg:y="16.581cm" presentation:class="date-time">
        <draw:text-box>
          <text:p text:style-name="MP10"><text:span text:style-name="MT7"><text:date style:data-style-name="D1" text:date-value="2020-01-28">1/28/20</text:date></text:span></text:p>
        </draw:text-box>
      </draw:frame>
      <draw:frame draw:name="Footer Placeholder 2" presentation:style-name="Mpr36" draw:text-style-name="MP4" draw:layer="backgroundobjects" svg:width="20.294cm" svg:height="0.776cm" svg:x="3.598cm" svg:y="16.581cm" presentation:class="footer">
        <draw:text-box>
          <text:p/>
        </draw:text-box>
      </draw:frame>
      <draw:frame draw:name="Slide Number Placeholder 3" presentation:style-name="Mpr36" draw:text-style-name="MP4" draw:layer="backgroundobjects" svg:width="1.507cm" svg:height="0.776cm" svg:x="28.761cm" svg:y="16.581cm" presentation:class="page-number">
        <draw:text-box>
          <text:p text:style-name="MP10"><text:span text:style-name="MT7"><text:page-number>12</text:page-number></text:span></text:p>
        </draw:text-box>
      </draw:frame>
      <presentation:notes style:page-layout-name="PM0">
        <draw:page-thumbnail presentation:style-name="Master1-Layout7-blank-En-blanco-title" draw:layer="backgroundobjects" svg:width="0cm" svg:height="0cm" svg:x="0cm" svg:y="2.257cm" presentation:class="page"/>
        <draw:frame presentation:style-name="Master1-Layout7-blank-En-blanco-notes" draw:layer="backgroundobjects" svg:width="16.799cm" svg:height="13.364cm" svg:x="2.1cm" svg:y="14.107cm" presentation:class="notes" presentation:placeholder="true">
          <draw:text-box/>
        </draw:frame>
        <draw:frame presentation:style-name="Mpr37" draw:text-style-name="MP1" draw:layer="backgroundobjects" svg:width="9.113cm" svg:height="1.484cm" svg:x="0cm" svg:y="0cm" presentation:class="header">
          <draw:text-box>
            <text:p text:style-name="MP1"><presentation:header/></text:p>
          </draw:text-box>
        </draw:frame>
        <draw:frame presentation:style-name="Mpr37" draw:text-style-name="MP2" draw:layer="backgroundobjects" svg:width="9.113cm" svg:height="1.484cm" svg:x="11.886cm" svg:y="0cm" presentation:class="date-time">
          <draw:text-box>
            <text:p text:style-name="MP2"><presentation:date-time/></text:p>
          </draw:text-box>
        </draw:frame>
        <draw:frame presentation:style-name="Mpr38" draw:text-style-name="MP1" draw:layer="backgroundobjects" svg:width="9.113cm" svg:height="1.484cm" svg:x="0cm" svg:y="28.215cm" presentation:class="footer">
          <draw:text-box>
            <text:p text:style-name="MP1"><presentation:footer/></text:p>
          </draw:text-box>
        </draw:frame>
        <draw:frame presentation:style-name="Mpr38" draw:text-style-name="MP2" draw:layer="backgroundobjects" svg:width="9.113cm" svg:height="1.484cm" svg:x="11.886cm" svg:y="28.215cm" presentation:class="page-number">
          <draw:text-box>
            <text:p text:style-name="MP2"><text:page-number>12</text:page-number></text:p>
          </draw:text-box>
        </draw:frame>
      </presentation:notes>
    </style:master-page>
    <style:master-page style:name="Master1-Layout8-objTx-Contenido-con-título" style:page-layout-name="PM1" draw:style-name="Mdp9">
      <draw:g draw:name="Group 6">
        <draw:frame draw:name="Picture 7" draw:style-name="Mgr3" draw:layer="Master1-bg" svg:width="33.858cm" svg:height="19.045cm" svg:x="0cm" svg:y="0cm">
          <draw:image xlink:href="Pictures/image2.png" xlink:type="simple" xlink:show="embed" xlink:actuate="onLoad">
            <text:p/>
          </draw:image>
          <svg:desc>HD-PanelContent.png</svg:desc>
        </draw:frame>
        <draw:custom-shape draw:name="Rectangle 8" draw:style-name="Mgr4" draw:layer="Master1-bg" svg:width="30.48cm" svg:height="15.663cm" svg:x="1.689cm" svg:y="1.693cm">
          <text:p/>
          <draw:enhanced-geometry svg:viewBox="0 0 21600 21600" draw:type="non-primitive" draw:enhanced-path="M 0 0 L 21600 0 21600 21600 0 21600 Z N"/>
        </draw:custom-shape>
        <draw:frame draw:name="Picture 9" draw:style-name="Mgr5" draw:layer="Master1-bg" svg:width="2.159cm" svg:height="1.685cm" svg:x="-0.044cm" svg:y="8.761cm">
          <draw:image xlink:href="Pictures/image3.png" xlink:type="simple" xlink:show="embed" xlink:actuate="onLoad">
            <text:p/>
          </draw:image>
          <svg:desc>HDRibbonContent-UniformTrim.png</svg:desc>
        </draw:frame>
        <draw:frame draw:name="Picture 10" draw:style-name="Mgr5" draw:layer="Master1-bg" svg:width="2.159cm" svg:height="1.685cm" svg:x="31.769cm" svg:y="8.761cm">
          <draw:image xlink:href="Pictures/image3.png" xlink:type="simple" xlink:show="embed" xlink:actuate="onLoad">
            <text:p/>
          </draw:image>
          <svg:desc>HDRibbonContent-UniformTrim.png</svg:desc>
        </draw:frame>
      </draw:g>
      <draw:frame draw:name="Title 1" presentation:style-name="Mpr39" draw:text-style-name="MP4" draw:layer="backgroundobjects" svg:width="10.329cm" svg:height="3.81cm" svg:x="3.594cm" svg:y="3.857cm" presentation:class="title">
        <draw:text-box>
          <text:p text:style-name="MP3"><text:span text:style-name="MT2">Haga clic para modificar el estilo de título del patrón</text:span></text:p>
        </draw:text-box>
      </draw:frame>
      <draw:frame draw:name="Content Placeholder 2" presentation:style-name="Mpr40" draw:text-style-name="MP4" draw:layer="backgroundobjects" svg:width="15.193cm" svg:height="13.594cm" svg:x="15.052cm" svg:y="2.728cm" presentation:class="title">
        <draw:text-box>
          <text:list text:style-name="ML3">
            <text:list-item>
              <text:p text:style-name="MP5"><text:span text:style-name="MT2">Edit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6">Quinto nivel</text:span></text:p>
            </text:list-item>
          </text:list>
        </draw:text-box>
      </draw:frame>
      <draw:frame draw:name="Text Placeholder 3" presentation:style-name="Mpr41" draw:text-style-name="MP4" draw:layer="backgroundobjects" svg:width="10.329cm" svg:height="6.773cm" svg:x="3.594cm" svg:y="8.42cm" presentation:class="outline">
        <draw:text-box>
          <text:list text:style-name="ML7">
            <text:list-item>
              <text:p text:style-name="MP14"><text:span text:style-name="MT5">Editar los estilos de texto del patrón</text:span></text:p>
            </text:list-item>
          </text:list>
        </draw:text-box>
      </draw:frame>
      <draw:frame draw:name="Date Placeholder 4" presentation:style-name="Mpr42" draw:text-style-name="MP4" draw:layer="backgroundobjects" svg:width="4.445cm" svg:height="0.776cm" svg:x="24.104cm" svg:y="16.581cm" presentation:class="date-time">
        <draw:text-box>
          <text:p text:style-name="MP10"><text:span text:style-name="MT7"><text:date style:data-style-name="D1" text:date-value="2020-01-28">1/28/20</text:date></text:span></text:p>
        </draw:text-box>
      </draw:frame>
      <draw:frame draw:name="Footer Placeholder 5" presentation:style-name="Mpr42" draw:text-style-name="MP4" draw:layer="backgroundobjects" svg:width="20.294cm" svg:height="0.776cm" svg:x="3.598cm" svg:y="16.581cm" presentation:class="footer">
        <draw:text-box>
          <text:p/>
        </draw:text-box>
      </draw:frame>
      <draw:frame draw:name="Slide Number Placeholder 6" presentation:style-name="Mpr42" draw:text-style-name="MP4" draw:layer="backgroundobjects" svg:width="1.507cm" svg:height="0.776cm" svg:x="28.761cm" svg:y="16.581cm" presentation:class="page-number">
        <draw:text-box>
          <text:p text:style-name="MP10"><text:span text:style-name="MT7"><text:page-number>12</text:page-number></text:span></text:p>
        </draw:text-box>
      </draw:frame>
      <draw:connector draw:name="Straight Connector 15" draw:style-name="Mgr6" draw:layer="backgroundobjects" draw:type="line" svg:x1="3.878cm" svg:y1="8.09cm" svg:x2="13.641cm" svg:y2="8.09cm" svg:d="M3878 8090h9763">
        <text:p/>
      </draw:connector>
      <presentation:notes style:page-layout-name="PM0">
        <draw:page-thumbnail presentation:style-name="Master1-Layout8-objTx-Contenido-con-título-title" draw:layer="backgroundobjects" svg:width="0cm" svg:height="0cm" svg:x="0cm" svg:y="2.257cm" presentation:class="page"/>
        <draw:frame presentation:style-name="Master1-Layout8-objTx-Contenido-con-título-notes" draw:layer="backgroundobjects" svg:width="16.799cm" svg:height="13.364cm" svg:x="2.1cm" svg:y="14.107cm" presentation:class="notes" presentation:placeholder="true">
          <draw:text-box/>
        </draw:frame>
        <draw:frame presentation:style-name="Mpr43" draw:text-style-name="MP1" draw:layer="backgroundobjects" svg:width="9.113cm" svg:height="1.484cm" svg:x="0cm" svg:y="0cm" presentation:class="header">
          <draw:text-box>
            <text:p text:style-name="MP1"><presentation:header/></text:p>
          </draw:text-box>
        </draw:frame>
        <draw:frame presentation:style-name="Mpr43" draw:text-style-name="MP2" draw:layer="backgroundobjects" svg:width="9.113cm" svg:height="1.484cm" svg:x="11.886cm" svg:y="0cm" presentation:class="date-time">
          <draw:text-box>
            <text:p text:style-name="MP2"><presentation:date-time/></text:p>
          </draw:text-box>
        </draw:frame>
        <draw:frame presentation:style-name="Mpr44" draw:text-style-name="MP1" draw:layer="backgroundobjects" svg:width="9.113cm" svg:height="1.484cm" svg:x="0cm" svg:y="28.215cm" presentation:class="footer">
          <draw:text-box>
            <text:p text:style-name="MP1"><presentation:footer/></text:p>
          </draw:text-box>
        </draw:frame>
        <draw:frame presentation:style-name="Mpr44" draw:text-style-name="MP2" draw:layer="backgroundobjects" svg:width="9.113cm" svg:height="1.484cm" svg:x="11.886cm" svg:y="28.215cm" presentation:class="page-number">
          <draw:text-box>
            <text:p text:style-name="MP2"><text:page-number>12</text:page-number></text:p>
          </draw:text-box>
        </draw:frame>
      </presentation:notes>
    </style:master-page>
    <style:master-page style:name="Master1-Layout9-picTx-Imagen-con-título" style:page-layout-name="PM1" draw:style-name="Mdp10">
      <draw:g draw:name="Group 6">
        <draw:frame draw:name="Picture 7" draw:style-name="Mgr3" draw:layer="Master1-bg" svg:width="33.858cm" svg:height="19.045cm" svg:x="0cm" svg:y="0cm">
          <draw:image xlink:href="Pictures/image2.png" xlink:type="simple" xlink:show="embed" xlink:actuate="onLoad">
            <text:p/>
          </draw:image>
          <svg:desc>HD-PanelContent.png</svg:desc>
        </draw:frame>
        <draw:custom-shape draw:name="Rectangle 8" draw:style-name="Mgr4" draw:layer="Master1-bg" svg:width="30.48cm" svg:height="15.663cm" svg:x="1.689cm" svg:y="1.693cm">
          <text:p/>
          <draw:enhanced-geometry svg:viewBox="0 0 21600 21600" draw:type="non-primitive" draw:enhanced-path="M 0 0 L 21600 0 21600 21600 0 21600 Z N"/>
        </draw:custom-shape>
        <draw:frame draw:name="Picture 9" draw:style-name="Mgr5" draw:layer="Master1-bg" svg:width="2.159cm" svg:height="1.685cm" svg:x="-0.044cm" svg:y="8.761cm">
          <draw:image xlink:href="Pictures/image3.png" xlink:type="simple" xlink:show="embed" xlink:actuate="onLoad">
            <text:p/>
          </draw:image>
          <svg:desc>HDRibbonContent-UniformTrim.png</svg:desc>
        </draw:frame>
        <draw:frame draw:name="Picture 10" draw:style-name="Mgr5" draw:layer="Master1-bg" svg:width="2.159cm" svg:height="1.685cm" svg:x="31.769cm" svg:y="8.761cm">
          <draw:image xlink:href="Pictures/image3.png" xlink:type="simple" xlink:show="embed" xlink:actuate="onLoad">
            <text:p/>
          </draw:image>
          <svg:desc>HDRibbonContent-UniformTrim.png</svg:desc>
        </draw:frame>
      </draw:g>
      <draw:frame draw:name="Title 1" presentation:style-name="Mpr45" draw:text-style-name="MP4" draw:layer="backgroundobjects" svg:width="17.338cm" svg:height="3.81cm" svg:x="3.598cm" svg:y="5.233cm" presentation:class="title">
        <draw:text-box>
          <text:p text:style-name="MP3"><text:span text:style-name="MT12">Haga clic para modificar el estilo de título del patrón</text:span></text:p>
        </draw:text-box>
      </draw:frame>
      <draw:frame draw:name="Picture Placeholder 2" presentation:style-name="Mpr46" draw:text-style-name="MP4" draw:layer="backgroundobjects" svg:width="8.509cm" svg:height="13.264cm" svg:x="22.486cm" svg:y="2.893cm" presentation:class="title">
        <draw:text-box>
          <text:p text:style-name="MP14"><text:span text:style-name="MT5">Haga clic en el icono para agregar una imagen</text:span></text:p>
        </draw:text-box>
      </draw:frame>
      <draw:frame draw:name="Text Placeholder 3" presentation:style-name="Mpr47" draw:text-style-name="MP4" draw:layer="backgroundobjects" svg:width="17.338cm" svg:height="5.08cm" svg:x="3.598cm" svg:y="9.043cm" presentation:class="outline">
        <draw:text-box>
          <text:list text:style-name="ML7">
            <text:list-item>
              <text:p text:style-name="MP14"><text:span text:style-name="MT4">Editar los estilos de texto del patrón</text:span></text:p>
            </text:list-item>
          </text:list>
        </draw:text-box>
      </draw:frame>
      <draw:frame draw:name="Date Placeholder 4" presentation:style-name="Mpr48" draw:text-style-name="MP4" draw:layer="backgroundobjects" svg:width="4.445cm" svg:height="0.776cm" svg:x="24.104cm" svg:y="16.581cm" presentation:class="date-time">
        <draw:text-box>
          <text:p text:style-name="MP10"><text:span text:style-name="MT7"><text:date style:data-style-name="D1" text:date-value="2020-01-28">1/28/20</text:date></text:span></text:p>
        </draw:text-box>
      </draw:frame>
      <draw:frame draw:name="Footer Placeholder 5" presentation:style-name="Mpr48" draw:text-style-name="MP4" draw:layer="backgroundobjects" svg:width="20.294cm" svg:height="0.776cm" svg:x="3.598cm" svg:y="16.581cm" presentation:class="footer">
        <draw:text-box>
          <text:p/>
        </draw:text-box>
      </draw:frame>
      <draw:frame draw:name="Slide Number Placeholder 6" presentation:style-name="Mpr48" draw:text-style-name="MP4" draw:layer="backgroundobjects" svg:width="1.507cm" svg:height="0.776cm" svg:x="28.761cm" svg:y="16.581cm" presentation:class="page-number">
        <draw:text-box>
          <text:p text:style-name="MP10"><text:span text:style-name="MT7"><text:page-number>12</text:page-number></text:span></text:p>
        </draw:text-box>
      </draw:frame>
      <presentation:notes style:page-layout-name="PM0">
        <draw:page-thumbnail presentation:style-name="Master1-Layout9-picTx-Imagen-con-título-title" draw:layer="backgroundobjects" svg:width="0cm" svg:height="0cm" svg:x="0cm" svg:y="2.257cm" presentation:class="page"/>
        <draw:frame presentation:style-name="Master1-Layout9-picTx-Imagen-con-título-notes" draw:layer="backgroundobjects" svg:width="16.799cm" svg:height="13.364cm" svg:x="2.1cm" svg:y="14.107cm" presentation:class="notes" presentation:placeholder="true">
          <draw:text-box/>
        </draw:frame>
        <draw:frame presentation:style-name="Mpr49" draw:text-style-name="MP1" draw:layer="backgroundobjects" svg:width="9.113cm" svg:height="1.484cm" svg:x="0cm" svg:y="0cm" presentation:class="header">
          <draw:text-box>
            <text:p text:style-name="MP1"><presentation:header/></text:p>
          </draw:text-box>
        </draw:frame>
        <draw:frame presentation:style-name="Mpr49" draw:text-style-name="MP2" draw:layer="backgroundobjects" svg:width="9.113cm" svg:height="1.484cm" svg:x="11.886cm" svg:y="0cm" presentation:class="date-time">
          <draw:text-box>
            <text:p text:style-name="MP2"><presentation:date-time/></text:p>
          </draw:text-box>
        </draw:frame>
        <draw:frame presentation:style-name="Mpr50" draw:text-style-name="MP1" draw:layer="backgroundobjects" svg:width="9.113cm" svg:height="1.484cm" svg:x="0cm" svg:y="28.215cm" presentation:class="footer">
          <draw:text-box>
            <text:p text:style-name="MP1"><presentation:footer/></text:p>
          </draw:text-box>
        </draw:frame>
        <draw:frame presentation:style-name="Mpr50" draw:text-style-name="MP2" draw:layer="backgroundobjects" svg:width="9.113cm" svg:height="1.484cm" svg:x="11.886cm" svg:y="28.215cm" presentation:class="page-number">
          <draw:text-box>
            <text:p text:style-name="MP2"><text:page-number>12</text:page-number></text:p>
          </draw:text-box>
        </draw:frame>
      </presentation:notes>
    </style:master-page>
    <style:master-page style:name="Master1-Layout10-cust-Imagen-panorámica-con-descripción" style:page-layout-name="PM1" draw:style-name="Mdp11">
      <draw:g draw:name="Group 6">
        <draw:frame draw:name="Picture 7" draw:style-name="Mgr3" draw:layer="Master1-bg" svg:width="33.858cm" svg:height="19.045cm" svg:x="0cm" svg:y="0cm">
          <draw:image xlink:href="Pictures/image2.png" xlink:type="simple" xlink:show="embed" xlink:actuate="onLoad">
            <text:p/>
          </draw:image>
          <svg:desc>HD-PanelContent.png</svg:desc>
        </draw:frame>
        <draw:custom-shape draw:name="Rectangle 8" draw:style-name="Mgr4" draw:layer="Master1-bg" svg:width="30.48cm" svg:height="15.663cm" svg:x="1.689cm" svg:y="1.693cm">
          <text:p/>
          <draw:enhanced-geometry svg:viewBox="0 0 21600 21600" draw:type="non-primitive" draw:enhanced-path="M 0 0 L 21600 0 21600 21600 0 21600 Z N"/>
        </draw:custom-shape>
        <draw:frame draw:name="Picture 9" draw:style-name="Mgr5" draw:layer="Master1-bg" svg:width="2.159cm" svg:height="1.685cm" svg:x="-0.044cm" svg:y="8.761cm">
          <draw:image xlink:href="Pictures/image3.png" xlink:type="simple" xlink:show="embed" xlink:actuate="onLoad">
            <text:p/>
          </draw:image>
          <svg:desc>HDRibbonContent-UniformTrim.png</svg:desc>
        </draw:frame>
        <draw:frame draw:name="Picture 10" draw:style-name="Mgr5" draw:layer="Master1-bg" svg:width="2.159cm" svg:height="1.685cm" svg:x="31.769cm" svg:y="8.761cm">
          <draw:image xlink:href="Pictures/image3.png" xlink:type="simple" xlink:show="embed" xlink:actuate="onLoad">
            <text:p/>
          </draw:image>
          <svg:desc>HDRibbonContent-UniformTrim.png</svg:desc>
        </draw:frame>
      </draw:g>
      <draw:frame draw:name="Title 1" presentation:style-name="Mpr51" draw:text-style-name="MP4" draw:layer="backgroundobjects" svg:width="26.694cm" svg:height="1.574cm" svg:x="3.598cm" svg:y="13.376cm" presentation:class="title">
        <draw:text-box>
          <text:p text:style-name="MP3"><text:span text:style-name="MT2">Haga clic para modificar el estilo de título del patrón</text:span></text:p>
        </draw:text-box>
      </draw:frame>
      <draw:frame draw:name="Picture Placeholder 2" presentation:style-name="Mpr52" draw:text-style-name="MP4" draw:layer="backgroundobjects" svg:width="28.072cm" svg:height="9.266cm" svg:x="2.893cm" svg:y="2.893cm" presentation:class="title">
        <draw:text-box>
          <text:p text:style-name="MP14"><text:span text:style-name="MT5">Haga clic en el icono para agregar una imagen</text:span></text:p>
        </draw:text-box>
      </draw:frame>
      <draw:frame draw:name="Text Placeholder 3" presentation:style-name="Mpr53" draw:text-style-name="MP4" draw:layer="backgroundobjects" svg:width="26.694cm" svg:height="1.371cm" svg:x="3.598cm" svg:y="14.95cm" presentation:class="outline">
        <draw:text-box>
          <text:list text:style-name="ML7">
            <text:list-item>
              <text:p text:style-name="MP15"><text:span text:style-name="MT6">Editar los estilos de texto del patrón</text:span></text:p>
            </text:list-item>
          </text:list>
        </draw:text-box>
      </draw:frame>
      <draw:frame draw:name="Date Placeholder 4" presentation:style-name="Mpr54" draw:text-style-name="MP4" draw:layer="backgroundobjects" svg:width="4.445cm" svg:height="0.776cm" svg:x="24.104cm" svg:y="16.581cm" presentation:class="date-time">
        <draw:text-box>
          <text:p text:style-name="MP10"><text:span text:style-name="MT7"><text:date style:data-style-name="D1" text:date-value="2020-01-28">1/28/20</text:date></text:span></text:p>
        </draw:text-box>
      </draw:frame>
      <draw:frame draw:name="Footer Placeholder 5" presentation:style-name="Mpr54" draw:text-style-name="MP4" draw:layer="backgroundobjects" svg:width="20.294cm" svg:height="0.776cm" svg:x="3.598cm" svg:y="16.581cm" presentation:class="footer">
        <draw:text-box>
          <text:p/>
        </draw:text-box>
      </draw:frame>
      <draw:frame draw:name="Slide Number Placeholder 6" presentation:style-name="Mpr54" draw:text-style-name="MP4" draw:layer="backgroundobjects" svg:width="1.507cm" svg:height="0.776cm" svg:x="28.761cm" svg:y="16.581cm" presentation:class="page-number">
        <draw:text-box>
          <text:p text:style-name="MP10"><text:span text:style-name="MT7"><text:page-number>12</text:page-number></text:span></text:p>
        </draw:text-box>
      </draw:frame>
      <presentation:notes style:page-layout-name="PM0">
        <draw:page-thumbnail presentation:style-name="Master1-Layout10-cust-Imagen-panorámica-con-descripción-title" draw:layer="backgroundobjects" svg:width="0cm" svg:height="0cm" svg:x="0cm" svg:y="2.257cm" presentation:class="page"/>
        <draw:frame presentation:style-name="Master1-Layout10-cust-Imagen-panorámica-con-descripción-notes" draw:layer="backgroundobjects" svg:width="16.799cm" svg:height="13.364cm" svg:x="2.1cm" svg:y="14.107cm" presentation:class="notes" presentation:placeholder="true">
          <draw:text-box/>
        </draw:frame>
        <draw:frame presentation:style-name="Mpr55" draw:text-style-name="MP1" draw:layer="backgroundobjects" svg:width="9.113cm" svg:height="1.484cm" svg:x="0cm" svg:y="0cm" presentation:class="header">
          <draw:text-box>
            <text:p text:style-name="MP1"><presentation:header/></text:p>
          </draw:text-box>
        </draw:frame>
        <draw:frame presentation:style-name="Mpr55" draw:text-style-name="MP2" draw:layer="backgroundobjects" svg:width="9.113cm" svg:height="1.484cm" svg:x="11.886cm" svg:y="0cm" presentation:class="date-time">
          <draw:text-box>
            <text:p text:style-name="MP2"><presentation:date-time/></text:p>
          </draw:text-box>
        </draw:frame>
        <draw:frame presentation:style-name="Mpr56" draw:text-style-name="MP1" draw:layer="backgroundobjects" svg:width="9.113cm" svg:height="1.484cm" svg:x="0cm" svg:y="28.215cm" presentation:class="footer">
          <draw:text-box>
            <text:p text:style-name="MP1"><presentation:footer/></text:p>
          </draw:text-box>
        </draw:frame>
        <draw:frame presentation:style-name="Mpr56" draw:text-style-name="MP2" draw:layer="backgroundobjects" svg:width="9.113cm" svg:height="1.484cm" svg:x="11.886cm" svg:y="28.215cm" presentation:class="page-number">
          <draw:text-box>
            <text:p text:style-name="MP2"><text:page-number>12</text:page-number></text:p>
          </draw:text-box>
        </draw:frame>
      </presentation:notes>
    </style:master-page>
    <style:master-page style:name="Master1-Layout11-cust-Título-y-descripción" style:page-layout-name="PM1" draw:style-name="Mdp12">
      <draw:g draw:name="Group 6">
        <draw:frame draw:name="Picture 7" draw:style-name="Mgr3" draw:layer="Master1-bg" svg:width="33.858cm" svg:height="19.045cm" svg:x="0cm" svg:y="0cm">
          <draw:image xlink:href="Pictures/image2.png" xlink:type="simple" xlink:show="embed" xlink:actuate="onLoad">
            <text:p/>
          </draw:image>
          <svg:desc>HD-PanelContent.png</svg:desc>
        </draw:frame>
        <draw:custom-shape draw:name="Rectangle 8" draw:style-name="Mgr4" draw:layer="Master1-bg" svg:width="30.48cm" svg:height="15.663cm" svg:x="1.689cm" svg:y="1.693cm">
          <text:p/>
          <draw:enhanced-geometry svg:viewBox="0 0 21600 21600" draw:type="non-primitive" draw:enhanced-path="M 0 0 L 21600 0 21600 21600 0 21600 Z N"/>
        </draw:custom-shape>
        <draw:frame draw:name="Picture 9" draw:style-name="Mgr5" draw:layer="Master1-bg" svg:width="2.159cm" svg:height="1.685cm" svg:x="-0.044cm" svg:y="8.761cm">
          <draw:image xlink:href="Pictures/image3.png" xlink:type="simple" xlink:show="embed" xlink:actuate="onLoad">
            <text:p/>
          </draw:image>
          <svg:desc>HDRibbonContent-UniformTrim.png</svg:desc>
        </draw:frame>
        <draw:frame draw:name="Picture 10" draw:style-name="Mgr5" draw:layer="Master1-bg" svg:width="2.159cm" svg:height="1.685cm" svg:x="31.769cm" svg:y="8.761cm">
          <draw:image xlink:href="Pictures/image3.png" xlink:type="simple" xlink:show="embed" xlink:actuate="onLoad">
            <text:p/>
          </draw:image>
          <svg:desc>HDRibbonContent-UniformTrim.png</svg:desc>
        </draw:frame>
      </draw:g>
      <draw:frame draw:name="Title 1" presentation:style-name="Mpr57" draw:text-style-name="MP4" draw:layer="backgroundobjects" svg:width="26.646cm" svg:height="8.208cm" svg:x="3.622cm" svg:y="2.728cm" presentation:class="title">
        <draw:text-box>
          <text:p text:style-name="MP3"><text:span text:style-name="MT13">Haga clic para modificar el estilo de título del patrón</text:span></text:p>
        </draw:text-box>
      </draw:frame>
      <draw:frame draw:name="Text Placeholder 2" presentation:style-name="Mpr58" draw:text-style-name="MP4" draw:layer="backgroundobjects" svg:width="26.646cm" svg:height="4.257cm" svg:x="3.622cm" svg:y="12.065cm" presentation:class="outline">
        <draw:text-box>
          <text:list text:style-name="ML7">
            <text:list-item>
              <text:p text:style-name="MP11"><text:span text:style-name="MT14">Editar los estilos de texto del patrón</text:span></text:p>
            </text:list-item>
          </text:list>
        </draw:text-box>
      </draw:frame>
      <draw:frame draw:name="Date Placeholder 3" presentation:style-name="Mpr59" draw:text-style-name="MP4" draw:layer="backgroundobjects" svg:width="4.445cm" svg:height="0.776cm" svg:x="24.104cm" svg:y="16.581cm" presentation:class="date-time">
        <draw:text-box>
          <text:p text:style-name="MP10"><text:span text:style-name="MT7"><text:date style:data-style-name="D1" text:date-value="2020-01-28">1/28/20</text:date></text:span></text:p>
        </draw:text-box>
      </draw:frame>
      <draw:frame draw:name="Footer Placeholder 4" presentation:style-name="Mpr59" draw:text-style-name="MP4" draw:layer="backgroundobjects" svg:width="20.294cm" svg:height="0.776cm" svg:x="3.598cm" svg:y="16.581cm" presentation:class="footer">
        <draw:text-box>
          <text:p/>
        </draw:text-box>
      </draw:frame>
      <draw:frame draw:name="Slide Number Placeholder 5" presentation:style-name="Mpr59" draw:text-style-name="MP4" draw:layer="backgroundobjects" svg:width="1.507cm" svg:height="0.776cm" svg:x="28.761cm" svg:y="16.581cm" presentation:class="page-number">
        <draw:text-box>
          <text:p text:style-name="MP10"><text:span text:style-name="MT7"><text:page-number>12</text:page-number></text:span></text:p>
        </draw:text-box>
      </draw:frame>
      <draw:connector draw:name="Straight Connector 14" draw:style-name="Mgr6" draw:layer="backgroundobjects" draw:type="line" svg:x1="3.878cm" svg:y1="11.501cm" svg:x2="30.01cm" svg:y2="11.501cm" svg:d="M3878 11501h26132">
        <text:p/>
      </draw:connector>
      <presentation:notes style:page-layout-name="PM0">
        <draw:page-thumbnail presentation:style-name="Master1-Layout11-cust-Título-y-descripción-title" draw:layer="backgroundobjects" svg:width="0cm" svg:height="0cm" svg:x="0cm" svg:y="2.257cm" presentation:class="page"/>
        <draw:frame presentation:style-name="Master1-Layout11-cust-Título-y-descripción-notes" draw:layer="backgroundobjects" svg:width="16.799cm" svg:height="13.364cm" svg:x="2.1cm" svg:y="14.107cm" presentation:class="notes" presentation:placeholder="true">
          <draw:text-box/>
        </draw:frame>
        <draw:frame presentation:style-name="Mpr60" draw:text-style-name="MP1" draw:layer="backgroundobjects" svg:width="9.113cm" svg:height="1.484cm" svg:x="0cm" svg:y="0cm" presentation:class="header">
          <draw:text-box>
            <text:p text:style-name="MP1"><presentation:header/></text:p>
          </draw:text-box>
        </draw:frame>
        <draw:frame presentation:style-name="Mpr60" draw:text-style-name="MP2" draw:layer="backgroundobjects" svg:width="9.113cm" svg:height="1.484cm" svg:x="11.886cm" svg:y="0cm" presentation:class="date-time">
          <draw:text-box>
            <text:p text:style-name="MP2"><presentation:date-time/></text:p>
          </draw:text-box>
        </draw:frame>
        <draw:frame presentation:style-name="Mpr61" draw:text-style-name="MP1" draw:layer="backgroundobjects" svg:width="9.113cm" svg:height="1.484cm" svg:x="0cm" svg:y="28.215cm" presentation:class="footer">
          <draw:text-box>
            <text:p text:style-name="MP1"><presentation:footer/></text:p>
          </draw:text-box>
        </draw:frame>
        <draw:frame presentation:style-name="Mpr61" draw:text-style-name="MP2" draw:layer="backgroundobjects" svg:width="9.113cm" svg:height="1.484cm" svg:x="11.886cm" svg:y="28.215cm" presentation:class="page-number">
          <draw:text-box>
            <text:p text:style-name="MP2"><text:page-number>12</text:page-number></text:p>
          </draw:text-box>
        </draw:frame>
      </presentation:notes>
    </style:master-page>
    <style:master-page style:name="Master1-Layout12-cust-Cita-con-descripción" style:page-layout-name="PM1" draw:style-name="Mdp13">
      <draw:g draw:name="Group 6">
        <draw:frame draw:name="Picture 7" draw:style-name="Mgr3" draw:layer="Master1-bg" svg:width="33.858cm" svg:height="19.045cm" svg:x="0cm" svg:y="0cm">
          <draw:image xlink:href="Pictures/image2.png" xlink:type="simple" xlink:show="embed" xlink:actuate="onLoad">
            <text:p/>
          </draw:image>
          <svg:desc>HD-PanelContent.png</svg:desc>
        </draw:frame>
        <draw:custom-shape draw:name="Rectangle 8" draw:style-name="Mgr4" draw:layer="Master1-bg" svg:width="30.48cm" svg:height="15.663cm" svg:x="1.689cm" svg:y="1.693cm">
          <text:p/>
          <draw:enhanced-geometry svg:viewBox="0 0 21600 21600" draw:type="non-primitive" draw:enhanced-path="M 0 0 L 21600 0 21600 21600 0 21600 Z N"/>
        </draw:custom-shape>
        <draw:frame draw:name="Picture 9" draw:style-name="Mgr5" draw:layer="Master1-bg" svg:width="2.159cm" svg:height="1.685cm" svg:x="-0.044cm" svg:y="8.761cm">
          <draw:image xlink:href="Pictures/image3.png" xlink:type="simple" xlink:show="embed" xlink:actuate="onLoad">
            <text:p/>
          </draw:image>
          <svg:desc>HDRibbonContent-UniformTrim.png</svg:desc>
        </draw:frame>
        <draw:frame draw:name="Picture 10" draw:style-name="Mgr5" draw:layer="Master1-bg" svg:width="2.159cm" svg:height="1.685cm" svg:x="31.769cm" svg:y="8.761cm">
          <draw:image xlink:href="Pictures/image3.png" xlink:type="simple" xlink:show="embed" xlink:actuate="onLoad">
            <text:p/>
          </draw:image>
          <svg:desc>HDRibbonContent-UniformTrim.png</svg:desc>
        </draw:frame>
      </draw:g>
      <draw:frame draw:name="Title 1" presentation:style-name="Mpr62" draw:text-style-name="MP4" draw:layer="backgroundobjects" svg:width="25.823cm" svg:height="6.585cm" svg:x="4.017cm" svg:y="2.728cm" presentation:class="title">
        <draw:text-box>
          <text:p text:style-name="MP3"><text:span text:style-name="MT15">Haga clic para modificar el estilo de título del patrón</text:span></text:p>
        </draw:text-box>
      </draw:frame>
      <draw:frame draw:name="Text Placeholder 9" presentation:style-name="Mpr63" draw:text-style-name="MP4" draw:layer="backgroundobjects" svg:width="24.553cm" svg:height="1.623cm" svg:x="4.652cm" svg:y="9.313cm" presentation:class="outline">
        <draw:text-box>
          <text:list text:style-name="ML8">
            <text:list-item>
              <text:p text:style-name="MP16"><text:span text:style-name="MT3">Editar los estilos de texto del patrón</text:span></text:p>
            </text:list-item>
          </text:list>
        </draw:text-box>
      </draw:frame>
      <draw:frame draw:name="Text Placeholder 2" presentation:style-name="Mpr64" draw:text-style-name="MP4" draw:layer="backgroundobjects" svg:width="26.694cm" svg:height="4.257cm" svg:x="3.598cm" svg:y="12.065cm" presentation:class="outline">
        <draw:text-box>
          <text:list text:style-name="ML7">
            <text:list-item>
              <text:p text:style-name="MP11"><text:span text:style-name="MT14">Editar los estilos de texto del patrón</text:span></text:p>
            </text:list-item>
          </text:list>
        </draw:text-box>
      </draw:frame>
      <draw:frame draw:name="Date Placeholder 3" presentation:style-name="Mpr65" draw:text-style-name="MP4" draw:layer="backgroundobjects" svg:width="4.445cm" svg:height="0.776cm" svg:x="24.104cm" svg:y="16.581cm" presentation:class="date-time">
        <draw:text-box>
          <text:p text:style-name="MP10"><text:span text:style-name="MT7"><text:date style:data-style-name="D1" text:date-value="2020-01-28">1/28/20</text:date></text:span></text:p>
        </draw:text-box>
      </draw:frame>
      <draw:frame draw:name="Footer Placeholder 4" presentation:style-name="Mpr65" draw:text-style-name="MP4" draw:layer="backgroundobjects" svg:width="20.294cm" svg:height="0.776cm" svg:x="3.598cm" svg:y="16.581cm" presentation:class="footer">
        <draw:text-box>
          <text:p/>
        </draw:text-box>
      </draw:frame>
      <draw:frame draw:name="Slide Number Placeholder 5" presentation:style-name="Mpr65" draw:text-style-name="MP4" draw:layer="backgroundobjects" svg:width="1.507cm" svg:height="0.776cm" svg:x="28.761cm" svg:y="16.581cm" presentation:class="page-number">
        <draw:text-box>
          <text:p text:style-name="MP10"><text:span text:style-name="MT7"><text:page-number>12</text:page-number></text:span></text:p>
        </draw:text-box>
      </draw:frame>
      <draw:frame draw:name="TextBox 13" draw:style-name="Mgr7" draw:text-style-name="MP4" draw:layer="backgroundobjects" svg:width="1.693cm" svg:height="1.624cm" svg:x="2.394cm" svg:y="2.444cm">
        <draw:text-box>
          <text:p text:style-name="MP17"><text:span text:style-name="MT16">“</text:span></text:p>
        </draw:text-box>
      </draw:frame>
      <draw:frame draw:name="TextBox 14" draw:style-name="Mgr7" draw:text-style-name="MP4" draw:layer="backgroundobjects" svg:width="1.693cm" svg:height="1.624cm" svg:x="29.445cm" svg:y="7.855cm">
        <draw:text-box>
          <text:p text:style-name="MP10"><text:span text:style-name="MT16">”</text:span></text:p>
        </draw:text-box>
      </draw:frame>
      <draw:connector draw:name="Straight Connector 18" draw:style-name="Mgr6" draw:layer="backgroundobjects" draw:type="line" svg:x1="3.878cm" svg:y1="11.501cm" svg:x2="30.01cm" svg:y2="11.501cm" svg:d="M3878 11501h26132">
        <text:p/>
      </draw:connector>
      <presentation:notes style:page-layout-name="PM0">
        <draw:page-thumbnail presentation:style-name="Master1-Layout12-cust-Cita-con-descripción-title" draw:layer="backgroundobjects" svg:width="0cm" svg:height="0cm" svg:x="0cm" svg:y="2.257cm" presentation:class="page"/>
        <draw:frame presentation:style-name="Master1-Layout12-cust-Cita-con-descripción-notes" draw:layer="backgroundobjects" svg:width="16.799cm" svg:height="13.364cm" svg:x="2.1cm" svg:y="14.107cm" presentation:class="notes" presentation:placeholder="true">
          <draw:text-box/>
        </draw:frame>
        <draw:frame presentation:style-name="Mpr66" draw:text-style-name="MP1" draw:layer="backgroundobjects" svg:width="9.113cm" svg:height="1.484cm" svg:x="0cm" svg:y="0cm" presentation:class="header">
          <draw:text-box>
            <text:p text:style-name="MP1"><presentation:header/></text:p>
          </draw:text-box>
        </draw:frame>
        <draw:frame presentation:style-name="Mpr66" draw:text-style-name="MP2" draw:layer="backgroundobjects" svg:width="9.113cm" svg:height="1.484cm" svg:x="11.886cm" svg:y="0cm" presentation:class="date-time">
          <draw:text-box>
            <text:p text:style-name="MP2"><presentation:date-time/></text:p>
          </draw:text-box>
        </draw:frame>
        <draw:frame presentation:style-name="Mpr67" draw:text-style-name="MP1" draw:layer="backgroundobjects" svg:width="9.113cm" svg:height="1.484cm" svg:x="0cm" svg:y="28.215cm" presentation:class="footer">
          <draw:text-box>
            <text:p text:style-name="MP1"><presentation:footer/></text:p>
          </draw:text-box>
        </draw:frame>
        <draw:frame presentation:style-name="Mpr67" draw:text-style-name="MP2" draw:layer="backgroundobjects" svg:width="9.113cm" svg:height="1.484cm" svg:x="11.886cm" svg:y="28.215cm" presentation:class="page-number">
          <draw:text-box>
            <text:p text:style-name="MP2"><text:page-number>12</text:page-number></text:p>
          </draw:text-box>
        </draw:frame>
      </presentation:notes>
    </style:master-page>
    <style:master-page style:name="Master1-Layout13-cust-Tarjeta-de-nombre" style:page-layout-name="PM1" draw:style-name="Mdp14">
      <draw:g draw:name="Group 6">
        <draw:frame draw:name="Picture 7" draw:style-name="Mgr3" draw:layer="Master1-bg" svg:width="33.858cm" svg:height="19.045cm" svg:x="0cm" svg:y="0cm">
          <draw:image xlink:href="Pictures/image2.png" xlink:type="simple" xlink:show="embed" xlink:actuate="onLoad">
            <text:p/>
          </draw:image>
          <svg:desc>HD-PanelContent.png</svg:desc>
        </draw:frame>
        <draw:custom-shape draw:name="Rectangle 8" draw:style-name="Mgr4" draw:layer="Master1-bg" svg:width="30.48cm" svg:height="15.663cm" svg:x="1.689cm" svg:y="1.693cm">
          <text:p/>
          <draw:enhanced-geometry svg:viewBox="0 0 21600 21600" draw:type="non-primitive" draw:enhanced-path="M 0 0 L 21600 0 21600 21600 0 21600 Z N"/>
        </draw:custom-shape>
        <draw:frame draw:name="Picture 9" draw:style-name="Mgr5" draw:layer="Master1-bg" svg:width="2.159cm" svg:height="1.685cm" svg:x="-0.044cm" svg:y="8.761cm">
          <draw:image xlink:href="Pictures/image3.png" xlink:type="simple" xlink:show="embed" xlink:actuate="onLoad">
            <text:p/>
          </draw:image>
          <svg:desc>HDRibbonContent-UniformTrim.png</svg:desc>
        </draw:frame>
        <draw:frame draw:name="Picture 10" draw:style-name="Mgr5" draw:layer="Master1-bg" svg:width="2.159cm" svg:height="1.685cm" svg:x="31.769cm" svg:y="8.761cm">
          <draw:image xlink:href="Pictures/image3.png" xlink:type="simple" xlink:show="embed" xlink:actuate="onLoad">
            <text:p/>
          </draw:image>
          <svg:desc>HDRibbonContent-UniformTrim.png</svg:desc>
        </draw:frame>
      </draw:g>
      <draw:frame draw:name="Title 1" presentation:style-name="Mpr68" draw:text-style-name="MP4" draw:layer="backgroundobjects" svg:width="26.694cm" svg:height="4.08cm" svg:x="3.598cm" svg:y="9.191cm" presentation:class="title">
        <draw:text-box>
          <text:p text:style-name="MP17"><text:span text:style-name="MT13">Haga clic para modificar el estilo de título del patrón</text:span></text:p>
        </draw:text-box>
      </draw:frame>
      <draw:frame draw:name="Text Placeholder 2" presentation:style-name="Mpr69" draw:text-style-name="MP4" draw:layer="backgroundobjects" svg:width="26.694cm" svg:height="2.39cm" svg:x="3.598cm" svg:y="13.271cm" presentation:class="outline">
        <draw:text-box>
          <text:list text:style-name="ML7">
            <text:list-item>
              <text:p text:style-name="MP18"><text:span text:style-name="MT14">Editar los estilos de texto del patrón</text:span></text:p>
            </text:list-item>
          </text:list>
        </draw:text-box>
      </draw:frame>
      <draw:frame draw:name="Date Placeholder 3" presentation:style-name="Mpr70" draw:text-style-name="MP4" draw:layer="backgroundobjects" svg:width="4.445cm" svg:height="0.776cm" svg:x="24.104cm" svg:y="16.581cm" presentation:class="date-time">
        <draw:text-box>
          <text:p text:style-name="MP10"><text:span text:style-name="MT7"><text:date style:data-style-name="D1" text:date-value="2020-01-28">1/28/20</text:date></text:span></text:p>
        </draw:text-box>
      </draw:frame>
      <draw:frame draw:name="Footer Placeholder 4" presentation:style-name="Mpr70" draw:text-style-name="MP4" draw:layer="backgroundobjects" svg:width="20.294cm" svg:height="0.776cm" svg:x="3.598cm" svg:y="16.581cm" presentation:class="footer">
        <draw:text-box>
          <text:p/>
        </draw:text-box>
      </draw:frame>
      <draw:frame draw:name="Slide Number Placeholder 5" presentation:style-name="Mpr70" draw:text-style-name="MP4" draw:layer="backgroundobjects" svg:width="1.507cm" svg:height="0.776cm" svg:x="28.761cm" svg:y="16.581cm" presentation:class="page-number">
        <draw:text-box>
          <text:p text:style-name="MP10"><text:span text:style-name="MT7"><text:page-number>12</text:page-number></text:span></text:p>
        </draw:text-box>
      </draw:frame>
      <presentation:notes style:page-layout-name="PM0">
        <draw:page-thumbnail presentation:style-name="Master1-Layout13-cust-Tarjeta-de-nombre-title" draw:layer="backgroundobjects" svg:width="0cm" svg:height="0cm" svg:x="0cm" svg:y="2.257cm" presentation:class="page"/>
        <draw:frame presentation:style-name="Master1-Layout13-cust-Tarjeta-de-nombre-notes" draw:layer="backgroundobjects" svg:width="16.799cm" svg:height="13.364cm" svg:x="2.1cm" svg:y="14.107cm" presentation:class="notes" presentation:placeholder="true">
          <draw:text-box/>
        </draw:frame>
        <draw:frame presentation:style-name="Mpr71" draw:text-style-name="MP1" draw:layer="backgroundobjects" svg:width="9.113cm" svg:height="1.484cm" svg:x="0cm" svg:y="0cm" presentation:class="header">
          <draw:text-box>
            <text:p text:style-name="MP1"><presentation:header/></text:p>
          </draw:text-box>
        </draw:frame>
        <draw:frame presentation:style-name="Mpr71" draw:text-style-name="MP2" draw:layer="backgroundobjects" svg:width="9.113cm" svg:height="1.484cm" svg:x="11.886cm" svg:y="0cm" presentation:class="date-time">
          <draw:text-box>
            <text:p text:style-name="MP2"><presentation:date-time/></text:p>
          </draw:text-box>
        </draw:frame>
        <draw:frame presentation:style-name="Mpr72" draw:text-style-name="MP1" draw:layer="backgroundobjects" svg:width="9.113cm" svg:height="1.484cm" svg:x="0cm" svg:y="28.215cm" presentation:class="footer">
          <draw:text-box>
            <text:p text:style-name="MP1"><presentation:footer/></text:p>
          </draw:text-box>
        </draw:frame>
        <draw:frame presentation:style-name="Mpr72" draw:text-style-name="MP2" draw:layer="backgroundobjects" svg:width="9.113cm" svg:height="1.484cm" svg:x="11.886cm" svg:y="28.215cm" presentation:class="page-number">
          <draw:text-box>
            <text:p text:style-name="MP2"><text:page-number>12</text:page-number></text:p>
          </draw:text-box>
        </draw:frame>
      </presentation:notes>
    </style:master-page>
    <style:master-page style:name="Master1-Layout14-cust-Citar-la-tarjeta-de-nombre" style:page-layout-name="PM1" draw:style-name="Mdp15">
      <draw:g draw:name="Group 6">
        <draw:frame draw:name="Picture 7" draw:style-name="Mgr3" draw:layer="Master1-bg" svg:width="33.858cm" svg:height="19.045cm" svg:x="0cm" svg:y="0cm">
          <draw:image xlink:href="Pictures/image2.png" xlink:type="simple" xlink:show="embed" xlink:actuate="onLoad">
            <text:p/>
          </draw:image>
          <svg:desc>HD-PanelContent.png</svg:desc>
        </draw:frame>
        <draw:custom-shape draw:name="Rectangle 8" draw:style-name="Mgr4" draw:layer="Master1-bg" svg:width="30.48cm" svg:height="15.663cm" svg:x="1.689cm" svg:y="1.693cm">
          <text:p/>
          <draw:enhanced-geometry svg:viewBox="0 0 21600 21600" draw:type="non-primitive" draw:enhanced-path="M 0 0 L 21600 0 21600 21600 0 21600 Z N"/>
        </draw:custom-shape>
        <draw:frame draw:name="Picture 9" draw:style-name="Mgr5" draw:layer="Master1-bg" svg:width="2.159cm" svg:height="1.685cm" svg:x="-0.044cm" svg:y="8.761cm">
          <draw:image xlink:href="Pictures/image3.png" xlink:type="simple" xlink:show="embed" xlink:actuate="onLoad">
            <text:p/>
          </draw:image>
          <svg:desc>HDRibbonContent-UniformTrim.png</svg:desc>
        </draw:frame>
        <draw:frame draw:name="Picture 10" draw:style-name="Mgr5" draw:layer="Master1-bg" svg:width="2.159cm" svg:height="1.685cm" svg:x="31.769cm" svg:y="8.761cm">
          <draw:image xlink:href="Pictures/image3.png" xlink:type="simple" xlink:show="embed" xlink:actuate="onLoad">
            <text:p/>
          </draw:image>
          <svg:desc>HDRibbonContent-UniformTrim.png</svg:desc>
        </draw:frame>
      </draw:g>
      <draw:frame draw:name="Title 1" presentation:style-name="Mpr73" draw:text-style-name="MP4" draw:layer="backgroundobjects" svg:width="25.823cm" svg:height="6.232cm" svg:x="4.017cm" svg:y="2.728cm" presentation:class="title">
        <draw:text-box>
          <text:p text:style-name="MP3"><text:span text:style-name="MT15">Haga clic para modificar el estilo de título del patrón</text:span></text:p>
        </draw:text-box>
      </draw:frame>
      <draw:frame draw:name="Text Placeholder 2" presentation:style-name="Mpr74" draw:text-style-name="MP4" draw:layer="backgroundobjects" svg:width="26.694cm" svg:height="2.464cm" svg:x="3.598cm" svg:y="10.109cm" presentation:class="outline">
        <draw:text-box>
          <text:list text:style-name="ML7">
            <text:list-item>
              <text:p text:style-name="MP19"><text:span text:style-name="MT10">Editar los estilos de texto del patrón</text:span></text:p>
            </text:list-item>
          </text:list>
        </draw:text-box>
      </draw:frame>
      <draw:frame draw:name="Text Placeholder 2" presentation:style-name="Mpr75" draw:text-style-name="MP4" draw:layer="backgroundobjects" svg:width="26.694cm" svg:height="3.739cm" svg:x="3.598cm" svg:y="12.582cm" presentation:class="outline">
        <draw:text-box>
          <text:list text:style-name="ML7">
            <text:list-item>
              <text:p text:style-name="MP20"><text:span text:style-name="MT17">Editar los estilos de texto del patrón</text:span></text:p>
            </text:list-item>
          </text:list>
        </draw:text-box>
      </draw:frame>
      <draw:frame draw:name="Date Placeholder 3" presentation:style-name="Mpr76" draw:text-style-name="MP4" draw:layer="backgroundobjects" svg:width="4.445cm" svg:height="0.776cm" svg:x="24.104cm" svg:y="16.581cm" presentation:class="date-time">
        <draw:text-box>
          <text:p text:style-name="MP10"><text:span text:style-name="MT7"><text:date style:data-style-name="D1" text:date-value="2020-01-28">1/28/20</text:date></text:span></text:p>
        </draw:text-box>
      </draw:frame>
      <draw:frame draw:name="Footer Placeholder 4" presentation:style-name="Mpr76" draw:text-style-name="MP4" draw:layer="backgroundobjects" svg:width="20.294cm" svg:height="0.776cm" svg:x="3.598cm" svg:y="16.581cm" presentation:class="footer">
        <draw:text-box>
          <text:p/>
        </draw:text-box>
      </draw:frame>
      <draw:frame draw:name="Slide Number Placeholder 5" presentation:style-name="Mpr76" draw:text-style-name="MP4" draw:layer="backgroundobjects" svg:width="1.507cm" svg:height="0.776cm" svg:x="28.761cm" svg:y="16.581cm" presentation:class="page-number">
        <draw:text-box>
          <text:p text:style-name="MP10"><text:span text:style-name="MT7"><text:page-number>12</text:page-number></text:span></text:p>
        </draw:text-box>
      </draw:frame>
      <draw:frame draw:name="TextBox 11" draw:style-name="Mgr7" draw:text-style-name="MP4" draw:layer="backgroundobjects" svg:width="1.693cm" svg:height="1.624cm" svg:x="2.394cm" svg:y="2.444cm">
        <draw:text-box>
          <text:p text:style-name="MP17"><text:span text:style-name="MT16">“</text:span></text:p>
        </draw:text-box>
      </draw:frame>
      <draw:frame draw:name="TextBox 12" draw:style-name="Mgr7" draw:text-style-name="MP4" draw:layer="backgroundobjects" svg:width="1.693cm" svg:height="1.624cm" svg:x="29.445cm" svg:y="7.22cm">
        <draw:text-box>
          <text:p text:style-name="MP10"><text:span text:style-name="MT16">”</text:span></text:p>
        </draw:text-box>
      </draw:frame>
      <draw:connector draw:name="Straight Connector 25" draw:style-name="Mgr6" draw:layer="backgroundobjects" draw:type="line" svg:x1="3.878cm" svg:y1="9.525cm" svg:x2="30.01cm" svg:y2="9.525cm" svg:d="M3878 9525h26132">
        <text:p/>
      </draw:connector>
      <presentation:notes style:page-layout-name="PM0">
        <draw:page-thumbnail presentation:style-name="Master1-Layout14-cust-Citar-la-tarjeta-de-nombre-title" draw:layer="backgroundobjects" svg:width="0cm" svg:height="0cm" svg:x="0cm" svg:y="2.257cm" presentation:class="page"/>
        <draw:frame presentation:style-name="Master1-Layout14-cust-Citar-la-tarjeta-de-nombre-notes" draw:layer="backgroundobjects" svg:width="16.799cm" svg:height="13.364cm" svg:x="2.1cm" svg:y="14.107cm" presentation:class="notes" presentation:placeholder="true">
          <draw:text-box/>
        </draw:frame>
        <draw:frame presentation:style-name="Mpr77" draw:text-style-name="MP1" draw:layer="backgroundobjects" svg:width="9.113cm" svg:height="1.484cm" svg:x="0cm" svg:y="0cm" presentation:class="header">
          <draw:text-box>
            <text:p text:style-name="MP1"><presentation:header/></text:p>
          </draw:text-box>
        </draw:frame>
        <draw:frame presentation:style-name="Mpr77" draw:text-style-name="MP2" draw:layer="backgroundobjects" svg:width="9.113cm" svg:height="1.484cm" svg:x="11.886cm" svg:y="0cm" presentation:class="date-time">
          <draw:text-box>
            <text:p text:style-name="MP2"><presentation:date-time/></text:p>
          </draw:text-box>
        </draw:frame>
        <draw:frame presentation:style-name="Mpr78" draw:text-style-name="MP1" draw:layer="backgroundobjects" svg:width="9.113cm" svg:height="1.484cm" svg:x="0cm" svg:y="28.215cm" presentation:class="footer">
          <draw:text-box>
            <text:p text:style-name="MP1"><presentation:footer/></text:p>
          </draw:text-box>
        </draw:frame>
        <draw:frame presentation:style-name="Mpr78" draw:text-style-name="MP2" draw:layer="backgroundobjects" svg:width="9.113cm" svg:height="1.484cm" svg:x="11.886cm" svg:y="28.215cm" presentation:class="page-number">
          <draw:text-box>
            <text:p text:style-name="MP2"><text:page-number>12</text:page-number></text:p>
          </draw:text-box>
        </draw:frame>
      </presentation:notes>
    </style:master-page>
    <style:master-page style:name="Master1-Layout15-cust-Verdadero-o-falso" style:page-layout-name="PM1" draw:style-name="Mdp16">
      <draw:g draw:name="Group 6">
        <draw:frame draw:name="Picture 7" draw:style-name="Mgr3" draw:layer="Master1-bg" svg:width="33.858cm" svg:height="19.045cm" svg:x="0cm" svg:y="0cm">
          <draw:image xlink:href="Pictures/image2.png" xlink:type="simple" xlink:show="embed" xlink:actuate="onLoad">
            <text:p/>
          </draw:image>
          <svg:desc>HD-PanelContent.png</svg:desc>
        </draw:frame>
        <draw:custom-shape draw:name="Rectangle 8" draw:style-name="Mgr4" draw:layer="Master1-bg" svg:width="30.48cm" svg:height="15.663cm" svg:x="1.689cm" svg:y="1.693cm">
          <text:p/>
          <draw:enhanced-geometry svg:viewBox="0 0 21600 21600" draw:type="non-primitive" draw:enhanced-path="M 0 0 L 21600 0 21600 21600 0 21600 Z N"/>
        </draw:custom-shape>
        <draw:frame draw:name="Picture 9" draw:style-name="Mgr5" draw:layer="Master1-bg" svg:width="2.159cm" svg:height="1.685cm" svg:x="-0.044cm" svg:y="8.761cm">
          <draw:image xlink:href="Pictures/image3.png" xlink:type="simple" xlink:show="embed" xlink:actuate="onLoad">
            <text:p/>
          </draw:image>
          <svg:desc>HDRibbonContent-UniformTrim.png</svg:desc>
        </draw:frame>
        <draw:frame draw:name="Picture 10" draw:style-name="Mgr5" draw:layer="Master1-bg" svg:width="2.159cm" svg:height="1.685cm" svg:x="31.769cm" svg:y="8.761cm">
          <draw:image xlink:href="Pictures/image3.png" xlink:type="simple" xlink:show="embed" xlink:actuate="onLoad">
            <text:p/>
          </draw:image>
          <svg:desc>HDRibbonContent-UniformTrim.png</svg:desc>
        </draw:frame>
      </draw:g>
      <draw:frame draw:name="Title 1" presentation:style-name="Mpr79" draw:text-style-name="MP4" draw:layer="backgroundobjects" svg:width="26.694cm" svg:height="6.232cm" svg:x="3.598cm" svg:y="2.728cm" presentation:class="title">
        <draw:text-box>
          <text:p text:style-name="MP3"><text:span text:style-name="MT1">Haga clic para modificar el estilo de título del patrón</text:span></text:p>
        </draw:text-box>
      </draw:frame>
      <draw:frame draw:name="Text Placeholder 2" presentation:style-name="Mpr80" draw:text-style-name="MP4" draw:layer="backgroundobjects" svg:width="26.694cm" svg:height="2.337cm" svg:x="3.598cm" svg:y="10.084cm" presentation:class="outline">
        <draw:text-box>
          <text:list text:style-name="ML7">
            <text:list-item>
              <text:p text:style-name="MP19"><text:span text:style-name="MT18">Editar los estilos de texto del patrón</text:span></text:p>
            </text:list-item>
          </text:list>
        </draw:text-box>
      </draw:frame>
      <draw:frame draw:name="Text Placeholder 2" presentation:style-name="Mpr81" draw:text-style-name="MP4" draw:layer="backgroundobjects" svg:width="26.694cm" svg:height="3.904cm" svg:x="3.598cm" svg:y="12.418cm" presentation:class="outline">
        <draw:text-box>
          <text:list text:style-name="ML7">
            <text:list-item>
              <text:p text:style-name="MP20"><text:span text:style-name="MT17">Editar los estilos de texto del patrón</text:span></text:p>
            </text:list-item>
          </text:list>
        </draw:text-box>
      </draw:frame>
      <draw:frame draw:name="Date Placeholder 3" presentation:style-name="Mpr82" draw:text-style-name="MP4" draw:layer="backgroundobjects" svg:width="4.445cm" svg:height="0.776cm" svg:x="24.104cm" svg:y="16.581cm" presentation:class="date-time">
        <draw:text-box>
          <text:p text:style-name="MP10"><text:span text:style-name="MT7"><text:date style:data-style-name="D1" text:date-value="2020-01-28">1/28/20</text:date></text:span></text:p>
        </draw:text-box>
      </draw:frame>
      <draw:frame draw:name="Footer Placeholder 4" presentation:style-name="Mpr82" draw:text-style-name="MP4" draw:layer="backgroundobjects" svg:width="20.294cm" svg:height="0.776cm" svg:x="3.598cm" svg:y="16.581cm" presentation:class="footer">
        <draw:text-box>
          <text:p/>
        </draw:text-box>
      </draw:frame>
      <draw:frame draw:name="Slide Number Placeholder 5" presentation:style-name="Mpr82" draw:text-style-name="MP4" draw:layer="backgroundobjects" svg:width="1.507cm" svg:height="0.776cm" svg:x="28.761cm" svg:y="16.581cm" presentation:class="page-number">
        <draw:text-box>
          <text:p text:style-name="MP10"><text:span text:style-name="MT7"><text:page-number>12</text:page-number></text:span></text:p>
        </draw:text-box>
      </draw:frame>
      <draw:connector draw:name="Straight Connector 14" draw:style-name="Mgr6" draw:layer="backgroundobjects" draw:type="line" svg:x1="3.878cm" svg:y1="9.525cm" svg:x2="30.01cm" svg:y2="9.525cm" svg:d="M3878 9525h26132">
        <text:p/>
      </draw:connector>
      <presentation:notes style:page-layout-name="PM0">
        <draw:page-thumbnail presentation:style-name="Master1-Layout15-cust-Verdadero-o-falso-title" draw:layer="backgroundobjects" svg:width="0cm" svg:height="0cm" svg:x="0cm" svg:y="2.257cm" presentation:class="page"/>
        <draw:frame presentation:style-name="Master1-Layout15-cust-Verdadero-o-falso-notes" draw:layer="backgroundobjects" svg:width="16.799cm" svg:height="13.364cm" svg:x="2.1cm" svg:y="14.107cm" presentation:class="notes" presentation:placeholder="true">
          <draw:text-box/>
        </draw:frame>
        <draw:frame presentation:style-name="Mpr83" draw:text-style-name="MP1" draw:layer="backgroundobjects" svg:width="9.113cm" svg:height="1.484cm" svg:x="0cm" svg:y="0cm" presentation:class="header">
          <draw:text-box>
            <text:p text:style-name="MP1"><presentation:header/></text:p>
          </draw:text-box>
        </draw:frame>
        <draw:frame presentation:style-name="Mpr83" draw:text-style-name="MP2" draw:layer="backgroundobjects" svg:width="9.113cm" svg:height="1.484cm" svg:x="11.886cm" svg:y="0cm" presentation:class="date-time">
          <draw:text-box>
            <text:p text:style-name="MP2"><presentation:date-time/></text:p>
          </draw:text-box>
        </draw:frame>
        <draw:frame presentation:style-name="Mpr84" draw:text-style-name="MP1" draw:layer="backgroundobjects" svg:width="9.113cm" svg:height="1.484cm" svg:x="0cm" svg:y="28.215cm" presentation:class="footer">
          <draw:text-box>
            <text:p text:style-name="MP1"><presentation:footer/></text:p>
          </draw:text-box>
        </draw:frame>
        <draw:frame presentation:style-name="Mpr84" draw:text-style-name="MP2" draw:layer="backgroundobjects" svg:width="9.113cm" svg:height="1.484cm" svg:x="11.886cm" svg:y="28.215cm" presentation:class="page-number">
          <draw:text-box>
            <text:p text:style-name="MP2"><text:page-number>12</text:page-number></text:p>
          </draw:text-box>
        </draw:frame>
      </presentation:notes>
    </style:master-page>
    <style:master-page style:name="Master1-Layout16-vertTx-Título-y-texto-vertical" style:page-layout-name="PM1" draw:style-name="Mdp17">
      <draw:g draw:name="Group 6">
        <draw:frame draw:name="Picture 7" draw:style-name="Mgr3" draw:layer="Master1-bg" svg:width="33.858cm" svg:height="19.045cm" svg:x="0cm" svg:y="0cm">
          <draw:image xlink:href="Pictures/image2.png" xlink:type="simple" xlink:show="embed" xlink:actuate="onLoad">
            <text:p/>
          </draw:image>
          <svg:desc>HD-PanelContent.png</svg:desc>
        </draw:frame>
        <draw:custom-shape draw:name="Rectangle 8" draw:style-name="Mgr4" draw:layer="Master1-bg" svg:width="30.48cm" svg:height="15.663cm" svg:x="1.689cm" svg:y="1.693cm">
          <text:p/>
          <draw:enhanced-geometry svg:viewBox="0 0 21600 21600" draw:type="non-primitive" draw:enhanced-path="M 0 0 L 21600 0 21600 21600 0 21600 Z N"/>
        </draw:custom-shape>
        <draw:frame draw:name="Picture 9" draw:style-name="Mgr5" draw:layer="Master1-bg" svg:width="2.159cm" svg:height="1.685cm" svg:x="-0.044cm" svg:y="8.761cm">
          <draw:image xlink:href="Pictures/image3.png" xlink:type="simple" xlink:show="embed" xlink:actuate="onLoad">
            <text:p/>
          </draw:image>
          <svg:desc>HDRibbonContent-UniformTrim.png</svg:desc>
        </draw:frame>
        <draw:frame draw:name="Picture 10" draw:style-name="Mgr5" draw:layer="Master1-bg" svg:width="2.159cm" svg:height="1.685cm" svg:x="31.769cm" svg:y="8.761cm">
          <draw:image xlink:href="Pictures/image3.png" xlink:type="simple" xlink:show="embed" xlink:actuate="onLoad">
            <text:p/>
          </draw:image>
          <svg:desc>HDRibbonContent-UniformTrim.png</svg:desc>
        </draw:frame>
      </draw:g>
      <draw:frame draw:name="Title 1" presentation:style-name="Mpr85" draw:text-style-name="MP4" draw:layer="backgroundobjects" svg:width="26.67cm" svg:height="3.622cm" svg:x="3.598cm" svg:y="2.728cm" presentation:class="title">
        <draw:text-box>
          <text:p text:style-name="MP3"><text:span text:style-name="MT1">Haga clic para modificar el estilo de título del patrón</text:span></text:p>
        </draw:text-box>
      </draw:frame>
      <draw:frame draw:name="Vertical Text Placeholder 2" presentation:style-name="Mpr86" draw:text-style-name="MP21" draw:layer="backgroundobjects" svg:width="26.67cm" svg:height="9.219cm" svg:x="3.598cm" svg:y="7.103cm" presentation:class="outline">
        <draw:text-box>
          <text:list text:style-name="ML3">
            <text:list-item>
              <text:p text:style-name="MP5"><text:span text:style-name="MT2">Editar los estilos de texto del patrón</text:span></text:p>
              <text:list>
                <text:list-item>
                  <text:p text:style-name="MP6"><text:span text:style-name="MT3">Segundo nivel</text:span></text:p>
                  <text:list>
                    <text:list-item>
                      <text:p text:style-name="MP7"><text:span text:style-name="MT4">Tercer nivel</text:span></text:p>
                    </text:list-item>
                  </text:list>
                </text:list-item>
              </text:list>
            </text:list-item>
          </text:list>
          <text:list text:style-name="ML4">
            <text:list-item>
              <text:list>
                <text:list-item>
                  <text:list>
                    <text:list-item>
                      <text:list>
                        <text:list-item>
                          <text:p text:style-name="MP8"><text:span text:style-name="MT5">Cuarto nivel</text:span></text:p>
                          <text:list>
                            <text:list-item>
                              <text:p text:style-name="MP9"><text:span text:style-name="MT6">Quinto nivel</text:span></text:p>
                            </text:list-item>
                          </text:list>
                        </text:list-item>
                      </text:list>
                    </text:list-item>
                  </text:list>
                </text:list-item>
              </text:list>
            </text:list-item>
          </text:list>
        </draw:text-box>
      </draw:frame>
      <draw:frame draw:name="Date Placeholder 3" presentation:style-name="Mpr87" draw:text-style-name="MP4" draw:layer="backgroundobjects" svg:width="4.445cm" svg:height="0.776cm" svg:x="24.104cm" svg:y="16.581cm" presentation:class="date-time">
        <draw:text-box>
          <text:p text:style-name="MP10"><text:span text:style-name="MT7"><text:date style:data-style-name="D1" text:date-value="2020-01-28">1/28/20</text:date></text:span></text:p>
        </draw:text-box>
      </draw:frame>
      <draw:frame draw:name="Footer Placeholder 4" presentation:style-name="Mpr87" draw:text-style-name="MP4" draw:layer="backgroundobjects" svg:width="20.294cm" svg:height="0.776cm" svg:x="3.598cm" svg:y="16.581cm" presentation:class="footer">
        <draw:text-box>
          <text:p/>
        </draw:text-box>
      </draw:frame>
      <draw:frame draw:name="Slide Number Placeholder 5" presentation:style-name="Mpr87" draw:text-style-name="MP4" draw:layer="backgroundobjects" svg:width="1.507cm" svg:height="0.776cm" svg:x="28.761cm" svg:y="16.581cm" presentation:class="page-number">
        <draw:text-box>
          <text:p text:style-name="MP10"><text:span text:style-name="MT7"><text:page-number>12</text:page-number></text:span></text:p>
        </draw:text-box>
      </draw:frame>
      <draw:connector draw:name="Straight Connector 13" draw:style-name="Mgr6" draw:layer="backgroundobjects" draw:type="line" svg:x1="3.878cm" svg:y1="6.726cm" svg:x2="30.01cm" svg:y2="6.726cm" svg:d="M3878 6726h26132">
        <text:p/>
      </draw:connector>
      <presentation:notes style:page-layout-name="PM0">
        <draw:page-thumbnail presentation:style-name="Master1-Layout16-vertTx-Título-y-texto-vertical-title" draw:layer="backgroundobjects" svg:width="0cm" svg:height="0cm" svg:x="0cm" svg:y="2.257cm" presentation:class="page"/>
        <draw:frame presentation:style-name="Master1-Layout16-vertTx-Título-y-texto-vertical-notes" draw:layer="backgroundobjects" svg:width="16.799cm" svg:height="13.364cm" svg:x="2.1cm" svg:y="14.107cm" presentation:class="notes" presentation:placeholder="true">
          <draw:text-box/>
        </draw:frame>
        <draw:frame presentation:style-name="Mpr88" draw:text-style-name="MP1" draw:layer="backgroundobjects" svg:width="9.113cm" svg:height="1.484cm" svg:x="0cm" svg:y="0cm" presentation:class="header">
          <draw:text-box>
            <text:p text:style-name="MP1"><presentation:header/></text:p>
          </draw:text-box>
        </draw:frame>
        <draw:frame presentation:style-name="Mpr88" draw:text-style-name="MP2" draw:layer="backgroundobjects" svg:width="9.113cm" svg:height="1.484cm" svg:x="11.886cm" svg:y="0cm" presentation:class="date-time">
          <draw:text-box>
            <text:p text:style-name="MP2"><presentation:date-time/></text:p>
          </draw:text-box>
        </draw:frame>
        <draw:frame presentation:style-name="Mpr89" draw:text-style-name="MP1" draw:layer="backgroundobjects" svg:width="9.113cm" svg:height="1.484cm" svg:x="0cm" svg:y="28.215cm" presentation:class="footer">
          <draw:text-box>
            <text:p text:style-name="MP1"><presentation:footer/></text:p>
          </draw:text-box>
        </draw:frame>
        <draw:frame presentation:style-name="Mpr89" draw:text-style-name="MP2" draw:layer="backgroundobjects" svg:width="9.113cm" svg:height="1.484cm" svg:x="11.886cm" svg:y="28.215cm" presentation:class="page-number">
          <draw:text-box>
            <text:p text:style-name="MP2"><text:page-number>12</text:page-number></text:p>
          </draw:text-box>
        </draw:frame>
      </presentation:notes>
    </style:master-page>
    <style:master-page style:name="Master1-Layout17-vertTitleAndTx-Título-vertical-y-texto" style:page-layout-name="PM1" draw:style-name="Mdp18">
      <draw:g draw:name="Group 6">
        <draw:frame draw:name="Picture 7" draw:style-name="Mgr3" draw:layer="Master1-bg" svg:width="33.858cm" svg:height="19.045cm" svg:x="0cm" svg:y="0cm">
          <draw:image xlink:href="Pictures/image2.png" xlink:type="simple" xlink:show="embed" xlink:actuate="onLoad">
            <text:p/>
          </draw:image>
          <svg:desc>HD-PanelContent.png</svg:desc>
        </draw:frame>
        <draw:custom-shape draw:name="Rectangle 8" draw:style-name="Mgr4" draw:layer="Master1-bg" svg:width="30.48cm" svg:height="15.663cm" svg:x="1.689cm" svg:y="1.693cm">
          <text:p/>
          <draw:enhanced-geometry svg:viewBox="0 0 21600 21600" draw:type="non-primitive" draw:enhanced-path="M 0 0 L 21600 0 21600 21600 0 21600 Z N"/>
        </draw:custom-shape>
        <draw:frame draw:name="Picture 9" draw:style-name="Mgr5" draw:layer="Master1-bg" svg:width="2.159cm" svg:height="1.685cm" svg:x="-0.044cm" svg:y="8.761cm">
          <draw:image xlink:href="Pictures/image3.png" xlink:type="simple" xlink:show="embed" xlink:actuate="onLoad">
            <text:p/>
          </draw:image>
          <svg:desc>HDRibbonContent-UniformTrim.png</svg:desc>
        </draw:frame>
        <draw:frame draw:name="Picture 10" draw:style-name="Mgr5" draw:layer="Master1-bg" svg:width="2.159cm" svg:height="1.685cm" svg:x="31.769cm" svg:y="8.761cm">
          <draw:image xlink:href="Pictures/image3.png" xlink:type="simple" xlink:show="embed" xlink:actuate="onLoad">
            <text:p/>
          </draw:image>
          <svg:desc>HDRibbonContent-UniformTrim.png</svg:desc>
        </draw:frame>
      </draw:g>
      <draw:frame draw:name="Vertical Title 1" presentation:style-name="Mpr90" draw:text-style-name="MP21" draw:layer="backgroundobjects" svg:width="5.252cm" svg:height="13.594cm" svg:x="24.998cm" svg:y="2.728cm" presentation:class="title">
        <draw:text-box>
          <text:p text:style-name="MP3"><text:span text:style-name="MT1">Haga clic para modificar el estilo de título del patrón</text:span></text:p>
        </draw:text-box>
      </draw:frame>
      <draw:frame draw:name="Vertical Text Placeholder 2" presentation:style-name="Mpr91" draw:text-style-name="MP21" draw:layer="backgroundobjects" svg:width="20.647cm" svg:height="13.594cm" svg:x="3.598cm" svg:y="2.728cm" presentation:class="outline">
        <draw:text-box>
          <text:list text:style-name="ML3">
            <text:list-item>
              <text:p text:style-name="MP5"><text:span text:style-name="MT2">Editar los estilos de texto del patrón</text:span></text:p>
              <text:list>
                <text:list-item>
                  <text:p text:style-name="MP6"><text:span text:style-name="MT3">Segundo nivel</text:span></text:p>
                  <text:list>
                    <text:list-item>
                      <text:p text:style-name="MP7"><text:span text:style-name="MT4">Tercer nivel</text:span></text:p>
                    </text:list-item>
                  </text:list>
                </text:list-item>
              </text:list>
            </text:list-item>
          </text:list>
          <text:list text:style-name="ML4">
            <text:list-item>
              <text:list>
                <text:list-item>
                  <text:list>
                    <text:list-item>
                      <text:list>
                        <text:list-item>
                          <text:p text:style-name="MP8"><text:span text:style-name="MT5">Cuarto nivel</text:span></text:p>
                          <text:list>
                            <text:list-item>
                              <text:p text:style-name="MP9"><text:span text:style-name="MT6">Quinto nivel</text:span></text:p>
                            </text:list-item>
                          </text:list>
                        </text:list-item>
                      </text:list>
                    </text:list-item>
                  </text:list>
                </text:list-item>
              </text:list>
            </text:list-item>
          </text:list>
        </draw:text-box>
      </draw:frame>
      <draw:frame draw:name="Date Placeholder 3" presentation:style-name="Mpr92" draw:text-style-name="MP4" draw:layer="backgroundobjects" svg:width="4.445cm" svg:height="0.776cm" svg:x="24.104cm" svg:y="16.581cm" presentation:class="date-time">
        <draw:text-box>
          <text:p text:style-name="MP10"><text:span text:style-name="MT7"><text:date style:data-style-name="D1" text:date-value="2020-01-28">1/28/20</text:date></text:span></text:p>
        </draw:text-box>
      </draw:frame>
      <draw:frame draw:name="Footer Placeholder 4" presentation:style-name="Mpr92" draw:text-style-name="MP4" draw:layer="backgroundobjects" svg:width="20.294cm" svg:height="0.776cm" svg:x="3.598cm" svg:y="16.581cm" presentation:class="footer">
        <draw:text-box>
          <text:p/>
        </draw:text-box>
      </draw:frame>
      <draw:frame draw:name="Slide Number Placeholder 5" presentation:style-name="Mpr92" draw:text-style-name="MP4" draw:layer="backgroundobjects" svg:width="1.507cm" svg:height="0.776cm" svg:x="28.761cm" svg:y="16.581cm" presentation:class="page-number">
        <draw:text-box>
          <text:p text:style-name="MP10"><text:span text:style-name="MT7"><text:page-number>12</text:page-number></text:span></text:p>
        </draw:text-box>
      </draw:frame>
      <draw:connector draw:name="Straight Connector 13" draw:style-name="Mgr6" draw:layer="backgroundobjects" draw:type="line" svg:x1="24.622cm" svg:y1="2.752cm" svg:x2="24.622cm" svg:y2="16.298cm" svg:d="M24622 2752v13546">
        <text:p/>
      </draw:connector>
      <presentation:notes style:page-layout-name="PM0">
        <draw:page-thumbnail presentation:style-name="Master1-Layout17-vertTitleAndTx-Título-vertical-y-texto-title" draw:layer="backgroundobjects" svg:width="0cm" svg:height="0cm" svg:x="0cm" svg:y="2.257cm" presentation:class="page"/>
        <draw:frame presentation:style-name="Master1-Layout17-vertTitleAndTx-Título-vertical-y-texto-notes" draw:layer="backgroundobjects" svg:width="16.799cm" svg:height="13.364cm" svg:x="2.1cm" svg:y="14.107cm" presentation:class="notes" presentation:placeholder="true">
          <draw:text-box/>
        </draw:frame>
        <draw:frame presentation:style-name="Mpr93" draw:text-style-name="MP1" draw:layer="backgroundobjects" svg:width="9.113cm" svg:height="1.484cm" svg:x="0cm" svg:y="0cm" presentation:class="header">
          <draw:text-box>
            <text:p text:style-name="MP1"><presentation:header/></text:p>
          </draw:text-box>
        </draw:frame>
        <draw:frame presentation:style-name="Mpr93" draw:text-style-name="MP2" draw:layer="backgroundobjects" svg:width="9.113cm" svg:height="1.484cm" svg:x="11.886cm" svg:y="0cm" presentation:class="date-time">
          <draw:text-box>
            <text:p text:style-name="MP2"><presentation:date-time/></text:p>
          </draw:text-box>
        </draw:frame>
        <draw:frame presentation:style-name="Mpr94" draw:text-style-name="MP1" draw:layer="backgroundobjects" svg:width="9.113cm" svg:height="1.484cm" svg:x="0cm" svg:y="28.215cm" presentation:class="footer">
          <draw:text-box>
            <text:p text:style-name="MP1"><presentation:footer/></text:p>
          </draw:text-box>
        </draw:frame>
        <draw:frame presentation:style-name="Mpr94" draw:text-style-name="MP2" draw:layer="backgroundobjects" svg:width="9.113cm" svg:height="1.484cm" svg:x="11.886cm" svg:y="28.215cm" presentation:class="page-number">
          <draw:text-box>
            <text:p text:style-name="MP2"><text:page-number>12</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dc:title>FASE I</dc:title>
    <meta:initial-creator>JOAQUI FERRIS</meta:initial-creator>
    <meta:creation-date>2020-01-28T20:03:01Z</meta:creation-date>
    <dc:date>2020-01-28T23:20:04.38</dc:date>
    <meta:editing-cycles>6</meta:editing-cycles>
    <meta:editing-duration>PT1H53M47S</meta:editing-duration>
    <meta:document-statistic meta:object-count="372"/>
    <meta:template xlink:type="simple" xlink:actuate="onRequest" xlink:title="" xlink:href="Organic"/>
  </office:meta>
</office:document-meta>
</file>